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4pt solid 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4pt solid #ff3333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4pt solid #99ff66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fo:border="4pt solid #6666ff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Atten" table:style-name="ta1">
        <table:shapes>
          <draw:frame draw:z-index="0" draw:style-name="gr1" draw:text-style-name="P1" svg:width="4.4441in" svg:height="2.1224in" svg:x="10.6669in" svg:y="2.8449in">
            <draw:object draw:notify-on-update-of-ranges="allAtten.B18:allAtten.B28 allAtten.I18:allAtten.I28 allAtten.K18:allAtten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allAtten.B3:allAtten.B14 allAtten.I3:allAtten.I14 allAtten.K3:allAtten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allAtten.B53:allAtten.B74 allAtten.I53:allAtten.I74 allAtten.K53:allAtten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allAtten.B32:allAtten.B39 allAtten.I32:allAtten.I39 allAtten.K32:allAtten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allAtten.B43:allAtten.B49 allAtten.I43:allAtten.I49 allAtten.K43:allAtten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4.3756in" svg:height="2.461in" svg:x="10.6673in" svg:y="23.4673in">
            <draw:object draw:notify-on-update-of-ranges="allAtten.B134:allAtten.B146 allAtten.I134:allAtten.I146 allAtten.K134:allAtten.K1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.7008in" svg:height="2.6441in" svg:x="10.6669in" svg:y="26.3114in">
            <draw:object draw:notify-on-update-of-ranges="allAtten.B150:allAtten.B163 allAtten.I150:allAtten.I163 allAtten.K150:allAtten.K16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7.5425in" svg:height="4.1787in" svg:x="10.6669in" svg:y="13.5114in">
            <draw:object draw:notify-on-update-of-ranges="allAtten.B78:allAtten.B130 allAtten.I78:allAtten.I130 allAtten.K78:allAtten.K1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formula="of:=CORREL([.B3:.B14];[.K3:.K14])" office:value-type="float" office:value="0.0848129797757461" calcext:value-type="float">
            <text:p>0.0848129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formula="of:=CORREL([.B17:.B28];[.K17:.K28])" office:value-type="float" office:value="0.778974946982179" calcext:value-type="float">
            <text:p>0.77897494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formula="of:=CORREL([.B32:.B39];[.K32:.K39])" office:value-type="float" office:value="0.59625843885289" calcext:value-type="float">
            <text:p>0.59625843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formula="of:=CORREL([.B42:.B49];[.K42:.K49])" office:value-type="float" office:value="0.584872006117405" calcext:value-type="float">
            <text:p>0.58487200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formula="of:=CORREL([.B53:.B74];[.K53:.K74])" office:value-type="float" office:value="0.535829634826214" calcext:value-type="float">
            <text:p>0.53582963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string" office:string-value="" calcext:value-type="error">
            <text:p>#N/A</text:p>
          </table:table-cell>
          <table:table-cell table:formula="of:=CORREL([.B109:.B130];[.D109:.D130])" office:value-type="string" office:string-value="" calcext:value-type="error">
            <text:p>#N/A</text:p>
          </table:table-cell>
          <table:table-cell table:formula="of:=CORREL([.B109:.B130];[.E109:.E130])" office:value-type="string" office:string-value="" calcext:value-type="error">
            <text:p>#N/A</text:p>
          </table:table-cell>
          <table:table-cell table:formula="of:=CORREL([.B109:.B130];[.F109:.F130])" office:value-type="string" office:string-value="" calcext:value-type="error">
            <text:p>#N/A</text:p>
          </table:table-cell>
          <table:table-cell table:formula="of:=CORREL([.B109:.B130];[.G109:.G130])" office:value-type="string" office:string-value="" calcext:value-type="error">
            <text:p>#N/A</text:p>
          </table:table-cell>
          <table:table-cell table:formula="of:=CORREL([.B109:.B130];[.H109:.H130])" office:value-type="string" office:string-value="" calcext:value-type="error">
            <text:p>#N/A</text:p>
          </table:table-cell>
          <table:table-cell table:formula="of:=CORREL([.B109:.B130];[.I109:.I130])" office:value-type="string" office:string-value="" calcext:value-type="error">
            <text:p>#N/A</text:p>
          </table:table-cell>
          <table:table-cell table:formula="of:=CORREL([.B109:.B130];[.J109:.J130])" office:value-type="string" office:string-value="" calcext:value-type="error">
            <text:p>#N/A</text:p>
          </table:table-cell>
          <table:table-cell table:formula="of:=CORREL([.B109:.B130];[.K109:.K130])" office:value-type="string" office:string-value="" calcext:value-type="error">
            <text:p>#N/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formula="of:=CORREL([.B133:.B146];[.K133:.K146])" office:value-type="float" office:value="0.412409974967633" calcext:value-type="float">
            <text:p>0.4124099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7"/>
          <table:table-cell office:value-type="string" calcext:value-type="string">
            <text:p>Cd ,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formula="of:=CORREL([.B150:.B163];[.K150:.K163])" office:value-type="float" office:value="0.768231504547503" calcext:value-type="float">
            <text:p>0.7682315045</text:p>
          </table:table-cell>
          <table:table-cell table:number-columns-repeated="8"/>
        </table:table-row>
      </table:table>
      <table:table table:name="aArS" table:style-name="ta1">
        <table:shapes>
          <draw:frame draw:z-index="0" draw:style-name="gr1" draw:text-style-name="P1" svg:width="2.7807in" svg:height="1.5642in" svg:x="13.3339in" svg:y="5.372in">
            <draw:object draw:notify-on-update-of-ranges="aArS.B36:aArS.B43 aArS.M36:aArS.M4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3.3339in" svg:y="9.0669in">
            <draw:object draw:notify-on-update-of-ranges="aArS.B58:aArS.B79 aArS.M58:aArS.M7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3.7331in" svg:height="2.0996in" svg:x="13.3335in" svg:y="2.8449in">
            <draw:object draw:notify-on-update-of-ranges="aArS.B20:aArS.B30 aArS.M20:aArS.M3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.063in" svg:height="2.2854in" svg:x="13.3335in" svg:y="0.1783in">
            <draw:object draw:notify-on-update-of-ranges="aArS.B3:aArS.B14 aArS.M3:aArS.M1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6.3063in" svg:height="3.5437in" svg:x="20.4445in" svg:y="9.0669in">
            <draw:object draw:notify-on-update-of-ranges="allAtten.B53:allAtten.B74 allAtten.I53:allAtten.I74 allAtten.K53:allAtten.K7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3.1118in" svg:height="1.5996in" svg:x="16.889in" svg:y="5.3335in">
            <draw:object draw:notify-on-update-of-ranges="allAtten.B32:allAtten.B39 allAtten.I32:allAtten.I39 allAtten.K32:allAtten.K3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4.4441in" svg:height="2.1224in" svg:x="17.778in" svg:y="2.8449in">
            <draw:object draw:notify-on-update-of-ranges="allAtten.B18:allAtten.B28 allAtten.I18:allAtten.I28 allAtten.K18:allAtten.K2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4.0323in" svg:height="2.2681in" svg:x="17.778in" svg:y="0.1783in">
            <draw:object draw:notify-on-update-of-ranges="allAtten.B3:allAtten.B14 allAtten.I3:allAtten.I14 allAtten.K3:allAtten.K1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2.5051in" svg:height="1.4091in" svg:x="13.3339in" svg:y="7.2894in">
            <draw:object draw:notify-on-update-of-ranges="aArS.B48:aArS.B54 aArS.M48:aArS.M5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9" draw:style-name="gr1" draw:text-style-name="P1" svg:width="3.111in" svg:height="1.4008in" svg:x="16.889in" svg:y="7.289in">
            <draw:object draw:notify-on-update-of-ranges="allAtten.B43:allAtten.B49 allAtten.I43:allAtten.I49 allAtten.K43:allAtten.K49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8.3685in" svg:height="4.5713in" svg:x="13.3079in" svg:y="13.5114in">
            <draw:object draw:notify-on-update-of-ranges="aArS.B83:aArS.B135 aArS.M83:aArS.M13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8.4063in" svg:height="4.4315in" svg:x="13.3335in" svg:y="18.3114in">
            <draw:object draw:notify-on-update-of-ranges="allAtten.B78:allAtten.B130 allAtten.I78:allAtten.I130 allAtten.K78:allAtten.K130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4.3807in" svg:height="2.4642in" svg:x="13.3339in" svg:y="23.4669in">
            <draw:object draw:notify-on-update-of-ranges="aArS.B139:aArS.B151 aArS.M139:aArS.M15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4.3756in" svg:height="2.461in" svg:x="18.6669in" svg:y="23.4669in">
            <draw:object draw:notify-on-update-of-ranges="allAtten.B134:allAtten.B146 allAtten.I134:allAtten.I146 allAtten.K134:allAtten.K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4.698in" svg:height="2.6425in" svg:x="13.3339in" svg:y="26.3118in">
            <draw:object draw:notify-on-update-of-ranges="aArS.B155:aArS.B168 aArS.M155:aArS.M16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4.7008in" svg:height="2.6441in" svg:x="18.6669in" svg:y="26.3114in">
            <draw:object draw:notify-on-update-of-ranges="allAtten.B150:allAtten.B163 allAtten.I150:allAtten.I163 allAtten.K150:allAtten.K163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6" draw:style-name="gr1" draw:text-style-name="P1" svg:width="6.2988in" svg:height="3.5429in" svg:x="27.5563in" svg:y="9.0673in">
            <draw:object draw:notify-on-update-of-ranges="aArS.B58:aArS.B79 aArS.L58:aArS.L79 aArS.M58:aArS.M79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I3]*[.L3]" office:value-type="float" office:value="0.502788350422342" calcext:value-type="float">
            <text:p>0.5027883504</text:p>
          </table:table-cell>
          <table:table-cell table:formula="of:=[.I3]+[.L3]" office:value-type="float" office:value="1.50082919898337" calcext:value-type="float">
            <text:p>1.500829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I4]*[.L4]" office:value-type="float" office:value="0.501168814669397" calcext:value-type="float">
            <text:p>0.5011688147</text:p>
          </table:table-cell>
          <table:table-cell table:formula="of:=[.I4]+[.L4]" office:value-type="float" office:value="1.49297479640674" calcext:value-type="float">
            <text:p>1.4929747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I5]*[.L5]" office:value-type="float" office:value="0.635869275778015" calcext:value-type="float">
            <text:p>0.6358692758</text:p>
          </table:table-cell>
          <table:table-cell table:formula="of:=[.I5]+[.L5]" office:value-type="float" office:value="1.63747196619164" calcext:value-type="float">
            <text:p>1.63747196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I6]*[.L6]" office:value-type="float" office:value="0.597042704234052" calcext:value-type="float">
            <text:p>0.5970427042</text:p>
          </table:table-cell>
          <table:table-cell table:formula="of:=[.I6]+[.L6]" office:value-type="float" office:value="1.58893316459388" calcext:value-type="float">
            <text:p>1.5889331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I7]*[.L7]" office:value-type="float" office:value="0.484508617804763" calcext:value-type="float">
            <text:p>0.4845086178</text:p>
          </table:table-cell>
          <table:table-cell table:formula="of:=[.I7]+[.L7]" office:value-type="float" office:value="1.45177797881265" calcext:value-type="float">
            <text:p>1.45177797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I8]*[.L8]" office:value-type="float" office:value="0.534199090966642" calcext:value-type="float">
            <text:p>0.534199091</text:p>
          </table:table-cell>
          <table:table-cell table:formula="of:=[.I8]+[.L8]" office:value-type="float" office:value="1.51164004869687" calcext:value-type="float">
            <text:p>1.5116400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I9]*[.L9]" office:value-type="float" office:value="0.500986251216497" calcext:value-type="float">
            <text:p>0.5009862512</text:p>
          </table:table-cell>
          <table:table-cell table:formula="of:=[.I9]+[.L9]" office:value-type="float" office:value="1.47269338183385" calcext:value-type="float">
            <text:p>1.47269338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I10]*[.L10]" office:value-type="float" office:value="0.488090795971665" calcext:value-type="float">
            <text:p>0.488090796</text:p>
          </table:table-cell>
          <table:table-cell table:formula="of:=[.I10]+[.L10]" office:value-type="float" office:value="1.46401769059615" calcext:value-type="float">
            <text:p>1.4640176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I11]*[.L11]" office:value-type="float" office:value="0.414692342335679" calcext:value-type="float">
            <text:p>0.4146923423</text:p>
          </table:table-cell>
          <table:table-cell table:formula="of:=[.I11]+[.L11]" office:value-type="float" office:value="1.4020971800103" calcext:value-type="float">
            <text:p>1.40209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I12]*[.L12]" office:value-type="float" office:value="0.47385630841748" calcext:value-type="float">
            <text:p>0.4738563084</text:p>
          </table:table-cell>
          <table:table-cell table:formula="of:=[.I12]+[.L12]" office:value-type="float" office:value="1.44648742358454" calcext:value-type="float">
            <text:p>1.44648742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I13]*[.L13]" office:value-type="float" office:value="0.567810410814337" calcext:value-type="float">
            <text:p>0.5678104108</text:p>
          </table:table-cell>
          <table:table-cell table:formula="of:=[.I13]+[.L13]" office:value-type="float" office:value="1.55988009359088" calcext:value-type="float">
            <text:p>1.55988009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I14]*[.L14]" office:value-type="float" office:value="0.506034914959709" calcext:value-type="float">
            <text:p>0.506034915</text:p>
          </table:table-cell>
          <table:table-cell table:formula="of:=[.I14]+[.L14]" office:value-type="float" office:value="1.47716993237642" calcext:value-type="float">
            <text:p>1.477169932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style-name="ce4"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style-name="ce6" table:formula="of:=CORREL([.B3:.B14];[.K3:.K14])" office:value-type="float" office:value="0.0848129797757461" calcext:value-type="float">
            <text:p>0.0848129798</text:p>
          </table:table-cell>
          <table:table-cell table:formula="of:=CORREL([.B3:.B14];[.L3:.L14])" office:value-type="float" office:value="-0.0496092853625459" calcext:value-type="float">
            <text:p>-0.0496092854</text:p>
          </table:table-cell>
          <table:table-cell table:style-name="ce6" table:formula="of:=CORREL([.B3:.B14];[.M3:.M14])" office:value-type="float" office:value="0.124488215905151" calcext:value-type="float">
            <text:p>0.1244882159</text:p>
          </table:table-cell>
          <table:table-cell table:formula="of:=CORREL([.B3:.B14];[.N3:.N14])" office:value-type="float" office:value="0.111152801652072" calcext:value-type="float">
            <text:p>0.1111528017</text:p>
          </table:table-cell>
        </table:table-row>
        <table:table-row table:style-name="ro1">
          <table:table-cell/>
          <table:table-cell table:style-name="ce1" office:value-type="string" calcext:value-type="string">
            <text:p>COVAR →</text:p>
          </table:table-cell>
          <table:table-cell table:number-columns-repeated="8"/>
          <table:table-cell table:formula="of:=COVAR([.B3:.B14];[.K3:.K14])" office:value-type="float" office:value="0.000275741540882129" calcext:value-type="float">
            <text:p>0.0002757415</text:p>
          </table:table-cell>
          <table:table-cell/>
          <table:table-cell table:formula="of:=COVAR([.B3:.B14];[.M3:.M14])" office:value-type="float" office:value="0.000186345186672116" calcext:value-type="float">
            <text:p>0.000186345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20:.F20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20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20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K20]*[.L20]" office:value-type="float" office:value="0.688704225555131" calcext:value-type="float">
            <text:p>0.6887042256</text:p>
          </table:table-cell>
          <table:table-cell table:formula="of:=[.K20]+[.L20]" office:value-type="float" office:value="1.67629952637458" calcext:value-type="float">
            <text:p>1.6762995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21:.F21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21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21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K21]*[.L21]" office:value-type="float" office:value="0.638767948743671" calcext:value-type="float">
            <text:p>0.6387679487</text:p>
          </table:table-cell>
          <table:table-cell table:formula="of:=[.K21]+[.L21]" office:value-type="float" office:value="1.62389842977335" calcext:value-type="float">
            <text:p>1.6238984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2:.F22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2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2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K22]*[.L22]" office:value-type="float" office:value="0.573406329772147" calcext:value-type="float">
            <text:p>0.5734063298</text:p>
          </table:table-cell>
          <table:table-cell table:formula="of:=[.K22]+[.L22]" office:value-type="float" office:value="1.56129179341968" calcext:value-type="float">
            <text:p>1.56129179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3:.F23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3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3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K23]*[.L23]" office:value-type="float" office:value="0.297210752153695" calcext:value-type="float">
            <text:p>0.2972107522</text:p>
          </table:table-cell>
          <table:table-cell table:formula="of:=[.K23]+[.L23]" office:value-type="float" office:value="1.2920041617075" calcext:value-type="float">
            <text:p>1.2920041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4:.F24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4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4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K24]*[.L24]" office:value-type="float" office:value="0.299521988811746" calcext:value-type="float">
            <text:p>0.2995219888</text:p>
          </table:table-cell>
          <table:table-cell table:formula="of:=[.K24]+[.L24]" office:value-type="float" office:value="1.30528588455837" calcext:value-type="float">
            <text:p>1.30528588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5:.F25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5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5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K25]*[.L25]" office:value-type="float" office:value="0.330783550459905" calcext:value-type="float">
            <text:p>0.3307835505</text:p>
          </table:table-cell>
          <table:table-cell table:formula="of:=[.K25]+[.L25]" office:value-type="float" office:value="1.32749439065165" calcext:value-type="float">
            <text:p>1.3274943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6:.F26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6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6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K26]*[.L26]" office:value-type="float" office:value="0.353318211487074" calcext:value-type="float">
            <text:p>0.3533182115</text:p>
          </table:table-cell>
          <table:table-cell table:formula="of:=[.K26]+[.L26]" office:value-type="float" office:value="1.3403783654919" calcext:value-type="float">
            <text:p>1.34037836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7:.F27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7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7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K27]*[.L27]" office:value-type="float" office:value="0.356428597232759" calcext:value-type="float">
            <text:p>0.3564285972</text:p>
          </table:table-cell>
          <table:table-cell table:formula="of:=[.K27]+[.L27]" office:value-type="float" office:value="1.34788862504967" calcext:value-type="float">
            <text:p>1.3478886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8:.F28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8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8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K28]*[.L28]" office:value-type="float" office:value="0.320568572179278" calcext:value-type="float">
            <text:p>0.3205685722</text:p>
          </table:table-cell>
          <table:table-cell table:formula="of:=[.K28]+[.L28]" office:value-type="float" office:value="1.31263138114902" calcext:value-type="float">
            <text:p>1.31263138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9:.F29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9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9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K29]*[.L29]" office:value-type="float" office:value="0.585359130389556" calcext:value-type="float">
            <text:p>0.5853591304</text:p>
          </table:table-cell>
          <table:table-cell table:formula="of:=[.K29]+[.L29]" office:value-type="float" office:value="1.5505034249753" calcext:value-type="float">
            <text:p>1.550503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30:.F30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30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30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K30]*[.L30]" office:value-type="float" office:value="0.429513728950801" calcext:value-type="float">
            <text:p>0.429513729</text:p>
          </table:table-cell>
          <table:table-cell table:formula="of:=[.K30]+[.L30]" office:value-type="float" office:value="1.37070694087072" calcext:value-type="float">
            <text:p>1.37070694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9:.B30];[.C19:.C30])" office:value-type="float" office:value="-0.681855255850891" calcext:value-type="float">
            <text:p>-0.6818552559</text:p>
          </table:table-cell>
          <table:table-cell table:formula="of:=CORREL([.B19:.B30];[.D19:.D30])" office:value-type="float" office:value="-0.64851958225464" calcext:value-type="float">
            <text:p>-0.6485195823</text:p>
          </table:table-cell>
          <table:table-cell table:formula="of:=CORREL([.B19:.B30];[.E19:.E30])" office:value-type="float" office:value="-0.642894573848686" calcext:value-type="float">
            <text:p>-0.6428945738</text:p>
          </table:table-cell>
          <table:table-cell table:formula="of:=CORREL([.B19:.B30];[.F19:.F30])" office:value-type="float" office:value="-0.727166824266965" calcext:value-type="float">
            <text:p>-0.7271668243</text:p>
          </table:table-cell>
          <table:table-cell table:formula="of:=CORREL([.B19:.B30];[.G19:.G30])" office:value-type="float" office:value="-0.675219808010888" calcext:value-type="float">
            <text:p>-0.675219808</text:p>
          </table:table-cell>
          <table:table-cell table:formula="of:=CORREL([.B19:.B30];[.H19:.H30])" office:value-type="float" office:value="-0.592134248539523" calcext:value-type="float">
            <text:p>-0.5921342485</text:p>
          </table:table-cell>
          <table:table-cell table:formula="of:=CORREL([.B19:.B30];[.I19:.I30])" office:value-type="float" office:value="0.622795488217096" calcext:value-type="float">
            <text:p>0.6227954882</text:p>
          </table:table-cell>
          <table:table-cell table:formula="of:=CORREL([.B19:.B30];[.J19:.J30])" office:value-type="float" office:value="-0.714047057162975" calcext:value-type="float">
            <text:p>-0.7140470572</text:p>
          </table:table-cell>
          <table:table-cell table:style-name="ce5" table:formula="of:=CORREL([.B19:.B30];[.K19:.K30])" office:value-type="float" office:value="0.778974946982179" calcext:value-type="float">
            <text:p>0.778974947</text:p>
          </table:table-cell>
          <table:table-cell table:formula="of:=CORREL([.B19:.B30];[.L19:.L30])" office:value-type="float" office:value="-0.531193849470628" calcext:value-type="float">
            <text:p>-0.5311938495</text:p>
          </table:table-cell>
          <table:table-cell table:style-name="ce5" table:formula="of:=CORREL([.B19:.B30];[.M19:.M30])" office:value-type="float" office:value="0.757339196458884" calcext:value-type="float">
            <text:p>0.7573391965</text:p>
          </table:table-cell>
          <table:table-cell table:formula="of:=CORREL([.B19:.B30];[.N19:.N30])" office:value-type="float" office:value="0.747729799445442" calcext:value-type="float">
            <text:p>0.7477297994</text:p>
          </table:table-cell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table:style-name="ce3"/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6:.F36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6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6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7:.F37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7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7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8:.F38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8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8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9:.F39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9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9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40:.F40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40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40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41:.F41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41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41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42:.F42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42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42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43:.F43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43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43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6:.B43];[.C36:.C43])" office:value-type="float" office:value="0.310413702243032" calcext:value-type="float">
            <text:p>0.3104137022</text:p>
          </table:table-cell>
          <table:table-cell table:style-name="ce4" table:formula="of:=CORREL([.B36:.B43];[.D36:.D43])" office:value-type="float" office:value="0.31095139870816" calcext:value-type="float">
            <text:p>0.3109513987</text:p>
          </table:table-cell>
          <table:table-cell table:formula="of:=CORREL([.B36:.B43];[.E36:.E43])" office:value-type="float" office:value="0.155351688371977" calcext:value-type="float">
            <text:p>0.1553516884</text:p>
          </table:table-cell>
          <table:table-cell table:formula="of:=CORREL([.B36:.B43];[.F36:.F43])" office:value-type="float" office:value="0.00975389562206513" calcext:value-type="float">
            <text:p>0.0097538956</text:p>
          </table:table-cell>
          <table:table-cell table:formula="of:=CORREL([.B36:.B43];[.G36:.G43])" office:value-type="float" office:value="0.242267069086881" calcext:value-type="float">
            <text:p>0.2422670691</text:p>
          </table:table-cell>
          <table:table-cell table:formula="of:=CORREL([.B36:.B43];[.H36:.H43])" office:value-type="float" office:value="0.579130352678831" calcext:value-type="float">
            <text:p>0.5791303527</text:p>
          </table:table-cell>
          <table:table-cell table:style-name="ce4" table:formula="of:=CORREL([.B36:.B43];[.I36:.I43])" office:value-type="float" office:value="-0.559687570132807" calcext:value-type="float">
            <text:p>-0.5596875701</text:p>
          </table:table-cell>
          <table:table-cell table:formula="of:=CORREL([.B36:.B43];[.J36:.J43])" office:value-type="float" office:value="-0.616685299252438" calcext:value-type="float">
            <text:p>-0.6166852993</text:p>
          </table:table-cell>
          <table:table-cell table:style-name="ce6" table:formula="of:=CORREL([.B36:.B43];[.K36:.K43])" office:value-type="float" office:value="0.59625843885289" calcext:value-type="float">
            <text:p>0.5962584389</text:p>
          </table:table-cell>
          <table:table-cell table:style-name="ce2" table:formula="of:=CORREL([.B36:.B43];[.L36:.L43])" office:value-type="float" office:value="0.597463076534838" calcext:value-type="float">
            <text:p>0.5974630765</text:p>
          </table:table-cell>
          <table:table-cell table:style-name="ce6" table:formula="of:=CORREL([.B36:.B43];[.M36:.M43])" office:value-type="float" office:value="0.674142818231666" calcext:value-type="float">
            <text:p>0.6741428182</text:p>
          </table:table-cell>
          <table:table-cell table:style-name="ce2" table:formula="of:=CORREL([.B36:.B43];[.N36:.N43])" office:value-type="float" office:value="0.64954459505506" calcext:value-type="float">
            <text:p>0.6495445951</text:p>
          </table:table-cell>
        </table:table-row>
        <table:table-row table:style-name="ro1">
          <table:table-cell/>
          <table:table-cell table:style-name="ce1" office:value-type="string" calcext:value-type="string">
            <text:p>COVAR →</text:p>
          </table:table-cell>
          <table:table-cell/>
          <table:table-cell table:style-name="ce4" table:formula="of:=COVAR([.B36:.B43];[.D36:.D43])" office:value-type="float" office:value="0.00079640625" calcext:value-type="float">
            <text:p>0.0007964063</text:p>
          </table:table-cell>
          <table:table-cell table:number-columns-repeated="4"/>
          <table:table-cell table:style-name="ce4"/>
          <table:table-cell/>
          <table:table-cell table:style-name="ce6" table:formula="of:=COVAR([.B36:.B43];[.K36:.K43])" office:value-type="float" office:value="0.00022532241918439" calcext:value-type="float">
            <text:p>0.0002253224</text:p>
          </table:table-cell>
          <table:table-cell table:style-name="ce2"/>
          <table:table-cell table:style-name="ce6" table:formula="of:=COVAR([.B36:.B43];[.M36:.M43])" office:value-type="float" office:value="0.000524166962693595" calcext:value-type="float">
            <text:p>0.000524167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8:.F48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8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8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K48]*[.L48]" office:value-type="float" office:value="0.629537574886329" calcext:value-type="float">
            <text:p>0.6295375749</text:p>
          </table:table-cell>
          <table:table-cell table:formula="of:=[.K48]+[.L48]" office:value-type="float" office:value="1.61828542688297" calcext:value-type="float">
            <text:p>1.61828542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9:.F49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9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9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K49]*[.L49]" office:value-type="float" office:value="0.653336322199806" calcext:value-type="float">
            <text:p>0.6533363222</text:p>
          </table:table-cell>
          <table:table-cell table:formula="of:=[.K49]+[.L49]" office:value-type="float" office:value="1.64108383463417" calcext:value-type="float">
            <text:p>1.64108383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50:.F50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50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50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K50]*[.L50]" office:value-type="float" office:value="0.703716203658963" calcext:value-type="float">
            <text:p>0.7037162037</text:p>
          </table:table-cell>
          <table:table-cell table:formula="of:=[.K50]+[.L50]" office:value-type="float" office:value="1.69002140967447" calcext:value-type="float">
            <text:p>1.690021409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51:.F51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51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51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K51]*[.L51]" office:value-type="float" office:value="0.682744886822672" calcext:value-type="float">
            <text:p>0.6827448868</text:p>
          </table:table-cell>
          <table:table-cell table:formula="of:=[.K51]+[.L51]" office:value-type="float" office:value="1.67208108630391" calcext:value-type="float">
            <text:p>1.672081086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52:.F52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52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52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K52]*[.L52]" office:value-type="float" office:value="0.667462939616572" calcext:value-type="float">
            <text:p>0.6674629396</text:p>
          </table:table-cell>
          <table:table-cell table:formula="of:=[.K52]+[.L52]" office:value-type="float" office:value="1.64576217552783" calcext:value-type="float">
            <text:p>1.64576217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53:.F53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53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53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K53]*[.L53]" office:value-type="float" office:value="0.522622922636103" calcext:value-type="float">
            <text:p>0.5226229226</text:p>
          </table:table-cell>
          <table:table-cell table:formula="of:=[.K53]+[.L53]" office:value-type="float" office:value="1.4850429025788" calcext:value-type="float">
            <text:p>1.48504290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54:.F54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54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54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K54]*[.L54]" office:value-type="float" office:value="0.771039547851843" calcext:value-type="float">
            <text:p>0.7710395479</text:p>
          </table:table-cell>
          <table:table-cell table:formula="of:=[.K54]+[.L54]" office:value-type="float" office:value="1.77603518232512" calcext:value-type="float">
            <text:p>1.776035182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47:.B54];[.C47:.C54])" office:value-type="float" office:value="0.494619516505771" calcext:value-type="float">
            <text:p>0.4946195165</text:p>
          </table:table-cell>
          <table:table-cell table:formula="of:=CORREL([.B47:.B54];[.D47:.D54])" office:value-type="float" office:value="0.469716882245321" calcext:value-type="float">
            <text:p>0.4697168822</text:p>
          </table:table-cell>
          <table:table-cell table:formula="of:=CORREL([.B47:.B54];[.E47:.E54])" office:value-type="float" office:value="0.398938205603894" calcext:value-type="float">
            <text:p>0.3989382056</text:p>
          </table:table-cell>
          <table:table-cell table:formula="of:=CORREL([.B47:.B54];[.F47:.F54])" office:value-type="float" office:value="0.350435803390871" calcext:value-type="float">
            <text:p>0.3504358034</text:p>
          </table:table-cell>
          <table:table-cell table:formula="of:=CORREL([.B47:.B54];[.G47:.G54])" office:value-type="float" office:value="0.465600701404621" calcext:value-type="float">
            <text:p>0.4656007014</text:p>
          </table:table-cell>
          <table:table-cell table:formula="of:=CORREL([.B47:.B54];[.H47:.H54])" office:value-type="float" office:value="-0.787378654714651" calcext:value-type="float">
            <text:p>-0.7873786547</text:p>
          </table:table-cell>
          <table:table-cell table:formula="of:=CORREL([.B47:.B54];[.I47:.I54])" office:value-type="float" office:value="0.81631582831431" calcext:value-type="float">
            <text:p>0.8163158283</text:p>
          </table:table-cell>
          <table:table-cell table:formula="of:=CORREL([.B47:.B54];[.J47:.J54])" office:value-type="float" office:value="-0.556114205606492" calcext:value-type="float">
            <text:p>-0.5561142056</text:p>
          </table:table-cell>
          <table:table-cell table:style-name="ce5" table:formula="of:=CORREL([.B47:.B54];[.K47:.K54])" office:value-type="float" office:value="0.584872006117405" calcext:value-type="float">
            <text:p>0.5848720061</text:p>
          </table:table-cell>
          <table:table-cell table:formula="of:=CORREL([.B47:.B54];[.L47:.L54])" office:value-type="float" office:value="0.27947997607431" calcext:value-type="float">
            <text:p>0.2794799761</text:p>
          </table:table-cell>
          <table:table-cell table:style-name="ce5" table:formula="of:=CORREL([.B47:.B54];[.M47:.M54])" office:value-type="float" office:value="0.556529173346031" calcext:value-type="float">
            <text:p>0.5565291733</text:p>
          </table:table-cell>
          <table:table-cell table:formula="of:=CORREL([.B47:.B54];[.N47:.N54])" office:value-type="float" office:value="0.5352643725319" calcext:value-type="float">
            <text:p>0.5352643725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8:.F58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8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8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K58]*[.L58]" office:value-type="float" office:value="0.676353777471918" calcext:value-type="float">
            <text:p>0.6763537775</text:p>
          </table:table-cell>
          <table:table-cell table:formula="of:=[.K58]+[.L58]" office:value-type="float" office:value="1.66393874331291" calcext:value-type="float">
            <text:p>1.6639387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9:.F59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9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9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K59]*[.L59]" office:value-type="float" office:value="0.502491013151593" calcext:value-type="float">
            <text:p>0.5024910132</text:p>
          </table:table-cell>
          <table:table-cell table:formula="of:=[.K59]+[.L59]" office:value-type="float" office:value="1.51770783004737" calcext:value-type="float">
            <text:p>1.517707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60:.F60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60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60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K60]*[.L60]" office:value-type="float" office:value="0.414242678857292" calcext:value-type="float">
            <text:p>0.4142426789</text:p>
          </table:table-cell>
          <table:table-cell table:formula="of:=[.K60]+[.L60]" office:value-type="float" office:value="1.43657119480695" calcext:value-type="float">
            <text:p>1.4365711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61:.F61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61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61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K61]*[.L61]" office:value-type="float" office:value="0.331172728886434" calcext:value-type="float">
            <text:p>0.3311727289</text:p>
          </table:table-cell>
          <table:table-cell table:formula="of:=[.K61]+[.L61]" office:value-type="float" office:value="1.31764699877506" calcext:value-type="float">
            <text:p>1.3176469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62:.F62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62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62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K62]*[.L62]" office:value-type="float" office:value="0.350720080816691" calcext:value-type="float">
            <text:p>0.3507200808</text:p>
          </table:table-cell>
          <table:table-cell table:formula="of:=[.K62]+[.L62]" office:value-type="float" office:value="1.34949469638635" calcext:value-type="float">
            <text:p>1.34949469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63:.F63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63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63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K63]*[.L63]" office:value-type="float" office:value="0.478399031290871" calcext:value-type="float">
            <text:p>0.4783990313</text:p>
          </table:table-cell>
          <table:table-cell table:formula="of:=[.K63]+[.L63]" office:value-type="float" office:value="1.49476349933048" calcext:value-type="float">
            <text:p>1.4947634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64:.F64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64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64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K64]*[.L64]" office:value-type="float" office:value="0.542031541230066" calcext:value-type="float">
            <text:p>0.5420315412</text:p>
          </table:table-cell>
          <table:table-cell table:formula="of:=[.K64]+[.L64]" office:value-type="float" office:value="1.55351131455887" calcext:value-type="float">
            <text:p>1.55351131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5:.F65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5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5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K65]*[.L65]" office:value-type="float" office:value="0.423734314517937" calcext:value-type="float">
            <text:p>0.4237343145</text:p>
          </table:table-cell>
          <table:table-cell table:formula="of:=[.K65]+[.L65]" office:value-type="float" office:value="1.40382813798522" calcext:value-type="float">
            <text:p>1.403828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6:.F66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6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6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K66]*[.L66]" office:value-type="float" office:value="0.399778584328443" calcext:value-type="float">
            <text:p>0.3997785843</text:p>
          </table:table-cell>
          <table:table-cell table:formula="of:=[.K66]+[.L66]" office:value-type="float" office:value="1.37119714953722" calcext:value-type="float">
            <text:p>1.37119714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7:.F67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7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7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K67]*[.L67]" office:value-type="float" office:value="0.432928178124648" calcext:value-type="float">
            <text:p>0.4329281781</text:p>
          </table:table-cell>
          <table:table-cell table:formula="of:=[.K67]+[.L67]" office:value-type="float" office:value="1.44486958979122" calcext:value-type="float">
            <text:p>1.44486958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8:.F68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8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8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K68]*[.L68]" office:value-type="float" office:value="0.305400088118304" calcext:value-type="float">
            <text:p>0.3054000881</text:p>
          </table:table-cell>
          <table:table-cell table:formula="of:=[.K68]+[.L68]" office:value-type="float" office:value="1.35152883165994" calcext:value-type="float">
            <text:p>1.35152883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9:.F69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9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9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K69]*[.L69]" office:value-type="float" office:value="0.245311671868755" calcext:value-type="float">
            <text:p>0.2453116719</text:p>
          </table:table-cell>
          <table:table-cell table:formula="of:=[.K69]+[.L69]" office:value-type="float" office:value="1.28308874480422" calcext:value-type="float">
            <text:p>1.28308874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70:.F70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70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70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K70]*[.L70]" office:value-type="float" office:value="0.253105494402828" calcext:value-type="float">
            <text:p>0.2531054944</text:p>
          </table:table-cell>
          <table:table-cell table:formula="of:=[.K70]+[.L70]" office:value-type="float" office:value="1.28984871727419" calcext:value-type="float">
            <text:p>1.2898487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71:.F71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71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71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K71]*[.L71]" office:value-type="float" office:value="0.269141466791794" calcext:value-type="float">
            <text:p>0.2691414668</text:p>
          </table:table-cell>
          <table:table-cell table:formula="of:=[.K71]+[.L71]" office:value-type="float" office:value="1.25477794425447" calcext:value-type="float">
            <text:p>1.25477794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72:.F72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72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72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K72]*[.L72]" office:value-type="float" office:value="0.310442236308612" calcext:value-type="float">
            <text:p>0.3104422363</text:p>
          </table:table-cell>
          <table:table-cell table:formula="of:=[.K72]+[.L72]" office:value-type="float" office:value="1.30587685569885" calcext:value-type="float">
            <text:p>1.30587685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73:.F73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73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73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K73]*[.L73]" office:value-type="float" office:value="0.403711778699983" calcext:value-type="float">
            <text:p>0.4037117787</text:p>
          </table:table-cell>
          <table:table-cell table:formula="of:=[.K73]+[.L73]" office:value-type="float" office:value="1.43647507047474" calcext:value-type="float">
            <text:p>1.43647507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74:.F74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74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74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K74]*[.L74]" office:value-type="float" office:value="0.486984674785848" calcext:value-type="float">
            <text:p>0.4869846748</text:p>
          </table:table-cell>
          <table:table-cell table:formula="of:=[.K74]+[.L74]" office:value-type="float" office:value="1.48437110755113" calcext:value-type="float">
            <text:p>1.48437110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5:.F75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5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5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K75]*[.L75]" office:value-type="float" office:value="0.629642365521634" calcext:value-type="float">
            <text:p>0.6296423655</text:p>
          </table:table-cell>
          <table:table-cell table:formula="of:=[.K75]+[.L75]" office:value-type="float" office:value="1.65846004963534" calcext:value-type="float">
            <text:p>1.65846004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6:.F76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6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6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K76]*[.L76]" office:value-type="float" office:value="0.67728652033015" calcext:value-type="float">
            <text:p>0.6772865203</text:p>
          </table:table-cell>
          <table:table-cell table:formula="of:=[.K76]+[.L76]" office:value-type="float" office:value="1.68851807192153" calcext:value-type="float">
            <text:p>1.688518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7:.F77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7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7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K77]*[.L77]" office:value-type="float" office:value="0.595723035300905" calcext:value-type="float">
            <text:p>0.5957230353</text:p>
          </table:table-cell>
          <table:table-cell table:formula="of:=[.K77]+[.L77]" office:value-type="float" office:value="1.59087293844929" calcext:value-type="float">
            <text:p>1.59087293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8:.F78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8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8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K78]*[.L78]" office:value-type="float" office:value="0.696517942880233" calcext:value-type="float">
            <text:p>0.6965179429</text:p>
          </table:table-cell>
          <table:table-cell table:formula="of:=[.K78]+[.L78]" office:value-type="float" office:value="1.70456820356586" calcext:value-type="float">
            <text:p>1.70456820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9:.F79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9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9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K79]*[.L79]" office:value-type="float" office:value="0.619423622153904" calcext:value-type="float">
            <text:p>0.6194236222</text:p>
          </table:table-cell>
          <table:table-cell table:formula="of:=[.K79]+[.L79]" office:value-type="float" office:value="1.61887469611401" calcext:value-type="float">
            <text:p>1.618874696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8:.B79];[.C58:.C79])" office:value-type="float" office:value="-0.20423962777398" calcext:value-type="float">
            <text:p>-0.2042396278</text:p>
          </table:table-cell>
          <table:table-cell table:formula="of:=CORREL([.B58:.B79];[.D58:.D79])" office:value-type="float" office:value="-0.0695876573600181" calcext:value-type="float">
            <text:p>-0.0695876574</text:p>
          </table:table-cell>
          <table:table-cell table:formula="of:=CORREL([.B58:.B79];[.E58:.E79])" office:value-type="float" office:value="-0.175655905968165" calcext:value-type="float">
            <text:p>-0.175655906</text:p>
          </table:table-cell>
          <table:table-cell table:formula="of:=CORREL([.B58:.B79];[.F58:.F79])" office:value-type="float" office:value="-0.0788762328087983" calcext:value-type="float">
            <text:p>-0.0788762328</text:p>
          </table:table-cell>
          <table:table-cell table:formula="of:=CORREL([.B58:.B79];[.G58:.G79])" office:value-type="float" office:value="-0.175998226168736" calcext:value-type="float">
            <text:p>-0.1759982262</text:p>
          </table:table-cell>
          <table:table-cell table:formula="of:=CORREL([.B58:.B79];[.H58:.H79])" office:value-type="float" office:value="-0.61357777664053" calcext:value-type="float">
            <text:p>-0.6135777766</text:p>
          </table:table-cell>
          <table:table-cell table:formula="of:=CORREL([.B58:.B79];[.I58:.I79])" office:value-type="float" office:value="0.646402315070346" calcext:value-type="float">
            <text:p>0.6464023151</text:p>
          </table:table-cell>
          <table:table-cell table:formula="of:=CORREL([.B58:.B79];[.J58:.J79])" office:value-type="float" office:value="-0.552554632197239" calcext:value-type="float">
            <text:p>-0.5525546322</text:p>
          </table:table-cell>
          <table:table-cell table:style-name="ce6" table:formula="of:=CORREL([.B58:.B79];[.K58:.K79])" office:value-type="float" office:value="0.535829634826214" calcext:value-type="float">
            <text:p>0.5358296348</text:p>
          </table:table-cell>
          <table:table-cell table:formula="of:=CORREL([.B58:.B79];[.L58:.L79])" office:value-type="float" office:value="0.167759367902158" calcext:value-type="float">
            <text:p>0.1677593679</text:p>
          </table:table-cell>
          <table:table-cell table:style-name="ce6" table:formula="of:=CORREL([.B58:.B79];[.M58:.M79])" office:value-type="float" office:value="0.556257523861927" calcext:value-type="float">
            <text:p>0.5562575239</text:p>
          </table:table-cell>
          <table:table-cell table:style-name="ce4" table:formula="of:=CORREL([.B58:.B79];[.N58:.N79])" office:value-type="float" office:value="0.581142079805891" calcext:value-type="float">
            <text:p>0.5811420798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83:.F83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83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83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K83]*[.L83]" office:value-type="float" office:value="0.647051001152497" calcext:value-type="float">
            <text:p>0.6470510012</text:p>
          </table:table-cell>
          <table:table-cell table:formula="of:=[.K83]+[.L83]" office:value-type="float" office:value="1.65505003596803" calcext:value-type="float">
            <text:p>1.655050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84:.F84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84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84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K84]*[.L84]" office:value-type="float" office:value="0.716608406393595" calcext:value-type="float">
            <text:p>0.7166084064</text:p>
          </table:table-cell>
          <table:table-cell table:formula="of:=[.K84]+[.L84]" office:value-type="float" office:value="1.72157136780086" calcext:value-type="float">
            <text:p>1.72157136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5:.F85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5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5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K85]*[.L85]" office:value-type="float" office:value="0.749320485055199" calcext:value-type="float">
            <text:p>0.7493204851</text:p>
          </table:table-cell>
          <table:table-cell table:formula="of:=[.K85]+[.L85]" office:value-type="float" office:value="1.74760438456547" calcext:value-type="float">
            <text:p>1.74760438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6:.F86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6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6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K86]*[.L86]" office:value-type="float" office:value="0.728065397090371" calcext:value-type="float">
            <text:p>0.7280653971</text:p>
          </table:table-cell>
          <table:table-cell table:formula="of:=[.K86]+[.L86]" office:value-type="float" office:value="1.72656526031439" calcext:value-type="float">
            <text:p>1.72656526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7:.F87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7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7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K87]*[.L87]" office:value-type="float" office:value="0.750632188596133" calcext:value-type="float">
            <text:p>0.7506321886</text:p>
          </table:table-cell>
          <table:table-cell table:formula="of:=[.K87]+[.L87]" office:value-type="float" office:value="1.75379020074305" calcext:value-type="float">
            <text:p>1.75379020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8:.F88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8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8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K88]*[.L88]" office:value-type="float" office:value="0.795651968652629" calcext:value-type="float">
            <text:p>0.7956519687</text:p>
          </table:table-cell>
          <table:table-cell table:formula="of:=[.K88]+[.L88]" office:value-type="float" office:value="1.79804158656721" calcext:value-type="float">
            <text:p>1.79804158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9:.F89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9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9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K89]*[.L89]" office:value-type="float" office:value="0.879662118258609" calcext:value-type="float">
            <text:p>0.8796621183</text:p>
          </table:table-cell>
          <table:table-cell table:formula="of:=[.K89]+[.L89]" office:value-type="float" office:value="1.88171343946285" calcext:value-type="float">
            <text:p>1.88171343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90:.F90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90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90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K90]*[.L90]" office:value-type="float" office:value="0.968995136679374" calcext:value-type="float">
            <text:p>0.9689951367</text:p>
          </table:table-cell>
          <table:table-cell table:formula="of:=[.K90]+[.L90]" office:value-type="float" office:value="1.96962574177583" calcext:value-type="float">
            <text:p>1.96962574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91:.F91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91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91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K91]*[.L91]" office:value-type="float" office:value="0.814357811827779" calcext:value-type="float">
            <text:p>0.8143578118</text:p>
          </table:table-cell>
          <table:table-cell table:formula="of:=[.K91]+[.L91]" office:value-type="float" office:value="1.81164684336632" calcext:value-type="float">
            <text:p>1.81164684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92:.F92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92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92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K92]*[.L92]" office:value-type="float" office:value="0.790427405646954" calcext:value-type="float">
            <text:p>0.7904274056</text:p>
          </table:table-cell>
          <table:table-cell table:formula="of:=[.K92]+[.L92]" office:value-type="float" office:value="1.79682019066737" calcext:value-type="float">
            <text:p>1.79682019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93:.F93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93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93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K93]*[.L93]" office:value-type="float" office:value="0.745569353978378" calcext:value-type="float">
            <text:p>0.745569354</text:p>
          </table:table-cell>
          <table:table-cell table:formula="of:=[.K93]+[.L93]" office:value-type="float" office:value="1.74368028980444" calcext:value-type="float">
            <text:p>1.74368028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94:.F94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94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94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K94]*[.L94]" office:value-type="float" office:value="0.630660251766265" calcext:value-type="float">
            <text:p>0.6306602518</text:p>
          </table:table-cell>
          <table:table-cell table:formula="of:=[.K94]+[.L94]" office:value-type="float" office:value="1.63770888048842" calcext:value-type="float">
            <text:p>1.6377088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6:.F106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6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6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K106]*[.L106]" office:value-type="float" office:value="0.919610397893452" calcext:value-type="float">
            <text:p>0.9196103979</text:p>
          </table:table-cell>
          <table:table-cell table:formula="of:=[.K106]+[.L106]" office:value-type="float" office:value="1.92043682541707" calcext:value-type="float">
            <text:p>1.92043682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7:.F107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7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7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K107]*[.L107]" office:value-type="float" office:value="0.857456432087269" calcext:value-type="float">
            <text:p>0.8574564321</text:p>
          </table:table-cell>
          <table:table-cell table:formula="of:=[.K107]+[.L107]" office:value-type="float" office:value="1.86272871624318" calcext:value-type="float">
            <text:p>1.8627287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8:.F108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8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8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K108]*[.L108]" office:value-type="float" office:value="0.864732752372444" calcext:value-type="float">
            <text:p>0.8647327524</text:p>
          </table:table-cell>
          <table:table-cell table:formula="of:=[.K108]+[.L108]" office:value-type="float" office:value="1.86882658957979" calcext:value-type="float">
            <text:p>1.86882658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9:.F109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9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9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K109]*[.L109]" office:value-type="float" office:value="0.880326670964969" calcext:value-type="float">
            <text:p>0.880326671</text:p>
          </table:table-cell>
          <table:table-cell table:formula="of:=[.K109]+[.L109]" office:value-type="float" office:value="1.88370043412852" calcext:value-type="float">
            <text:p>1.88370043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10:.F110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10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10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K110]*[.L110]" office:value-type="float" office:value="0.84242072382946" calcext:value-type="float">
            <text:p>0.8424207238</text:p>
          </table:table-cell>
          <table:table-cell table:formula="of:=[.K110]+[.L110]" office:value-type="float" office:value="1.84793160433055" calcext:value-type="float">
            <text:p>1.84793160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11:.F111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11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11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K111]*[.L111]" office:value-type="float" office:value="0.880401399594494" calcext:value-type="float">
            <text:p>0.8804013996</text:p>
          </table:table-cell>
          <table:table-cell table:formula="of:=[.K111]+[.L111]" office:value-type="float" office:value="1.88460785697787" calcext:value-type="float">
            <text:p>1.8846078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12:.F112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12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12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K112]*[.L112]" office:value-type="float" office:value="0.845749715257391" calcext:value-type="float">
            <text:p>0.8457497153</text:p>
          </table:table-cell>
          <table:table-cell table:formula="of:=[.K112]+[.L112]" office:value-type="float" office:value="1.8565218555593" calcext:value-type="float">
            <text:p>1.85652185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13:.F113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13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13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K113]*[.L113]" office:value-type="float" office:value="0.755741003787879" calcext:value-type="float">
            <text:p>0.7557410038</text:p>
          </table:table-cell>
          <table:table-cell table:formula="of:=[.K113]+[.L113]" office:value-type="float" office:value="1.76134007575758" calcext:value-type="float">
            <text:p>1.76134007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14:.F114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14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14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K114]*[.L114]" office:value-type="float" office:value="0.77331207593341" calcext:value-type="float">
            <text:p>0.7733120759</text:p>
          </table:table-cell>
          <table:table-cell table:formula="of:=[.K114]+[.L114]" office:value-type="float" office:value="1.78438720662934" calcext:value-type="float">
            <text:p>1.78438720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5:.F115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5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5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K115]*[.L115]" office:value-type="float" office:value="0.744390153034906" calcext:value-type="float">
            <text:p>0.744390153</text:p>
          </table:table-cell>
          <table:table-cell table:formula="of:=[.K115]+[.L115]" office:value-type="float" office:value="1.75544555109761" calcext:value-type="float">
            <text:p>1.75544555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6:.F116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6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6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K116]*[.L116]" office:value-type="float" office:value="0.737204724409449" calcext:value-type="float">
            <text:p>0.7372047244</text:p>
          </table:table-cell>
          <table:table-cell table:formula="of:=[.K116]+[.L116]" office:value-type="float" office:value="1.75163712035996" calcext:value-type="float">
            <text:p>1.75163712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7:.F117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7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7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K117]*[.L117]" office:value-type="float" office:value="0.742177253138467" calcext:value-type="float">
            <text:p>0.7421772531</text:p>
          </table:table-cell>
          <table:table-cell table:formula="of:=[.K117]+[.L117]" office:value-type="float" office:value="1.75051839350831" calcext:value-type="float">
            <text:p>1.75051839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8:.F118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8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8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K118]*[.L118]" office:value-type="float" office:value="0.733520255940185" calcext:value-type="float">
            <text:p>0.7335202559</text:p>
          </table:table-cell>
          <table:table-cell table:formula="of:=[.K118]+[.L118]" office:value-type="float" office:value="1.73922310327474" calcext:value-type="float">
            <text:p>1.73922310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9:.F119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9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9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K119]*[.L119]" office:value-type="float" office:value="0.734646055088868" calcext:value-type="float">
            <text:p>0.7346460551</text:p>
          </table:table-cell>
          <table:table-cell table:formula="of:=[.K119]+[.L119]" office:value-type="float" office:value="1.74467110468873" calcext:value-type="float">
            <text:p>1.74467110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20:.F120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20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20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K120]*[.L120]" office:value-type="float" office:value="0.735867613101856" calcext:value-type="float">
            <text:p>0.7358676131</text:p>
          </table:table-cell>
          <table:table-cell table:formula="of:=[.K120]+[.L120]" office:value-type="float" office:value="1.74521710025941" calcext:value-type="float">
            <text:p>1.74521710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21:.F121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21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21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K121]*[.L121]" office:value-type="float" office:value="0.680413644281517" calcext:value-type="float">
            <text:p>0.6804136443</text:p>
          </table:table-cell>
          <table:table-cell table:formula="of:=[.K121]+[.L121]" office:value-type="float" office:value="1.69680530093856" calcext:value-type="float">
            <text:p>1.6968053009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6:.F126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6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6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K126]*[.L126]" office:value-type="float" office:value="0.737710744036619" calcext:value-type="float">
            <text:p>0.737710744</text:p>
          </table:table-cell>
          <table:table-cell table:formula="of:=[.K126]+[.L126]" office:value-type="float" office:value="1.7486724675177" calcext:value-type="float">
            <text:p>1.748672467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7:.F127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7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7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K127]*[.L127]" office:value-type="float" office:value="0.829052209282889" calcext:value-type="float">
            <text:p>0.8290522093</text:p>
          </table:table-cell>
          <table:table-cell table:formula="of:=[.K127]+[.L127]" office:value-type="float" office:value="1.83752455539724" calcext:value-type="float">
            <text:p>1.83752455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8:.F128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8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8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K128]*[.L128]" office:value-type="float" office:value="0.858321010123991" calcext:value-type="float">
            <text:p>0.8583210101</text:p>
          </table:table-cell>
          <table:table-cell table:formula="of:=[.K128]+[.L128]" office:value-type="float" office:value="1.86888929733331" calcext:value-type="float">
            <text:p>1.868889297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9:.F129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9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9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K129]*[.L129]" office:value-type="float" office:value="0.846889796449666" calcext:value-type="float">
            <text:p>0.8468897964</text:p>
          </table:table-cell>
          <table:table-cell table:formula="of:=[.K129]+[.L129]" office:value-type="float" office:value="1.85453049707935" calcext:value-type="float">
            <text:p>1.854530497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30:.F130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30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30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K130]*[.L130]" office:value-type="float" office:value="0.818645850123963" calcext:value-type="float">
            <text:p>0.8186458501</text:p>
          </table:table-cell>
          <table:table-cell table:formula="of:=[.K130]+[.L130]" office:value-type="float" office:value="1.83411163362271" calcext:value-type="float">
            <text:p>1.834111633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31:.F131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31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31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K131]*[.L131]" office:value-type="float" office:value="0.766517847292198" calcext:value-type="float">
            <text:p>0.7665178473</text:p>
          </table:table-cell>
          <table:table-cell table:formula="of:=[.K131]+[.L131]" office:value-type="float" office:value="1.77766585404423" calcext:value-type="float">
            <text:p>1.77766585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32:.F132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32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32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K132]*[.L132]" office:value-type="float" office:value="0.784792908798259" calcext:value-type="float">
            <text:p>0.7847929088</text:p>
          </table:table-cell>
          <table:table-cell table:formula="of:=[.K132]+[.L132]" office:value-type="float" office:value="1.79420940974662" calcext:value-type="float">
            <text:p>1.794209409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33:.F133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33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33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K133]*[.L133]" office:value-type="float" office:value="0.789303164699692" calcext:value-type="float">
            <text:p>0.7893031647</text:p>
          </table:table-cell>
          <table:table-cell table:formula="of:=[.K133]+[.L133]" office:value-type="float" office:value="1.8017201405698" calcext:value-type="float">
            <text:p>1.801720140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34:.F134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34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34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K134]*[.L134]" office:value-type="float" office:value="0.7898549082697" calcext:value-type="float">
            <text:p>0.7898549083</text:p>
          </table:table-cell>
          <table:table-cell table:formula="of:=[.K134]+[.L134]" office:value-type="float" office:value="1.80105271369119" calcext:value-type="float">
            <text:p>1.80105271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5:.F135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5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5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K135]*[.L135]" office:value-type="float" office:value="0.813018611410623" calcext:value-type="float">
            <text:p>0.8130186114</text:p>
          </table:table-cell>
          <table:table-cell table:formula="of:=[.K135]+[.L135]" office:value-type="float" office:value="1.82188545856578" calcext:value-type="float">
            <text:p>1.8218854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83:.B135];[.C83:.C135])" office:value-type="float" office:value="0.455374395355728" calcext:value-type="float">
            <text:p>0.4553743954</text:p>
          </table:table-cell>
          <table:table-cell table:formula="of:=CORREL([.B82:.B135];[.D82:.D135])" office:value-type="float" office:value="0.430805537031979" calcext:value-type="float">
            <text:p>0.430805537</text:p>
          </table:table-cell>
          <table:table-cell table:formula="of:=CORREL([.B82:.B135];[.E82:.E135])" office:value-type="float" office:value="0.4019431625335" calcext:value-type="float">
            <text:p>0.4019431625</text:p>
          </table:table-cell>
          <table:table-cell table:formula="of:=CORREL([.B83:.B135];[.F83:.F135])" office:value-type="float" office:value="0.217589099566234" calcext:value-type="float">
            <text:p>0.2175890996</text:p>
          </table:table-cell>
          <table:table-cell table:formula="of:=CORREL([.B83:.B135];[.G83:.G135])" office:value-type="float" office:value="0.394349329057791" calcext:value-type="float">
            <text:p>0.3943493291</text:p>
          </table:table-cell>
          <table:table-cell table:formula="of:=CORREL([.B83:.B135];[.H83:.H135])" office:value-type="float" office:value="-0.522689650004761" calcext:value-type="float">
            <text:p>-0.52268965</text:p>
          </table:table-cell>
          <table:table-cell table:style-name="ce5" table:formula="of:=CORREL([.B83:.B135];[.I83:.I135])" office:value-type="float" office:value="0.555822615718366" calcext:value-type="float">
            <text:p>0.5558226157</text:p>
          </table:table-cell>
          <table:table-cell table:formula="of:=CORREL([.B83:.B135];[.J83:.J135])" office:value-type="float" office:value="-0.134218264557977" calcext:value-type="float">
            <text:p>-0.1342182646</text:p>
          </table:table-cell>
          <table:table-cell table:style-name="ce6" table:formula="of:=CORREL([.B83:.B135];[.K83:.K135])" office:value-type="float" office:value="0.124170113835255" calcext:value-type="float">
            <text:p>0.1241701138</text:p>
          </table:table-cell>
          <table:table-cell table:style-name="ce4" table:formula="of:=CORREL([.B83:.B135];[.L83:.L135])" office:value-type="float" office:value="0.593027065822104" calcext:value-type="float">
            <text:p>0.5930270658</text:p>
          </table:table-cell>
          <table:table-cell table:style-name="ce6" table:formula="of:=CORREL([.B83:.B135];[.M83:.M135])" office:value-type="float" office:value="0.245289845346995" calcext:value-type="float">
            <text:p>0.2452898453</text:p>
          </table:table-cell>
          <table:table-cell table:style-name="ce4" table:formula="of:=CORREL([.B83:.B135];[.N83:.N135])" office:value-type="float" office:value="0.280857800252818" calcext:value-type="float">
            <text:p>0.2808578003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9:.F139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9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9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K139]*[.L139]" office:value-type="float" office:value="0.622853296745968" calcext:value-type="float">
            <text:p>0.6228532967</text:p>
          </table:table-cell>
          <table:table-cell table:formula="of:=[.K139]+[.L139]" office:value-type="float" office:value="1.60959016883688" calcext:value-type="float">
            <text:p>1.60959016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40:.F140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40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40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K140]*[.L140]" office:value-type="float" office:value="0.605279007192074" calcext:value-type="float">
            <text:p>0.6052790072</text:p>
          </table:table-cell>
          <table:table-cell table:formula="of:=[.K140]+[.L140]" office:value-type="float" office:value="1.59145876492481" calcext:value-type="float">
            <text:p>1.59145876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41:.F141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41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41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K141]*[.L141]" office:value-type="float" office:value="0.623012967413783" calcext:value-type="float">
            <text:p>0.6230129674</text:p>
          </table:table-cell>
          <table:table-cell table:formula="of:=[.K141]+[.L141]" office:value-type="float" office:value="1.59038131160919" calcext:value-type="float">
            <text:p>1.59038131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42:.F142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42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42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K142]*[.L142]" office:value-type="float" office:value="0.643446041946374" calcext:value-type="float">
            <text:p>0.6434460419</text:p>
          </table:table-cell>
          <table:table-cell table:formula="of:=[.K142]+[.L142]" office:value-type="float" office:value="1.63901102760796" calcext:value-type="float">
            <text:p>1.63901102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43:.F143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43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43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K143]*[.L143]" office:value-type="float" office:value="0.718547683566096" calcext:value-type="float">
            <text:p>0.7185476836</text:p>
          </table:table-cell>
          <table:table-cell table:formula="of:=[.K143]+[.L143]" office:value-type="float" office:value="1.70275796529016" calcext:value-type="float">
            <text:p>1.70275796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44:.F144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44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44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K144]*[.L144]" office:value-type="float" office:value="0.924543099346152" calcext:value-type="float">
            <text:p>0.9245430993</text:p>
          </table:table-cell>
          <table:table-cell table:formula="of:=[.K144]+[.L144]" office:value-type="float" office:value="1.93038701802929" calcext:value-type="float">
            <text:p>1.930387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5:.F145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5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5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K145]*[.L145]" office:value-type="float" office:value="0.972303319734731" calcext:value-type="float">
            <text:p>0.9723033197</text:p>
          </table:table-cell>
          <table:table-cell table:formula="of:=[.K145]+[.L145]" office:value-type="float" office:value="1.97249531466909" calcext:value-type="float">
            <text:p>1.97249531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6:.F146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6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6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K146]*[.L146]" office:value-type="float" office:value="0.710865109226709" calcext:value-type="float">
            <text:p>0.7108651092</text:p>
          </table:table-cell>
          <table:table-cell table:formula="of:=[.K146]+[.L146]" office:value-type="float" office:value="1.71464113494693" calcext:value-type="float">
            <text:p>1.71464113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7:.F147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7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7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K147]*[.L147]" office:value-type="float" office:value="0.705187708876201" calcext:value-type="float">
            <text:p>0.7051877089</text:p>
          </table:table-cell>
          <table:table-cell table:formula="of:=[.K147]+[.L147]" office:value-type="float" office:value="1.69877840492569" calcext:value-type="float">
            <text:p>1.69877840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8:.F148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8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8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K148]*[.L148]" office:value-type="float" office:value="0.704946467256908" calcext:value-type="float">
            <text:p>0.7049464673</text:p>
          </table:table-cell>
          <table:table-cell table:formula="of:=[.K148]+[.L148]" office:value-type="float" office:value="1.70858741823805" calcext:value-type="float">
            <text:p>1.70858741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9:.F149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9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9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K149]*[.L149]" office:value-type="float" office:value="0.714114591576857" calcext:value-type="float">
            <text:p>0.7141145916</text:p>
          </table:table-cell>
          <table:table-cell table:formula="of:=[.K149]+[.L149]" office:value-type="float" office:value="1.71203981201168" calcext:value-type="float">
            <text:p>1.71203981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50:.F150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50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50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K150]*[.L150]" office:value-type="float" office:value="0.560153343961133" calcext:value-type="float">
            <text:p>0.560153344</text:p>
          </table:table-cell>
          <table:table-cell table:formula="of:=[.K150]+[.L150]" office:value-type="float" office:value="1.54320201573732" calcext:value-type="float">
            <text:p>1.54320201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51:.F151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51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51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K151]*[.L151]" office:value-type="float" office:value="0.617655668719888" calcext:value-type="float">
            <text:p>0.6176556687</text:p>
          </table:table-cell>
          <table:table-cell table:formula="of:=[.K151]+[.L151]" office:value-type="float" office:value="1.62263765871806" calcext:value-type="float">
            <text:p>1.62263765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38:.B151];[.C138:.C151])" office:value-type="float" office:value="-0.683465715392398" calcext:value-type="float">
            <text:p>-0.6834657154</text:p>
          </table:table-cell>
          <table:table-cell table:formula="of:=CORREL([.B138:.B151];[.D138:.D151])" office:value-type="float" office:value="-0.64249667361561" calcext:value-type="float">
            <text:p>-0.6424966736</text:p>
          </table:table-cell>
          <table:table-cell table:formula="of:=CORREL([.B138:.B151];[.E138:.E151])" office:value-type="float" office:value="-0.393121322547567" calcext:value-type="float">
            <text:p>-0.3931213225</text:p>
          </table:table-cell>
          <table:table-cell table:formula="of:=CORREL([.B138:.B151];[.F138:.F151])" office:value-type="float" office:value="-0.200758941229314" calcext:value-type="float">
            <text:p>-0.2007589412</text:p>
          </table:table-cell>
          <table:table-cell table:formula="of:=CORREL([.B138:.B151];[.G138:.G151])" office:value-type="float" office:value="-0.524361391665082" calcext:value-type="float">
            <text:p>-0.5243613917</text:p>
          </table:table-cell>
          <table:table-cell table:formula="of:=CORREL([.B138:.B151];[.H138:.H151])" office:value-type="float" office:value="-0.757728069115412" calcext:value-type="float">
            <text:p>-0.7577280691</text:p>
          </table:table-cell>
          <table:table-cell table:style-name="ce4" table:formula="of:=CORREL([.B138:.B151];[.I138:.I151])" office:value-type="float" office:value="0.777300413739251" calcext:value-type="float">
            <text:p>0.7773004137</text:p>
          </table:table-cell>
          <table:table-cell table:formula="of:=CORREL([.B138:.B151];[.J138:.J151])" office:value-type="float" office:value="-0.403541623076653" calcext:value-type="float">
            <text:p>-0.4035416231</text:p>
          </table:table-cell>
          <table:table-cell table:style-name="ce5" table:formula="of:=CORREL([.B138:.B151];[.K138:.K151])" office:value-type="float" office:value="0.412409974967633" calcext:value-type="float">
            <text:p>0.412409975</text:p>
          </table:table-cell>
          <table:table-cell table:formula="of:=CORREL([.B138:.B151];[.L138:.L151])" office:value-type="float" office:value="-0.0927251634466608" calcext:value-type="float">
            <text:p>-0.0927251634</text:p>
          </table:table-cell>
          <table:table-cell table:style-name="ce5" table:formula="of:=CORREL([.B138:.B151];[.M138:.M151])" office:value-type="float" office:value="0.350954254764473" calcext:value-type="float">
            <text:p>0.3509542548</text:p>
          </table:table-cell>
          <table:table-cell table:formula="of:=CORREL([.B138:.B151];[.N138:.N151])" office:value-type="float" office:value="0.319919553621109" calcext:value-type="float">
            <text:p>0.3199195536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5:.F155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5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5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K155]*[.L155]" office:value-type="float" office:value="0.810440168644495" calcext:value-type="float">
            <text:p>0.8104401686</text:p>
          </table:table-cell>
          <table:table-cell table:formula="of:=[.K155]+[.L155]" office:value-type="float" office:value="1.80964431008774" calcext:value-type="float">
            <text:p>1.80964431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6:.F156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6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6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K156]*[.L156]" office:value-type="float" office:value="0.801461756462895" calcext:value-type="float">
            <text:p>0.8014617565</text:p>
          </table:table-cell>
          <table:table-cell table:formula="of:=[.K156]+[.L156]" office:value-type="float" office:value="1.80595643549666" calcext:value-type="float">
            <text:p>1.8059564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7:.F157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7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7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K157]*[.L157]" office:value-type="float" office:value="0.64496207619071" calcext:value-type="float">
            <text:p>0.6449620762</text:p>
          </table:table-cell>
          <table:table-cell table:formula="of:=[.K157]+[.L157]" office:value-type="float" office:value="1.66538250873044" calcext:value-type="float">
            <text:p>1.66538250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8:.F158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8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8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K158]*[.L158]" office:value-type="float" office:value="0.617629847252577" calcext:value-type="float">
            <text:p>0.6176298473</text:p>
          </table:table-cell>
          <table:table-cell table:formula="of:=[.K158]+[.L158]" office:value-type="float" office:value="1.63145613509608" calcext:value-type="float">
            <text:p>1.6314561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9:.F159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9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9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K159]*[.L159]" office:value-type="float" office:value="0.829711331465951" calcext:value-type="float">
            <text:p>0.8297113315</text:p>
          </table:table-cell>
          <table:table-cell table:formula="of:=[.K159]+[.L159]" office:value-type="float" office:value="1.82941319392242" calcext:value-type="float">
            <text:p>1.82941319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60:.F160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60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60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K160]*[.L160]" office:value-type="float" office:value="0.806676992328356" calcext:value-type="float">
            <text:p>0.8066769923</text:p>
          </table:table-cell>
          <table:table-cell table:formula="of:=[.K160]+[.L160]" office:value-type="float" office:value="1.80667331948243" calcext:value-type="float">
            <text:p>1.80667331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61:.F161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61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61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K161]*[.L161]" office:value-type="float" office:value="0.710043847629488" calcext:value-type="float">
            <text:p>0.7100438476</text:p>
          </table:table-cell>
          <table:table-cell table:formula="of:=[.K161]+[.L161]" office:value-type="float" office:value="1.72149921074267" calcext:value-type="float">
            <text:p>1.72149921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62:.F162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62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62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K162]*[.L162]" office:value-type="float" office:value="0.616489394031484" calcext:value-type="float">
            <text:p>0.616489394</text:p>
          </table:table-cell>
          <table:table-cell table:formula="of:=[.K162]+[.L162]" office:value-type="float" office:value="1.62210189205616" calcext:value-type="float">
            <text:p>1.62210189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63:.F163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63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63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K163]*[.L163]" office:value-type="float" office:value="0.64118514756913" calcext:value-type="float">
            <text:p>0.6411851476</text:p>
          </table:table-cell>
          <table:table-cell table:formula="of:=[.K163]+[.L163]" office:value-type="float" office:value="1.66515375083125" calcext:value-type="float">
            <text:p>1.66515375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64:.F164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64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64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K164]*[.L164]" office:value-type="float" office:value="0.461820871557564" calcext:value-type="float">
            <text:p>0.4618208716</text:p>
          </table:table-cell>
          <table:table-cell table:formula="of:=[.K164]+[.L164]" office:value-type="float" office:value="1.47496337203114" calcext:value-type="float">
            <text:p>1.4749633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5:.F165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5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5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K165]*[.L165]" office:value-type="float" office:value="0.667054073080346" calcext:value-type="float">
            <text:p>0.6670540731</text:p>
          </table:table-cell>
          <table:table-cell table:formula="of:=[.K165]+[.L165]" office:value-type="float" office:value="1.66853528059293" calcext:value-type="float">
            <text:p>1.66853528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6:.F166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6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6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K166]*[.L166]" office:value-type="float" office:value="0.646811349221871" calcext:value-type="float">
            <text:p>0.6468113492</text:p>
          </table:table-cell>
          <table:table-cell table:formula="of:=[.K166]+[.L166]" office:value-type="float" office:value="1.6245006228102" calcext:value-type="float">
            <text:p>1.62450062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7:.F167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7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7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K167]*[.L167]" office:value-type="float" office:value="0.774295379321406" calcext:value-type="float">
            <text:p>0.7742953793</text:p>
          </table:table-cell>
          <table:table-cell table:formula="of:=[.K167]+[.L167]" office:value-type="float" office:value="1.79111364055232" calcext:value-type="float">
            <text:p>1.791113640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8:.F168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8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8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K168]*[.L168]" office:value-type="float" office:value="0.404363355536249" calcext:value-type="float">
            <text:p>0.4043633555</text:p>
          </table:table-cell>
          <table:table-cell table:formula="of:=[.K168]+[.L168]" office:value-type="float" office:value="1.4333376580751" calcext:value-type="float">
            <text:p>1.43333765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5:.B168];[.C155:.C168])" office:value-type="float" office:value="0.366347518211254" calcext:value-type="float">
            <text:p>0.3663475182</text:p>
          </table:table-cell>
          <table:table-cell table:formula="of:=CORREL([.B155:.B168];[.D155:.D168])" office:value-type="float" office:value="0.463276672480384" calcext:value-type="float">
            <text:p>0.4632766725</text:p>
          </table:table-cell>
          <table:table-cell table:formula="of:=CORREL([.B155:.B168];[.E155:.E168])" office:value-type="float" office:value="0.259001259550257" calcext:value-type="float">
            <text:p>0.2590012596</text:p>
          </table:table-cell>
          <table:table-cell table:formula="of:=CORREL([.B155:.B168];[.F155:.F168])" office:value-type="float" office:value="0.0462034640422899" calcext:value-type="float">
            <text:p>0.046203464</text:p>
          </table:table-cell>
          <table:table-cell table:formula="of:=CORREL([.B155:.B168];[.G155:.G168])" office:value-type="float" office:value="0.361458514705945" calcext:value-type="float">
            <text:p>0.3614585147</text:p>
          </table:table-cell>
          <table:table-cell table:formula="of:=CORREL([.B155:.B168];[.H155:.H168])" office:value-type="float" office:value="-0.395221290151578" calcext:value-type="float">
            <text:p>-0.3952212902</text:p>
          </table:table-cell>
          <table:table-cell table:formula="of:=CORREL([.B155:.B168];[.I155:.I168])" office:value-type="float" office:value="0.406594615060076" calcext:value-type="float">
            <text:p>0.4065946151</text:p>
          </table:table-cell>
          <table:table-cell table:formula="of:=CORREL([.B155:.B168];[.J155:.J168])" office:value-type="float" office:value="-0.652311424375908" calcext:value-type="float">
            <text:p>-0.6523114244</text:p>
          </table:table-cell>
          <table:table-cell table:style-name="ce5" table:formula="of:=CORREL([.B155:.B168];[.K155:.K168])" office:value-type="float" office:value="0.768231504547503" calcext:value-type="float">
            <text:p>0.7682315045</text:p>
          </table:table-cell>
          <table:table-cell table:formula="of:=CORREL([.B155:.B168];[.L155:.L168])" office:value-type="float" office:value="-0.481993923959094" calcext:value-type="float">
            <text:p>-0.481993924</text:p>
          </table:table-cell>
          <table:table-cell table:style-name="ce5" table:formula="of:=CORREL([.B155:.B168];[.M155:.M168])" office:value-type="float" office:value="0.715671008188575" calcext:value-type="float">
            <text:p>0.7156710082</text:p>
          </table:table-cell>
          <table:table-cell table:formula="of:=CORREL([.B155:.B168];[.N155:.N168])" office:value-type="float" office:value="0.686692506807671" calcext:value-type="float">
            <text:p>0.6866925068</text:p>
          </table:table-cell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office:value-type="float" office:value="0.996043833720677" calcext:value-type="float">
            <text:p>0.9960438337</text:p>
          </table:table-cell>
          <table:table-cell table:formula="of:=[.I3]*[.L3]" office:value-type="float" office:value="0.502788350422342" calcext:value-type="float">
            <text:p>0.5027883504</text:p>
          </table:table-cell>
          <table:table-cell table:formula="of:=[.I3]+[.L3]" office:value-type="float" office:value="1.50082919898337" calcext:value-type="float">
            <text:p>1.500829199</text:p>
          </table:table-cell>
          <table:table-cell office:value-type="float" office:value="0.662155" calcext:value-type="float">
            <text:p>0.662155</text:p>
          </table:table-cell>
          <table:table-cell office:value-type="float" office:value="0.664785" calcext:value-type="float">
            <text:p>0.664785</text:p>
          </table:table-cell>
          <table:table-cell table:formula="of:=[.K3]*[.O3]" office:value-type="float" office:value="0.301852172644554" calcext:value-type="float">
            <text:p>0.3018521726</text:p>
          </table:table-cell>
          <table:table-cell office:value-type="float" office:value="0.507166" calcext:value-type="float">
            <text:p>0.507166</text:p>
          </table:table-cell>
          <table:table-cell table:formula="of:=1/[.R3]" office:value-type="float" office:value="1.97174100787513" calcext:value-type="float">
            <text:p>1.9717410079</text:p>
          </table:table-cell>
          <table:table-cell table:formula="of:=[.S3]*[.L3]" office:value-type="float" office:value="1.96394047258822" calcext:value-type="float">
            <text:p>1.96394047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office:value-type="float" office:value="0.98328820269321" calcext:value-type="float">
            <text:p>0.9832882027</text:p>
          </table:table-cell>
          <table:table-cell table:formula="of:=[.I4]*[.L4]" office:value-type="float" office:value="0.501168814669397" calcext:value-type="float">
            <text:p>0.5011688147</text:p>
          </table:table-cell>
          <table:table-cell table:formula="of:=[.I4]+[.L4]" office:value-type="float" office:value="1.49297479640674" calcext:value-type="float">
            <text:p>1.4929747964</text:p>
          </table:table-cell>
          <table:table-cell office:value-type="float" office:value="0.645276" calcext:value-type="float">
            <text:p>0.645276</text:p>
          </table:table-cell>
          <table:table-cell office:value-type="float" office:value="0.656243" calcext:value-type="float">
            <text:p>0.656243</text:p>
          </table:table-cell>
          <table:table-cell table:formula="of:=[.K4]*[.O4]" office:value-type="float" office:value="0.289796779916017" calcext:value-type="float">
            <text:p>0.2897967799</text:p>
          </table:table-cell>
          <table:table-cell office:value-type="float" office:value="0.547232" calcext:value-type="float">
            <text:p>0.547232</text:p>
          </table:table-cell>
          <table:table-cell table:formula="of:=1/[.R4]" office:value-type="float" office:value="1.82737851587626" calcext:value-type="float">
            <text:p>1.8273785159</text:p>
          </table:table-cell>
          <table:table-cell table:formula="of:=[.S4]*[.L4]" office:value-type="float" office:value="1.79683973651616" calcext:value-type="float">
            <text:p>1.79683973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office:value-type="float" office:value="1.00436823847689" calcext:value-type="float">
            <text:p>1.0043682385</text:p>
          </table:table-cell>
          <table:table-cell table:formula="of:=[.I5]*[.L5]" office:value-type="float" office:value="0.635869275778015" calcext:value-type="float">
            <text:p>0.6358692758</text:p>
          </table:table-cell>
          <table:table-cell table:formula="of:=[.I5]+[.L5]" office:value-type="float" office:value="1.63747196619164" calcext:value-type="float">
            <text:p>1.6374719662</text:p>
          </table:table-cell>
          <table:table-cell office:value-type="float" office:value="0.673451" calcext:value-type="float">
            <text:p>0.673451</text:p>
          </table:table-cell>
          <table:table-cell office:value-type="float" office:value="0.670522" calcext:value-type="float">
            <text:p>0.670522</text:p>
          </table:table-cell>
          <table:table-cell table:formula="of:=[.K5]*[.O5]" office:value-type="float" office:value="0.498970867168514" calcext:value-type="float">
            <text:p>0.4989708672</text:p>
          </table:table-cell>
          <table:table-cell office:value-type="float" office:value="0.492788" calcext:value-type="float">
            <text:p>0.492788</text:p>
          </table:table-cell>
          <table:table-cell table:formula="of:=1/[.R5]" office:value-type="float" office:value="2.02927019326769" calcext:value-type="float">
            <text:p>2.0292701933</text:p>
          </table:table-cell>
          <table:table-cell table:formula="of:=[.S5]*[.L5]" office:value-type="float" office:value="2.03813452940593" calcext:value-type="float">
            <text:p>2.03813452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office:value-type="float" office:value="0.979221680068353" calcext:value-type="float">
            <text:p>0.9792216801</text:p>
          </table:table-cell>
          <table:table-cell table:formula="of:=[.I6]*[.L6]" office:value-type="float" office:value="0.597042704234052" calcext:value-type="float">
            <text:p>0.5970427042</text:p>
          </table:table-cell>
          <table:table-cell table:formula="of:=[.I6]+[.L6]" office:value-type="float" office:value="1.58893316459388" calcext:value-type="float">
            <text:p>1.5889331646</text:p>
          </table:table-cell>
          <table:table-cell office:value-type="float" office:value="0.657847" calcext:value-type="float">
            <text:p>0.657847</text:p>
          </table:table-cell>
          <table:table-cell office:value-type="float" office:value="0.671806" calcext:value-type="float">
            <text:p>0.671806</text:p>
          </table:table-cell>
          <table:table-cell table:formula="of:=[.K6]*[.O6]" office:value-type="float" office:value="0.434196648383924" calcext:value-type="float">
            <text:p>0.4341966484</text:p>
          </table:table-cell>
          <table:table-cell office:value-type="float" office:value="0.406015" calcext:value-type="float">
            <text:p>0.406015</text:p>
          </table:table-cell>
          <table:table-cell table:formula="of:=1/[.R6]" office:value-type="float" office:value="2.46296319101511" calcext:value-type="float">
            <text:p>2.462963191</text:p>
          </table:table-cell>
          <table:table-cell table:formula="of:=[.S6]*[.L6]" office:value-type="float" office:value="2.41178695385233" calcext:value-type="float">
            <text:p>2.41178695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office:value-type="float" office:value="0.931816663934476" calcext:value-type="float">
            <text:p>0.9318166639</text:p>
          </table:table-cell>
          <table:table-cell table:formula="of:=[.I7]*[.L7]" office:value-type="float" office:value="0.484508617804763" calcext:value-type="float">
            <text:p>0.4845086178</text:p>
          </table:table-cell>
          <table:table-cell table:formula="of:=[.I7]+[.L7]" office:value-type="float" office:value="1.45177797881265" calcext:value-type="float">
            <text:p>1.4517779788</text:p>
          </table:table-cell>
          <table:table-cell office:value-type="float" office:value="0.613892" calcext:value-type="float">
            <text:p>0.613892</text:p>
          </table:table-cell>
          <table:table-cell office:value-type="float" office:value="0.658812" calcext:value-type="float">
            <text:p>0.658812</text:p>
          </table:table-cell>
          <table:table-cell table:formula="of:=[.K7]*[.O7]" office:value-type="float" office:value="0.263047343997052" calcext:value-type="float">
            <text:p>0.263047344</text:p>
          </table:table-cell>
          <table:table-cell office:value-type="float" office:value="0.59719" calcext:value-type="float">
            <text:p>0.59719</text:p>
          </table:table-cell>
          <table:table-cell table:formula="of:=1/[.R7]" office:value-type="float" office:value="1.67450895025034" calcext:value-type="float">
            <text:p>1.6745089503</text:p>
          </table:table-cell>
          <table:table-cell table:formula="of:=[.S7]*[.L7]" office:value-type="float" office:value="1.56033534375069" calcext:value-type="float">
            <text:p>1.56033534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office:value-type="float" office:value="0.948342278229441" calcext:value-type="float">
            <text:p>0.9483422782</text:p>
          </table:table-cell>
          <table:table-cell table:formula="of:=[.I8]*[.L8]" office:value-type="float" office:value="0.534199090966642" calcext:value-type="float">
            <text:p>0.534199091</text:p>
          </table:table-cell>
          <table:table-cell table:formula="of:=[.I8]+[.L8]" office:value-type="float" office:value="1.51164004869687" calcext:value-type="float">
            <text:p>1.5116400487</text:p>
          </table:table-cell>
          <table:table-cell office:value-type="float" office:value="0.626051" calcext:value-type="float">
            <text:p>0.626051</text:p>
          </table:table-cell>
          <table:table-cell office:value-type="float" office:value="0.660153" calcext:value-type="float">
            <text:p>0.660153</text:p>
          </table:table-cell>
          <table:table-cell table:formula="of:=[.K8]*[.O8]" office:value-type="float" office:value="0.285575940590446" calcext:value-type="float">
            <text:p>0.2855759406</text:p>
          </table:table-cell>
          <table:table-cell office:value-type="float" office:value="0.54536" calcext:value-type="float">
            <text:p>0.54536</text:p>
          </table:table-cell>
          <table:table-cell table:formula="of:=1/[.R8]" office:value-type="float" office:value="1.83365116620214" calcext:value-type="float">
            <text:p>1.8336511662</text:p>
          </table:table-cell>
          <table:table-cell table:formula="of:=[.S8]*[.L8]" office:value-type="float" office:value="1.73892892443421" calcext:value-type="float">
            <text:p>1.73892892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office:value-type="float" office:value="0.939374270343492" calcext:value-type="float">
            <text:p>0.9393742703</text:p>
          </table:table-cell>
          <table:table-cell table:formula="of:=[.I9]*[.L9]" office:value-type="float" office:value="0.500986251216497" calcext:value-type="float">
            <text:p>0.5009862512</text:p>
          </table:table-cell>
          <table:table-cell table:formula="of:=[.I9]+[.L9]" office:value-type="float" office:value="1.47269338183385" calcext:value-type="float">
            <text:p>1.4726933818</text:p>
          </table:table-cell>
          <table:table-cell office:value-type="float" office:value="0.632445" calcext:value-type="float">
            <text:p>0.632445</text:p>
          </table:table-cell>
          <table:table-cell office:value-type="float" office:value="0.673262" calcext:value-type="float">
            <text:p>0.673262</text:p>
          </table:table-cell>
          <table:table-cell table:formula="of:=[.K9]*[.O9]" office:value-type="float" office:value="0.28388004632248" calcext:value-type="float">
            <text:p>0.2838800463</text:p>
          </table:table-cell>
          <table:table-cell office:value-type="float" office:value="0.506053" calcext:value-type="float">
            <text:p>0.506053</text:p>
          </table:table-cell>
          <table:table-cell table:formula="of:=1/[.R9]" office:value-type="float" office:value="1.97607760451968" calcext:value-type="float">
            <text:p>1.9760776045</text:p>
          </table:table-cell>
          <table:table-cell table:formula="of:=[.S9]*[.L9]" office:value-type="float" office:value="1.85627645788779" calcext:value-type="float">
            <text:p>1.85627645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office:value-type="float" office:value="0.950517777891139" calcext:value-type="float">
            <text:p>0.9505177779</text:p>
          </table:table-cell>
          <table:table-cell table:formula="of:=[.I10]*[.L10]" office:value-type="float" office:value="0.488090795971665" calcext:value-type="float">
            <text:p>0.488090796</text:p>
          </table:table-cell>
          <table:table-cell table:formula="of:=[.I10]+[.L10]" office:value-type="float" office:value="1.46401769059615" calcext:value-type="float">
            <text:p>1.4640176906</text:p>
          </table:table-cell>
          <table:table-cell office:value-type="float" office:value="0.633522" calcext:value-type="float">
            <text:p>0.633522</text:p>
          </table:table-cell>
          <table:table-cell office:value-type="float" office:value="0.666502" calcext:value-type="float">
            <text:p>0.666502</text:p>
          </table:table-cell>
          <table:table-cell table:formula="of:=[.K10]*[.O10]" office:value-type="float" office:value="0.306139490381223" calcext:value-type="float">
            <text:p>0.3061394904</text:p>
          </table:table-cell>
          <table:table-cell office:value-type="float" office:value="0.569103" calcext:value-type="float">
            <text:p>0.569103</text:p>
          </table:table-cell>
          <table:table-cell table:formula="of:=1/[.R10]" office:value-type="float" office:value="1.75715116595766" calcext:value-type="float">
            <text:p>1.757151166</text:p>
          </table:table-cell>
          <table:table-cell table:formula="of:=[.S10]*[.L10]" office:value-type="float" office:value="1.6702034216849" calcext:value-type="float">
            <text:p>1.67020342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office:value-type="float" office:value="0.978134827867167" calcext:value-type="float">
            <text:p>0.9781348279</text:p>
          </table:table-cell>
          <table:table-cell table:formula="of:=[.I11]*[.L11]" office:value-type="float" office:value="0.414692342335679" calcext:value-type="float">
            <text:p>0.4146923423</text:p>
          </table:table-cell>
          <table:table-cell table:formula="of:=[.I11]+[.L11]" office:value-type="float" office:value="1.4020971800103" calcext:value-type="float">
            <text:p>1.40209718</text:p>
          </table:table-cell>
          <table:table-cell office:value-type="float" office:value="0.642258" calcext:value-type="float">
            <text:p>0.642258</text:p>
          </table:table-cell>
          <table:table-cell office:value-type="float" office:value="0.656615" calcext:value-type="float">
            <text:p>0.656615</text:p>
          </table:table-cell>
          <table:table-cell table:formula="of:=[.K11]*[.O11]" office:value-type="float" office:value="0.187223759120577" calcext:value-type="float">
            <text:p>0.1872237591</text:p>
          </table:table-cell>
          <table:table-cell office:value-type="float" office:value="0.707036" calcext:value-type="float">
            <text:p>0.707036</text:p>
          </table:table-cell>
          <table:table-cell table:formula="of:=1/[.R11]" office:value-type="float" office:value="1.41435513891796" calcext:value-type="float">
            <text:p>1.4143551389</text:p>
          </table:table-cell>
          <table:table-cell table:formula="of:=[.S11]*[.L11]" office:value-type="float" office:value="1.38343002034856" calcext:value-type="float">
            <text:p>1.38343002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office:value-type="float" office:value="0.945111145701748" calcext:value-type="float">
            <text:p>0.9451111457</text:p>
          </table:table-cell>
          <table:table-cell table:formula="of:=[.I12]*[.L12]" office:value-type="float" office:value="0.47385630841748" calcext:value-type="float">
            <text:p>0.4738563084</text:p>
          </table:table-cell>
          <table:table-cell table:formula="of:=[.I12]+[.L12]" office:value-type="float" office:value="1.44648742358454" calcext:value-type="float">
            <text:p>1.4464874236</text:p>
          </table:table-cell>
          <table:table-cell office:value-type="float" office:value="0.631459" calcext:value-type="float">
            <text:p>0.631459</text:p>
          </table:table-cell>
          <table:table-cell office:value-type="float" office:value="0.668132" calcext:value-type="float">
            <text:p>0.668132</text:p>
          </table:table-cell>
          <table:table-cell table:formula="of:=[.K12]*[.O12]" office:value-type="float" office:value="0.239861353794728" calcext:value-type="float">
            <text:p>0.2398613538</text:p>
          </table:table-cell>
          <table:table-cell office:value-type="float" office:value="0.629314" calcext:value-type="float">
            <text:p>0.629314</text:p>
          </table:table-cell>
          <table:table-cell table:formula="of:=1/[.R12]" office:value-type="float" office:value="1.58903186644505" calcext:value-type="float">
            <text:p>1.5890318664</text:p>
          </table:table-cell>
          <table:table-cell table:formula="of:=[.S12]*[.L12]" office:value-type="float" office:value="1.50181172785247" calcext:value-type="float">
            <text:p>1.50181172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office:value-type="float" office:value="0.981176389887175" calcext:value-type="float">
            <text:p>0.9811763899</text:p>
          </table:table-cell>
          <table:table-cell table:formula="of:=[.I13]*[.L13]" office:value-type="float" office:value="0.567810410814337" calcext:value-type="float">
            <text:p>0.5678104108</text:p>
          </table:table-cell>
          <table:table-cell table:formula="of:=[.I13]+[.L13]" office:value-type="float" office:value="1.55988009359088" calcext:value-type="float">
            <text:p>1.5598800936</text:p>
          </table:table-cell>
          <table:table-cell office:value-type="float" office:value="0.657971" calcext:value-type="float">
            <text:p>0.657971</text:p>
          </table:table-cell>
          <table:table-cell office:value-type="float" office:value="0.670594" calcext:value-type="float">
            <text:p>0.670594</text:p>
          </table:table-cell>
          <table:table-cell table:formula="of:=[.K13]*[.O13]" office:value-type="float" office:value="0.431592238868628" calcext:value-type="float">
            <text:p>0.4315922389</text:p>
          </table:table-cell>
          <table:table-cell office:value-type="float" office:value="0.584784" calcext:value-type="float">
            <text:p>0.584784</text:p>
          </table:table-cell>
          <table:table-cell table:formula="of:=1/[.R13]" office:value-type="float" office:value="1.71003310624094" calcext:value-type="float">
            <text:p>1.7100331062</text:p>
          </table:table-cell>
          <table:table-cell table:formula="of:=[.S13]*[.L13]" office:value-type="float" office:value="1.67784410976903" calcext:value-type="float">
            <text:p>1.67784410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office:value-type="float" office:value="0.937262688440924" calcext:value-type="float">
            <text:p>0.9372626884</text:p>
          </table:table-cell>
          <table:table-cell table:formula="of:=[.I14]*[.L14]" office:value-type="float" office:value="0.506034914959709" calcext:value-type="float">
            <text:p>0.506034915</text:p>
          </table:table-cell>
          <table:table-cell table:formula="of:=[.I14]+[.L14]" office:value-type="float" office:value="1.47716993237642" calcext:value-type="float">
            <text:p>1.4771699324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83437" calcext:value-type="float">
            <text:p>0.683437</text:p>
          </table:table-cell>
          <table:table-cell table:formula="of:=[.K14]*[.O14]" office:value-type="float" office:value="0.292997534568641" calcext:value-type="float">
            <text:p>0.2929975346</text:p>
          </table:table-cell>
          <table:table-cell office:value-type="float" office:value="0.554647" calcext:value-type="float">
            <text:p>0.554647</text:p>
          </table:table-cell>
          <table:table-cell table:formula="of:=1/[.R14]" office:value-type="float" office:value="1.80294854204566" calcext:value-type="float">
            <text:p>1.802948542</text:p>
          </table:table-cell>
          <table:table-cell table:formula="of:=[.S14]*[.L14]" office:value-type="float" office:value="1.68983639763836" calcext:value-type="float">
            <text:p>1.689836397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0171438010800817" calcext:value-type="float">
            <text:p>0.0171438011</text:p>
          </table:table-cell>
          <table:table-cell table:style-name="ce4" table:formula="of:=CORREL([.B3:.B14];[.D3:.D14])" office:value-type="float" office:value="0.198769425192944" calcext:value-type="float">
            <text:p>0.1987694252</text:p>
          </table:table-cell>
          <table:table-cell table:formula="of:=CORREL([.B3:.B14];[.E3:.E14])" office:value-type="float" office:value="-0.106413413378346" calcext:value-type="float">
            <text:p>-0.1064134134</text:p>
          </table:table-cell>
          <table:table-cell table:formula="of:=CORREL([.B3:.B14];[.F3:.F14])" office:value-type="float" office:value="-0.0568107619639756" calcext:value-type="float">
            <text:p>-0.056810762</text:p>
          </table:table-cell>
          <table:table-cell table:formula="of:=CORREL([.B3:.B14];[.G3:.G14])" office:value-type="float" office:value="0.00808254521189499" calcext:value-type="float">
            <text:p>0.0080825452</text:p>
          </table:table-cell>
          <table:table-cell table:formula="of:=CORREL([.B3:.B14];[.H3:.H14])" office:value-type="float" office:value="-0.17974738301685" calcext:value-type="float">
            <text:p>-0.179747383</text:p>
          </table:table-cell>
          <table:table-cell table:formula="of:=CORREL([.B3:.B14];[.I3:.I14])" office:value-type="float" office:value="0.15511725371338" calcext:value-type="float">
            <text:p>0.1551172537</text:p>
          </table:table-cell>
          <table:table-cell table:formula="of:=CORREL([.B3:.B14];[.J3:.J14])" office:value-type="float" office:value="-0.16317515442788" calcext:value-type="float">
            <text:p>-0.1631751544</text:p>
          </table:table-cell>
          <table:table-cell table:style-name="ce6" table:formula="of:=CORREL([.B3:.B14];[.K3:.K14])" office:value-type="float" office:value="0.0848129797757461" calcext:value-type="float">
            <text:p>0.0848129798</text:p>
          </table:table-cell>
          <table:table-cell table:formula="of:=CORREL([.B3:.B14];[.L3:.L14])" office:value-type="float" office:value="-0.0496092853625459" calcext:value-type="float">
            <text:p>-0.0496092854</text:p>
          </table:table-cell>
          <table:table-cell table:style-name="ce6" table:formula="of:=CORREL([.B3:.B14];[.M3:.M14])" office:value-type="float" office:value="0.124488215905151" calcext:value-type="float">
            <text:p>0.1244882159</text:p>
          </table:table-cell>
          <table:table-cell table:formula="of:=CORREL([.B3:.B14];[.N3:.N14])" office:value-type="float" office:value="0.111152801652072" calcext:value-type="float">
            <text:p>0.1111528017</text:p>
          </table:table-cell>
          <table:table-cell table:style-name="ce1" table:formula="of:=CORREL([.B3:.B14];[.O3:.O14])" office:value-type="float" office:value="0.145515022295038" calcext:value-type="float">
            <text:p>0.1455150223</text:p>
          </table:table-cell>
          <table:table-cell table:formula="of:=CORREL([.B3:.B14];[.P3:.P14])" office:value-type="float" office:value="0.438681889083214" calcext:value-type="float">
            <text:p>0.4386818891</text:p>
          </table:table-cell>
          <table:table-cell table:style-name="ce1" table:formula="of:=CORREL([.B3:.B14];[.Q3:.Q14])" office:value-type="float" office:value="0.0834857416983109" calcext:value-type="float">
            <text:p>0.0834857417</text:p>
          </table:table-cell>
          <table:table-cell table:style-name="ce2" table:formula="of:=CORREL([.B3:.B14];[.R3:.R14])" office:value-type="float" office:value="-0.533512267928872" calcext:value-type="float">
            <text:p>-0.5335122679</text:p>
          </table:table-cell>
          <table:table-cell table:style-name="ce5" table:formula="of:=CORREL([.B3:.B14];[.S3:.S14])" office:value-type="float" office:value="0.609944879574931" calcext:value-type="float">
            <text:p>0.6099448796</text:p>
          </table:table-cell>
          <table:table-cell table:style-name="ce5" table:formula="of:=CORREL([.B3:.B14];[.T3:.T14])" office:value-type="float" office:value="0.560948444885333" calcext:value-type="float">
            <text:p>0.5609484449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office:value-type="float" office:value="0.955584" calcext:value-type="float">
            <text:p>0.955584</text:p>
          </table:table-cell>
          <table:table-cell table:formula="of:=[.K18]*[.L18]" office:value-type="float" office:value="0.688704225555131" calcext:value-type="float">
            <text:p>0.6887042256</text:p>
          </table:table-cell>
          <table:table-cell table:formula="of:=[.K18]+[.L18]" office:value-type="float" office:value="1.67629952637458" calcext:value-type="float">
            <text:p>1.6762995264</text:p>
          </table:table-cell>
          <table:table-cell office:value-type="float" office:value="0.519784" calcext:value-type="float">
            <text:p>0.519784</text:p>
          </table:table-cell>
          <table:table-cell office:value-type="float" office:value="0.543944" calcext:value-type="float">
            <text:p>0.543944</text:p>
          </table:table-cell>
          <table:table-cell table:formula="of:=[.K18]*[.O18]" office:value-type="float" office:value="0.374616399161087" calcext:value-type="float">
            <text:p>0.3746163992</text:p>
          </table:table-cell>
          <table:table-cell office:value-type="float" office:value="0.374353" calcext:value-type="float">
            <text:p>0.374353</text:p>
          </table:table-cell>
          <table:table-cell table:formula="of:=1/[.R18]" office:value-type="float" office:value="2.671275507342" calcext:value-type="float">
            <text:p>2.6712755073</text:p>
          </table:table-cell>
          <table:table-cell table:formula="of:=[.S18]*[.L18]" office:value-type="float" office:value="2.5526281344079" calcext:value-type="float">
            <text:p>2.55262813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office:value-type="float" office:value="0.955105" calcext:value-type="float">
            <text:p>0.955105</text:p>
          </table:table-cell>
          <table:table-cell table:formula="of:=[.K19]*[.L19]" office:value-type="float" office:value="0.638767948743671" calcext:value-type="float">
            <text:p>0.6387679487</text:p>
          </table:table-cell>
          <table:table-cell table:formula="of:=[.K19]+[.L19]" office:value-type="float" office:value="1.62389842977335" calcext:value-type="float">
            <text:p>1.6238984298</text:p>
          </table:table-cell>
          <table:table-cell office:value-type="float" office:value="0.50858" calcext:value-type="float">
            <text:p>0.50858</text:p>
          </table:table-cell>
          <table:table-cell office:value-type="float" office:value="0.532486" calcext:value-type="float">
            <text:p>0.532486</text:p>
          </table:table-cell>
          <table:table-cell table:formula="of:=[.K19]*[.O19]" office:value-type="float" office:value="0.340134962514128" calcext:value-type="float">
            <text:p>0.3401349625</text:p>
          </table:table-cell>
          <table:table-cell office:value-type="float" office:value="0.439778" calcext:value-type="float">
            <text:p>0.439778</text:p>
          </table:table-cell>
          <table:table-cell table:formula="of:=1/[.R19]" office:value-type="float" office:value="2.27387454579356" calcext:value-type="float">
            <text:p>2.2738745458</text:p>
          </table:table-cell>
          <table:table-cell table:formula="of:=[.S19]*[.L19]" office:value-type="float" office:value="2.17178894806016" calcext:value-type="float">
            <text:p>2.17178894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office:value-type="float" office:value="0.970387" calcext:value-type="float">
            <text:p>0.970387</text:p>
          </table:table-cell>
          <table:table-cell table:formula="of:=[.K20]*[.L20]" office:value-type="float" office:value="0.573406329772147" calcext:value-type="float">
            <text:p>0.5734063298</text:p>
          </table:table-cell>
          <table:table-cell table:formula="of:=[.K20]+[.L20]" office:value-type="float" office:value="1.56129179341968" calcext:value-type="float">
            <text:p>1.5612917934</text:p>
          </table:table-cell>
          <table:table-cell office:value-type="float" office:value="0.507526" calcext:value-type="float">
            <text:p>0.507526</text:p>
          </table:table-cell>
          <table:table-cell office:value-type="float" office:value="0.523014" calcext:value-type="float">
            <text:p>0.523014</text:p>
          </table:table-cell>
          <table:table-cell table:formula="of:=[.K20]*[.O20]" office:value-type="float" office:value="0.299899546185119" calcext:value-type="float">
            <text:p>0.2998995462</text:p>
          </table:table-cell>
          <table:table-cell office:value-type="float" office:value="0.444972" calcext:value-type="float">
            <text:p>0.444972</text:p>
          </table:table-cell>
          <table:table-cell table:formula="of:=1/[.R20]" office:value-type="float" office:value="2.24733241642171" calcext:value-type="float">
            <text:p>2.2473324164</text:p>
          </table:table-cell>
          <table:table-cell table:formula="of:=[.S20]*[.L20]" office:value-type="float" office:value="2.18078216157421" calcext:value-type="float">
            <text:p>2.18078216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office:value-type="float" office:value="0.992568" calcext:value-type="float">
            <text:p>0.992568</text:p>
          </table:table-cell>
          <table:table-cell table:formula="of:=[.K21]*[.L21]" office:value-type="float" office:value="0.297210752153695" calcext:value-type="float">
            <text:p>0.2972107522</text:p>
          </table:table-cell>
          <table:table-cell table:formula="of:=[.K21]+[.L21]" office:value-type="float" office:value="1.2920041617075" calcext:value-type="float">
            <text:p>1.2920041617</text:p>
          </table:table-cell>
          <table:table-cell office:value-type="float" office:value="0.542807" calcext:value-type="float">
            <text:p>0.542807</text:p>
          </table:table-cell>
          <table:table-cell office:value-type="float" office:value="0.546872" calcext:value-type="float">
            <text:p>0.546872</text:p>
          </table:table-cell>
          <table:table-cell table:formula="of:=[.K21]*[.O21]" office:value-type="float" office:value="0.162536044627966" calcext:value-type="float">
            <text:p>0.1625360446</text:p>
          </table:table-cell>
          <table:table-cell office:value-type="float" office:value="0.628611" calcext:value-type="float">
            <text:p>0.628611</text:p>
          </table:table-cell>
          <table:table-cell table:formula="of:=1/[.R21]" office:value-type="float" office:value="1.59080894225523" calcext:value-type="float">
            <text:p>1.5908089423</text:p>
          </table:table-cell>
          <table:table-cell table:formula="of:=[.S21]*[.L21]" office:value-type="float" office:value="1.57898605019639" calcext:value-type="float">
            <text:p>1.57898605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office:value-type="float" office:value="1.0082" calcext:value-type="float">
            <text:p>1.0082</text:p>
          </table:table-cell>
          <table:table-cell table:formula="of:=[.K22]*[.L22]" office:value-type="float" office:value="0.299521988811746" calcext:value-type="float">
            <text:p>0.2995219888</text:p>
          </table:table-cell>
          <table:table-cell table:formula="of:=[.K22]+[.L22]" office:value-type="float" office:value="1.30528588455837" calcext:value-type="float">
            <text:p>1.3052858846</text:p>
          </table:table-cell>
          <table:table-cell office:value-type="float" office:value="0.572251" calcext:value-type="float">
            <text:p>0.572251</text:p>
          </table:table-cell>
          <table:table-cell office:value-type="float" office:value="0.567596" calcext:value-type="float">
            <text:p>0.567596</text:p>
          </table:table-cell>
          <table:table-cell table:formula="of:=[.K22]*[.O22]" office:value-type="float" office:value="0.17000769452441" calcext:value-type="float">
            <text:p>0.1700076945</text:p>
          </table:table-cell>
          <table:table-cell office:value-type="float" office:value="0.673619" calcext:value-type="float">
            <text:p>0.673619</text:p>
          </table:table-cell>
          <table:table-cell table:formula="of:=1/[.R22]" office:value-type="float" office:value="1.48451869677073" calcext:value-type="float">
            <text:p>1.4845186968</text:p>
          </table:table-cell>
          <table:table-cell table:formula="of:=[.S22]*[.L22]" office:value-type="float" office:value="1.49669175008425" calcext:value-type="float">
            <text:p>1.49669175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office:value-type="float" office:value="0.995073" calcext:value-type="float">
            <text:p>0.995073</text:p>
          </table:table-cell>
          <table:table-cell table:formula="of:=[.K23]*[.L23]" office:value-type="float" office:value="0.330783550459905" calcext:value-type="float">
            <text:p>0.3307835505</text:p>
          </table:table-cell>
          <table:table-cell table:formula="of:=[.K23]+[.L23]" office:value-type="float" office:value="1.32749439065165" calcext:value-type="float">
            <text:p>1.3274943907</text:p>
          </table:table-cell>
          <table:table-cell office:value-type="float" office:value="0.561582" calcext:value-type="float">
            <text:p>0.561582</text:p>
          </table:table-cell>
          <table:table-cell office:value-type="float" office:value="0.564363" calcext:value-type="float">
            <text:p>0.564363</text:p>
          </table:table-cell>
          <table:table-cell table:formula="of:=[.K23]*[.O23]" office:value-type="float" office:value="0.186681869404932" calcext:value-type="float">
            <text:p>0.1866818694</text:p>
          </table:table-cell>
          <table:table-cell office:value-type="float" office:value="0.638903" calcext:value-type="float">
            <text:p>0.638903</text:p>
          </table:table-cell>
          <table:table-cell table:formula="of:=1/[.R23]" office:value-type="float" office:value="1.56518282117943" calcext:value-type="float">
            <text:p>1.5651828212</text:p>
          </table:table-cell>
          <table:table-cell table:formula="of:=[.S23]*[.L23]" office:value-type="float" office:value="1.55747116541948" calcext:value-type="float">
            <text:p>1.55747116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office:value-type="float" office:value="0.979762" calcext:value-type="float">
            <text:p>0.979762</text:p>
          </table:table-cell>
          <table:table-cell table:formula="of:=[.K24]*[.L24]" office:value-type="float" office:value="0.353318211487074" calcext:value-type="float">
            <text:p>0.3533182115</text:p>
          </table:table-cell>
          <table:table-cell table:formula="of:=[.K24]+[.L24]" office:value-type="float" office:value="1.3403783654919" calcext:value-type="float">
            <text:p>1.3403783655</text:p>
          </table:table-cell>
          <table:table-cell office:value-type="float" office:value="0.553003" calcext:value-type="float">
            <text:p>0.553003</text:p>
          </table:table-cell>
          <table:table-cell office:value-type="float" office:value="0.564426" calcext:value-type="float">
            <text:p>0.564426</text:p>
          </table:table-cell>
          <table:table-cell table:formula="of:=[.K24]*[.O24]" office:value-type="float" office:value="0.199421931966116" calcext:value-type="float">
            <text:p>0.199421932</text:p>
          </table:table-cell>
          <table:table-cell office:value-type="float" office:value="0.633329" calcext:value-type="float">
            <text:p>0.633329</text:p>
          </table:table-cell>
          <table:table-cell table:formula="of:=1/[.R24]" office:value-type="float" office:value="1.57895817181907" calcext:value-type="float">
            <text:p>1.5789581718</text:p>
          </table:table-cell>
          <table:table-cell table:formula="of:=[.S24]*[.L24]" office:value-type="float" office:value="1.5470032163378" calcext:value-type="float">
            <text:p>1.54700321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office:value-type="float" office:value="0.98663" calcext:value-type="float">
            <text:p>0.98663</text:p>
          </table:table-cell>
          <table:table-cell table:formula="of:=[.K25]*[.L25]" office:value-type="float" office:value="0.356428597232759" calcext:value-type="float">
            <text:p>0.3564285972</text:p>
          </table:table-cell>
          <table:table-cell table:formula="of:=[.K25]+[.L25]" office:value-type="float" office:value="1.34788862504967" calcext:value-type="float">
            <text:p>1.347888625</text:p>
          </table:table-cell>
          <table:table-cell office:value-type="float" office:value="0.549252" calcext:value-type="float">
            <text:p>0.549252</text:p>
          </table:table-cell>
          <table:table-cell office:value-type="float" office:value="0.556695" calcext:value-type="float">
            <text:p>0.556695</text:p>
          </table:table-cell>
          <table:table-cell table:formula="of:=[.K25]*[.O25]" office:value-type="float" office:value="0.198422022325783" calcext:value-type="float">
            <text:p>0.1984220223</text:p>
          </table:table-cell>
          <table:table-cell office:value-type="float" office:value="0.613884" calcext:value-type="float">
            <text:p>0.613884</text:p>
          </table:table-cell>
          <table:table-cell table:formula="of:=1/[.R25]" office:value-type="float" office:value="1.62897224882877" calcext:value-type="float">
            <text:p>1.6289722488</text:p>
          </table:table-cell>
          <table:table-cell table:formula="of:=[.S25]*[.L25]" office:value-type="float" office:value="1.60719288986193" calcext:value-type="float">
            <text:p>1.60719288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office:value-type="float" office:value="0.988252" calcext:value-type="float">
            <text:p>0.988252</text:p>
          </table:table-cell>
          <table:table-cell table:formula="of:=[.K26]*[.L26]" office:value-type="float" office:value="0.320568572179278" calcext:value-type="float">
            <text:p>0.3205685722</text:p>
          </table:table-cell>
          <table:table-cell table:formula="of:=[.K26]+[.L26]" office:value-type="float" office:value="1.31263138114902" calcext:value-type="float">
            <text:p>1.3126313811</text:p>
          </table:table-cell>
          <table:table-cell office:value-type="float" office:value="0.559933" calcext:value-type="float">
            <text:p>0.559933</text:p>
          </table:table-cell>
          <table:table-cell office:value-type="float" office:value="0.56659" calcext:value-type="float">
            <text:p>0.56659</text:p>
          </table:table-cell>
          <table:table-cell table:formula="of:=[.K26]*[.O26]" office:value-type="float" office:value="0.181630720024912" calcext:value-type="float">
            <text:p>0.18163072</text:p>
          </table:table-cell>
          <table:table-cell office:value-type="float" office:value="0.668844" calcext:value-type="float">
            <text:p>0.668844</text:p>
          </table:table-cell>
          <table:table-cell table:formula="of:=1/[.R26]" office:value-type="float" office:value="1.49511694804768" calcext:value-type="float">
            <text:p>1.495116948</text:p>
          </table:table-cell>
          <table:table-cell table:formula="of:=[.S26]*[.L26]" office:value-type="float" office:value="1.47755231414201" calcext:value-type="float">
            <text:p>1.47755231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office:value-type="float" office:value="0.900376" calcext:value-type="float">
            <text:p>0.900376</text:p>
          </table:table-cell>
          <table:table-cell table:formula="of:=[.K27]*[.L27]" office:value-type="float" office:value="0.585359130389556" calcext:value-type="float">
            <text:p>0.5853591304</text:p>
          </table:table-cell>
          <table:table-cell table:formula="of:=[.K27]+[.L27]" office:value-type="float" office:value="1.5505034249753" calcext:value-type="float">
            <text:p>1.550503425</text:p>
          </table:table-cell>
          <table:table-cell office:value-type="float" office:value="0.525474" calcext:value-type="float">
            <text:p>0.525474</text:p>
          </table:table-cell>
          <table:table-cell office:value-type="float" office:value="0.583616" calcext:value-type="float">
            <text:p>0.583616</text:p>
          </table:table-cell>
          <table:table-cell table:formula="of:=[.K27]*[.O27]" office:value-type="float" office:value="0.341625058511468" calcext:value-type="float">
            <text:p>0.3416250585</text:p>
          </table:table-cell>
          <table:table-cell office:value-type="float" office:value="0.389915" calcext:value-type="float">
            <text:p>0.389915</text:p>
          </table:table-cell>
          <table:table-cell table:formula="of:=1/[.R27]" office:value-type="float" office:value="2.56466152879474" calcext:value-type="float">
            <text:p>2.5646615288</text:p>
          </table:table-cell>
          <table:table-cell table:formula="of:=[.S27]*[.L27]" office:value-type="float" office:value="2.30915968865009" calcext:value-type="float">
            <text:p>2.30915968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office:value-type="float" office:value="0.885842" calcext:value-type="float">
            <text:p>0.885842</text:p>
          </table:table-cell>
          <table:table-cell table:formula="of:=[.K28]*[.L28]" office:value-type="float" office:value="0.429513728950801" calcext:value-type="float">
            <text:p>0.429513729</text:p>
          </table:table-cell>
          <table:table-cell table:formula="of:=[.K28]+[.L28]" office:value-type="float" office:value="1.37070694087072" calcext:value-type="float">
            <text:p>1.3707069409</text:p>
          </table:table-cell>
          <table:table-cell office:value-type="float" office:value="0.507568" calcext:value-type="float">
            <text:p>0.507568</text:p>
          </table:table-cell>
          <table:table-cell office:value-type="float" office:value="0.572979" calcext:value-type="float">
            <text:p>0.572979</text:p>
          </table:table-cell>
          <table:table-cell table:formula="of:=[.K28]*[.O28]" office:value-type="float" office:value="0.24610192830787" calcext:value-type="float">
            <text:p>0.2461019283</text:p>
          </table:table-cell>
          <table:table-cell office:value-type="float" office:value="0.467968" calcext:value-type="float">
            <text:p>0.467968</text:p>
          </table:table-cell>
          <table:table-cell table:formula="of:=1/[.R28]" office:value-type="float" office:value="2.13689824945295" calcext:value-type="float">
            <text:p>2.1368982495</text:p>
          </table:table-cell>
          <table:table-cell table:formula="of:=[.S28]*[.L28]" office:value-type="float" office:value="1.8929542190919" calcext:value-type="float">
            <text:p>1.892954219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7:.B28];[.C17:.C28])" office:value-type="float" office:value="-0.681855255850891" calcext:value-type="float">
            <text:p>-0.6818552559</text:p>
          </table:table-cell>
          <table:table-cell table:formula="of:=CORREL([.B17:.B28];[.D17:.D28])" office:value-type="float" office:value="-0.64851958225464" calcext:value-type="float">
            <text:p>-0.6485195823</text:p>
          </table:table-cell>
          <table:table-cell table:formula="of:=CORREL([.B17:.B28];[.E17:.E28])" office:value-type="float" office:value="-0.642894573848686" calcext:value-type="float">
            <text:p>-0.6428945738</text:p>
          </table:table-cell>
          <table:table-cell table:formula="of:=CORREL([.B17:.B28];[.F17:.F28])" office:value-type="float" office:value="-0.727166824266965" calcext:value-type="float">
            <text:p>-0.7271668243</text:p>
          </table:table-cell>
          <table:table-cell table:formula="of:=CORREL([.B17:.B28];[.G17:.G28])" office:value-type="float" office:value="-0.675219808010888" calcext:value-type="float">
            <text:p>-0.675219808</text:p>
          </table:table-cell>
          <table:table-cell table:formula="of:=CORREL([.B17:.B28];[.H17:.H28])" office:value-type="float" office:value="-0.592134248539523" calcext:value-type="float">
            <text:p>-0.5921342485</text:p>
          </table:table-cell>
          <table:table-cell table:formula="of:=CORREL([.B17:.B28];[.I17:.I28])" office:value-type="float" office:value="0.622795488217096" calcext:value-type="float">
            <text:p>0.6227954882</text:p>
          </table:table-cell>
          <table:table-cell table:formula="of:=CORREL([.B17:.B28];[.J17:.J28])" office:value-type="float" office:value="-0.714047057162975" calcext:value-type="float">
            <text:p>-0.7140470572</text:p>
          </table:table-cell>
          <table:table-cell table:style-name="ce5" table:formula="of:=CORREL([.B17:.B28];[.K17:.K28])" office:value-type="float" office:value="0.778974946982179" calcext:value-type="float">
            <text:p>0.778974947</text:p>
          </table:table-cell>
          <table:table-cell table:formula="of:=CORREL([.B17:.B28];[.L17:.L28])" office:value-type="float" office:value="-0.531193849470628" calcext:value-type="float">
            <text:p>-0.5311938495</text:p>
          </table:table-cell>
          <table:table-cell table:style-name="ce5" table:formula="of:=CORREL([.B17:.B28];[.M17:.M28])" office:value-type="float" office:value="0.757339196458884" calcext:value-type="float">
            <text:p>0.7573391965</text:p>
          </table:table-cell>
          <table:table-cell table:formula="of:=CORREL([.B17:.B28];[.N17:.N28])" office:value-type="float" office:value="0.747729799445442" calcext:value-type="float">
            <text:p>0.7477297994</text:p>
          </table:table-cell>
          <table:table-cell table:formula="of:=CORREL([.B17:.B28];[.O17:.O28])" office:value-type="float" office:value="-0.504170058583371" calcext:value-type="float">
            <text:p>-0.5041700586</text:p>
          </table:table-cell>
          <table:table-cell table:formula="of:=CORREL([.B17:.B28];[.P17:.P28])" office:value-type="float" office:value="-0.0126145782582382" calcext:value-type="float">
            <text:p>-0.0126145783</text:p>
          </table:table-cell>
          <table:table-cell table:style-name="ce1" table:formula="of:=CORREL([.B17:.B28];[.Q17:.Q28])" office:value-type="float" office:value="0.794110633891363" calcext:value-type="float">
            <text:p>0.7941106339</text:p>
          </table:table-cell>
          <table:table-cell table:style-name="ce2" table:formula="of:=CORREL([.B17:.B28];[.R17:.R28])" office:value-type="float" office:value="-0.736811633040557" calcext:value-type="float">
            <text:p>-0.736811633</text:p>
          </table:table-cell>
          <table:table-cell table:style-name="ce5" table:formula="of:=CORREL([.B17:.B28];[.S17:.S28])" office:value-type="float" office:value="0.772747980973394" calcext:value-type="float">
            <text:p>0.772747981</text:p>
          </table:table-cell>
          <table:table-cell table:style-name="ce5" table:formula="of:=CORREL([.B17:.B28];[.T17:.T28])" office:value-type="float" office:value="0.758277039094424" calcext:value-type="float">
            <text:p>0.7582770391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office:value-type="float" office:value="0.891203285333105" calcext:value-type="float">
            <text:p>0.8912032853</text:p>
          </table:table-cell>
          <table:table-cell office:value-type="float" office:value="0.320301354351153" calcext:value-type="float">
            <text:p>0.3203013544</text:p>
          </table:table-cell>
          <table:table-cell office:value-type="float" office:value="1.25060653218204" calcext:value-type="float">
            <text:p>1.250606532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35065" calcext:value-type="float">
            <text:p>0.935065</text:p>
          </table:table-cell>
          <table:table-cell table:formula="of:=[.K32]*[.O32]" office:value-type="float" office:value="0.299502585906361" calcext:value-type="float">
            <text:p>0.2995025859</text:p>
          </table:table-cell>
          <table:table-cell office:value-type="float" office:value="0.587285" calcext:value-type="float">
            <text:p>0.587285</text:p>
          </table:table-cell>
          <table:table-cell table:formula="of:=1/[.R32]" office:value-type="float" office:value="1.70275079390756" calcext:value-type="float">
            <text:p>1.7027507939</text:p>
          </table:table-cell>
          <table:table-cell table:style-name="ce2" table:formula="of:=[.S32]*[.L32]" office:value-type="float" office:value="1.51749710163397" calcext:value-type="float">
            <text:p>1.51749710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office:value-type="float" office:value="0.978746330255712" calcext:value-type="float">
            <text:p>0.9787463303</text:p>
          </table:table-cell>
          <table:table-cell office:value-type="float" office:value="0.370229583017117" calcext:value-type="float">
            <text:p>0.370229583</text:p>
          </table:table-cell>
          <table:table-cell office:value-type="float" office:value="1.35701552174314" calcext:value-type="float">
            <text:p>1.3570155217</text:p>
          </table:table-cell>
          <table:table-cell office:value-type="float" office:value="0.920139" calcext:value-type="float">
            <text:p>0.920139</text:p>
          </table:table-cell>
          <table:table-cell office:value-type="float" office:value="0.94012" calcext:value-type="float">
            <text:p>0.94012</text:p>
          </table:table-cell>
          <table:table-cell table:formula="of:=[.K33]*[.O33]" office:value-type="float" office:value="0.348060235586052" calcext:value-type="float">
            <text:p>0.3480602356</text:p>
          </table:table-cell>
          <table:table-cell office:value-type="float" office:value="0.568454" calcext:value-type="float">
            <text:p>0.568454</text:p>
          </table:table-cell>
          <table:table-cell table:formula="of:=1/[.R33]" office:value-type="float" office:value="1.75915729329022" calcext:value-type="float">
            <text:p>1.7591572933</text:p>
          </table:table-cell>
          <table:table-cell table:style-name="ce2" table:formula="of:=[.S33]*[.L33]" office:value-type="float" office:value="1.72176874515038" calcext:value-type="float">
            <text:p>1.72176874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office:value-type="float" office:value="0.855345031070613" calcext:value-type="float">
            <text:p>0.8553450311</text:p>
          </table:table-cell>
          <table:table-cell office:value-type="float" office:value="0.297861496671082" calcext:value-type="float">
            <text:p>0.2978614967</text:p>
          </table:table-cell>
          <table:table-cell office:value-type="float" office:value="1.20358052183889" calcext:value-type="float">
            <text:p>1.2035805218</text:p>
          </table:table-cell>
          <table:table-cell office:value-type="float" office:value="0.830552" calcext:value-type="float">
            <text:p>0.830552</text:p>
          </table:table-cell>
          <table:table-cell office:value-type="float" office:value="0.971014" calcext:value-type="float">
            <text:p>0.971014</text:p>
          </table:table-cell>
          <table:table-cell table:formula="of:=[.K34]*[.O34]" office:value-type="float" office:value="0.289227683328574" calcext:value-type="float">
            <text:p>0.2892276833</text:p>
          </table:table-cell>
          <table:table-cell office:value-type="float" office:value="0.576213" calcext:value-type="float">
            <text:p>0.576213</text:p>
          </table:table-cell>
          <table:table-cell table:formula="of:=1/[.R34]" office:value-type="float" office:value="1.73546934900809" calcext:value-type="float">
            <text:p>1.735469349</text:p>
          </table:table-cell>
          <table:table-cell table:style-name="ce2" table:formula="of:=[.S34]*[.L34]" office:value-type="float" office:value="1.48442508424942" calcext:value-type="float">
            <text:p>1.48442508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office:value-type="float" office:value="1.00067362533681" calcext:value-type="float">
            <text:p>1.0006736253</text:p>
          </table:table-cell>
          <table:table-cell office:value-type="float" office:value="0.383075489848371" calcext:value-type="float">
            <text:p>0.3830754898</text:p>
          </table:table-cell>
          <table:table-cell office:value-type="float" office:value="1.38349123954088" calcext:value-type="float">
            <text:p>1.3834912395</text:p>
          </table:table-cell>
          <table:table-cell office:value-type="float" office:value="0.94181" calcext:value-type="float">
            <text:p>0.94181</text:p>
          </table:table-cell>
          <table:table-cell office:value-type="float" office:value="0.941176" calcext:value-type="float">
            <text:p>0.941176</text:p>
          </table:table-cell>
          <table:table-cell table:formula="of:=[.K35]*[.O35]" office:value-type="float" office:value="0.36054145723353" calcext:value-type="float">
            <text:p>0.3605414572</text:p>
          </table:table-cell>
          <table:table-cell office:value-type="float" office:value="0.540804" calcext:value-type="float">
            <text:p>0.540804</text:p>
          </table:table-cell>
          <table:table-cell table:formula="of:=1/[.R35]" office:value-type="float" office:value="1.84909874926961" calcext:value-type="float">
            <text:p>1.8490987493</text:p>
          </table:table-cell>
          <table:table-cell table:style-name="ce2" table:formula="of:=[.S35]*[.L35]" office:value-type="float" office:value="1.85034434903738" calcext:value-type="float">
            <text:p>1.8503443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office:value-type="float" office:value="0.904875249353058" calcext:value-type="float">
            <text:p>0.9048752494</text:p>
          </table:table-cell>
          <table:table-cell office:value-type="float" office:value="0.35885106197005" calcext:value-type="float">
            <text:p>0.358851062</text:p>
          </table:table-cell>
          <table:table-cell office:value-type="float" office:value="1.30145042612644" calcext:value-type="float">
            <text:p>1.3014504261</text:p>
          </table:table-cell>
          <table:table-cell office:value-type="float" office:value="0.854604" calcext:value-type="float">
            <text:p>0.854604</text:p>
          </table:table-cell>
          <table:table-cell office:value-type="float" office:value="0.944444" calcext:value-type="float">
            <text:p>0.944444</text:p>
          </table:table-cell>
          <table:table-cell table:formula="of:=[.K36]*[.O36]" office:value-type="float" office:value="0.338914732371242" calcext:value-type="float">
            <text:p>0.3389147324</text:p>
          </table:table-cell>
          <table:table-cell office:value-type="float" office:value="0.560016" calcext:value-type="float">
            <text:p>0.560016</text:p>
          </table:table-cell>
          <table:table-cell table:formula="of:=1/[.R36]" office:value-type="float" office:value="1.78566326676381" calcext:value-type="float">
            <text:p>1.7856632668</text:p>
          </table:table-cell>
          <table:table-cell table:style-name="ce2" table:formula="of:=[.S36]*[.L36]" office:value-type="float" office:value="1.6158024937735" calcext:value-type="float">
            <text:p>1.61580249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office:value-type="float" office:value="0.849936787408516" calcext:value-type="float">
            <text:p>0.8499367874</text:p>
          </table:table-cell>
          <table:table-cell office:value-type="float" office:value="0.314378053821278" calcext:value-type="float">
            <text:p>0.3143780538</text:p>
          </table:table-cell>
          <table:table-cell office:value-type="float" office:value="1.21982082876155" calcext:value-type="float">
            <text:p>1.2198208288</text:p>
          </table:table-cell>
          <table:table-cell office:value-type="float" office:value="0.806069" calcext:value-type="float">
            <text:p>0.806069</text:p>
          </table:table-cell>
          <table:table-cell office:value-type="float" office:value="0.948387" calcext:value-type="float">
            <text:p>0.948387</text:p>
          </table:table-cell>
          <table:table-cell table:formula="of:=[.K37]*[.O37]" office:value-type="float" office:value="0.2981520593294" calcext:value-type="float">
            <text:p>0.2981520593</text:p>
          </table:table-cell>
          <table:table-cell office:value-type="float" office:value="0.587039" calcext:value-type="float">
            <text:p>0.587039</text:p>
          </table:table-cell>
          <table:table-cell table:formula="of:=1/[.R37]" office:value-type="float" office:value="1.70346433541894" calcext:value-type="float">
            <text:p>1.7034643354</text:p>
          </table:table-cell>
          <table:table-cell table:style-name="ce2" table:formula="of:=[.S37]*[.L37]" office:value-type="float" office:value="1.44783700471096" calcext:value-type="float">
            <text:p>1.44783700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office:value-type="float" office:value="0.911045127131168" calcext:value-type="float">
            <text:p>0.9110451271</text:p>
          </table:table-cell>
          <table:table-cell office:value-type="float" office:value="0.335626653968439" calcext:value-type="float">
            <text:p>0.335626654</text:p>
          </table:table-cell>
          <table:table-cell office:value-type="float" office:value="1.27944252477195" calcext:value-type="float">
            <text:p>1.2794425248</text:p>
          </table:table-cell>
          <table:table-cell office:value-type="float" office:value="0.863095" calcext:value-type="float">
            <text:p>0.863095</text:p>
          </table:table-cell>
          <table:table-cell office:value-type="float" office:value="0.947368" calcext:value-type="float">
            <text:p>0.947368</text:p>
          </table:table-cell>
          <table:table-cell table:formula="of:=[.K38]*[.O38]" office:value-type="float" office:value="0.317961951916772" calcext:value-type="float">
            <text:p>0.3179619519</text:p>
          </table:table-cell>
          <table:table-cell office:value-type="float" office:value="0.584947" calcext:value-type="float">
            <text:p>0.584947</text:p>
          </table:table-cell>
          <table:table-cell table:formula="of:=1/[.R38]" office:value-type="float" office:value="1.70955659230665" calcext:value-type="float">
            <text:p>1.7095565923</text:p>
          </table:table-cell>
          <table:table-cell table:style-name="ce2" table:formula="of:=[.S38]*[.L38]" office:value-type="float" office:value="1.55748320297594" calcext:value-type="float">
            <text:p>1.5574832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office:value-type="float" office:value="0.861454567182454" calcext:value-type="float">
            <text:p>0.8614545672</text:p>
          </table:table-cell>
          <table:table-cell office:value-type="float" office:value="0.318334509865547" calcext:value-type="float">
            <text:p>0.3183345099</text:p>
          </table:table-cell>
          <table:table-cell office:value-type="float" office:value="1.23098596441762" calcext:value-type="float">
            <text:p>1.2309859644</text:p>
          </table:table-cell>
          <table:table-cell office:value-type="float" office:value="0.821782" calcext:value-type="float">
            <text:p>0.821782</text:p>
          </table:table-cell>
          <table:table-cell office:value-type="float" office:value="0.953947" calcext:value-type="float">
            <text:p>0.953947</text:p>
          </table:table-cell>
          <table:table-cell table:formula="of:=[.K39]*[.O39]" office:value-type="float" office:value="0.303674250682709" calcext:value-type="float">
            <text:p>0.3036742507</text:p>
          </table:table-cell>
          <table:table-cell office:value-type="float" office:value="0.561661" calcext:value-type="float">
            <text:p>0.561661</text:p>
          </table:table-cell>
          <table:table-cell table:formula="of:=1/[.R39]" office:value-type="float" office:value="1.78043339309655" calcext:value-type="float">
            <text:p>1.7804333931</text:p>
          </table:table-cell>
          <table:table-cell table:style-name="ce2" table:formula="of:=[.S39]*[.L39]" office:value-type="float" office:value="1.53376247804717" calcext:value-type="float">
            <text:p>1.53376247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0.310413702243032" calcext:value-type="float">
            <text:p>0.3104137022</text:p>
          </table:table-cell>
          <table:table-cell table:formula="of:=CORREL([.B32:.B39];[.D32:.D39])" office:value-type="float" office:value="0.31095139870816" calcext:value-type="float">
            <text:p>0.3109513987</text:p>
          </table:table-cell>
          <table:table-cell table:formula="of:=CORREL([.B32:.B39];[.E32:.E39])" office:value-type="float" office:value="0.155351688371977" calcext:value-type="float">
            <text:p>0.1553516884</text:p>
          </table:table-cell>
          <table:table-cell table:formula="of:=CORREL([.B32:.B39];[.F32:.F39])" office:value-type="float" office:value="0.00975389562206513" calcext:value-type="float">
            <text:p>0.0097538956</text:p>
          </table:table-cell>
          <table:table-cell table:formula="of:=CORREL([.B32:.B39];[.G32:.G39])" office:value-type="float" office:value="0.242267069086881" calcext:value-type="float">
            <text:p>0.2422670691</text:p>
          </table:table-cell>
          <table:table-cell table:formula="of:=CORREL([.B32:.B39];[.H32:.H39])" office:value-type="float" office:value="0.579130352678831" calcext:value-type="float">
            <text:p>0.5791303527</text:p>
          </table:table-cell>
          <table:table-cell table:formula="of:=CORREL([.B32:.B39];[.I32:.I39])" office:value-type="float" office:value="-0.559687570132807" calcext:value-type="float">
            <text:p>-0.5596875701</text:p>
          </table:table-cell>
          <table:table-cell table:formula="of:=CORREL([.B32:.B39];[.J32:.J39])" office:value-type="float" office:value="-0.616685299252438" calcext:value-type="float">
            <text:p>-0.6166852993</text:p>
          </table:table-cell>
          <table:table-cell table:style-name="ce6" table:formula="of:=CORREL([.B32:.B39];[.K32:.K39])" office:value-type="float" office:value="0.59625843885289" calcext:value-type="float">
            <text:p>0.5962584389</text:p>
          </table:table-cell>
          <table:table-cell table:formula="of:=CORREL([.B32:.B39];[.L32:.L39])" office:value-type="float" office:value="0.597463076534838" calcext:value-type="float">
            <text:p>0.5974630765</text:p>
          </table:table-cell>
          <table:table-cell table:style-name="ce6" table:formula="of:=CORREL([.B32:.B39];[.M32:.M39])" office:value-type="float" office:value="0.674142818231666" calcext:value-type="float">
            <text:p>0.6741428182</text:p>
          </table:table-cell>
          <table:table-cell table:style-name="ce2" table:formula="of:=CORREL([.B32:.B39];[.N32:.N39])" office:value-type="float" office:value="0.64954459505506" calcext:value-type="float">
            <text:p>0.6495445951</text:p>
          </table:table-cell>
          <table:table-cell table:style-name="ce2" table:formula="of:=CORREL([.B32:.B39];[.O32:.O39])" office:value-type="float" office:value="0.5477498042786" calcext:value-type="float">
            <text:p>0.5477498043</text:p>
          </table:table-cell>
          <table:table-cell table:style-name="ce2" table:formula="of:=CORREL([.B32:.B39];[.P32:.P39])" office:value-type="float" office:value="-0.55163912005523" calcext:value-type="float">
            <text:p>-0.5516391201</text:p>
          </table:table-cell>
          <table:table-cell table:style-name="ce2" table:formula="of:=CORREL([.B32:.B39];[.Q32:.Q39])" office:value-type="float" office:value="0.654363702723616" calcext:value-type="float">
            <text:p>0.6543637027</text:p>
          </table:table-cell>
          <table:table-cell table:style-name="ce2" table:formula="of:=CORREL([.B32:.B39];[.R32:.R39])" office:value-type="float" office:value="-0.199293402489509" calcext:value-type="float">
            <text:p>-0.1992934025</text:p>
          </table:table-cell>
          <table:table-cell table:style-name="ce6" table:formula="of:=CORREL([.B32:.B39];[.S32:.S39])" office:value-type="float" office:value="0.198094015997206" calcext:value-type="float">
            <text:p>0.198094016</text:p>
          </table:table-cell>
          <table:table-cell table:style-name="ce6" table:formula="of:=CORREL([.B32:.B39];[.T32:.T39])" office:value-type="float" office:value="0.511310284031492" calcext:value-type="float">
            <text:p>0.511310284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rbgS</text:p>
          </table:table-cell>
          <table:table-cell table:style-name="ce1" office:value-type="string" calcext:value-type="string">
            <text:p>aA*rS</text:p>
          </table:table-cell>
          <table:table-cell table:style-name="ce1" office:value-type="string" calcext:value-type="string">
            <text:p>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office:value-type="float" office:value="0.967807" calcext:value-type="float">
            <text:p>0.967807</text:p>
          </table:table-cell>
          <table:table-cell table:formula="of:=[.K43]*[.L43]" office:value-type="float" office:value="0.629537574886329" calcext:value-type="float">
            <text:p>0.6295375749</text:p>
          </table:table-cell>
          <table:table-cell table:formula="of:=[.K43]+[.L43]" office:value-type="float" office:value="1.61828542688297" calcext:value-type="float">
            <text:p>1.6182854269</text:p>
          </table:table-cell>
          <table:table-cell office:value-type="float" office:value="0.714475" calcext:value-type="float">
            <text:p>0.714475</text:p>
          </table:table-cell>
          <table:table-cell office:value-type="float" office:value="0.738241" calcext:value-type="float">
            <text:p>0.738241</text:p>
          </table:table-cell>
          <table:table-cell table:formula="of:=[.K43]*[.O43]" office:value-type="float" office:value="0.464750574047212" calcext:value-type="float">
            <text:p>0.464750574</text:p>
          </table:table-cell>
          <table:table-cell office:value-type="float" office:value="0.381333" calcext:value-type="float">
            <text:p>0.381333</text:p>
          </table:table-cell>
          <table:table-cell table:formula="of:=1/[.R43]" office:value-type="float" office:value="2.62237991466776" calcext:value-type="float">
            <text:p>2.6223799147</text:p>
          </table:table-cell>
          <table:table-cell table:formula="of:=[.S43]*[.L43]" office:value-type="float" office:value="2.53795763807486" calcext:value-type="float">
            <text:p>2.53795763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office:value-type="float" office:value="0.961796" calcext:value-type="float">
            <text:p>0.961796</text:p>
          </table:table-cell>
          <table:table-cell table:formula="of:=[.K44]*[.L44]" office:value-type="float" office:value="0.653336322199806" calcext:value-type="float">
            <text:p>0.6533363222</text:p>
          </table:table-cell>
          <table:table-cell table:formula="of:=[.K44]+[.L44]" office:value-type="float" office:value="1.64108383463417" calcext:value-type="float">
            <text:p>1.6410838346</text:p>
          </table:table-cell>
          <table:table-cell office:value-type="float" office:value="0.708115" calcext:value-type="float">
            <text:p>0.708115</text:p>
          </table:table-cell>
          <table:table-cell office:value-type="float" office:value="0.736243" calcext:value-type="float">
            <text:p>0.736243</text:p>
          </table:table-cell>
          <table:table-cell table:formula="of:=[.K44]*[.O44]" office:value-type="float" office:value="0.481013905021975" calcext:value-type="float">
            <text:p>0.481013905</text:p>
          </table:table-cell>
          <table:table-cell office:value-type="float" office:value="0.365031" calcext:value-type="float">
            <text:p>0.365031</text:p>
          </table:table-cell>
          <table:table-cell table:formula="of:=1/[.R44]" office:value-type="float" office:value="2.73949335809835" calcext:value-type="float">
            <text:p>2.7394933581</text:p>
          </table:table-cell>
          <table:table-cell table:formula="of:=[.S44]*[.L44]" office:value-type="float" office:value="2.63483375384556" calcext:value-type="float">
            <text:p>2.634833753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office:value-type="float" office:value="0.946632" calcext:value-type="float">
            <text:p>0.946632</text:p>
          </table:table-cell>
          <table:table-cell table:formula="of:=[.K45]*[.L45]" office:value-type="float" office:value="0.703716203658963" calcext:value-type="float">
            <text:p>0.7037162037</text:p>
          </table:table-cell>
          <table:table-cell table:formula="of:=[.K45]+[.L45]" office:value-type="float" office:value="1.69002140967447" calcext:value-type="float">
            <text:p>1.6900214097</text:p>
          </table:table-cell>
          <table:table-cell office:value-type="float" office:value="0.705144" calcext:value-type="float">
            <text:p>0.705144</text:p>
          </table:table-cell>
          <table:table-cell office:value-type="float" office:value="0.744898" calcext:value-type="float">
            <text:p>0.744898</text:p>
          </table:table-cell>
          <table:table-cell table:formula="of:=[.K45]*[.O45]" office:value-type="float" office:value="0.524196581895494" calcext:value-type="float">
            <text:p>0.5241965819</text:p>
          </table:table-cell>
          <table:table-cell office:value-type="float" office:value="0.33002" calcext:value-type="float">
            <text:p>0.33002</text:p>
          </table:table-cell>
          <table:table-cell table:formula="of:=1/[.R45]" office:value-type="float" office:value="3.03011938670384" calcext:value-type="float">
            <text:p>3.0301193867</text:p>
          </table:table-cell>
          <table:table-cell table:formula="of:=[.S45]*[.L45]" office:value-type="float" office:value="2.86840797527422" calcext:value-type="float">
            <text:p>2.868407975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office:value-type="float" office:value="0.963394" calcext:value-type="float">
            <text:p>0.963394</text:p>
          </table:table-cell>
          <table:table-cell table:formula="of:=[.K46]*[.L46]" office:value-type="float" office:value="0.682744886822672" calcext:value-type="float">
            <text:p>0.6827448868</text:p>
          </table:table-cell>
          <table:table-cell table:formula="of:=[.K46]+[.L46]" office:value-type="float" office:value="1.67208108630391" calcext:value-type="float">
            <text:p>1.6720810863</text:p>
          </table:table-cell>
          <table:table-cell office:value-type="float" office:value="0.686513" calcext:value-type="float">
            <text:p>0.686513</text:p>
          </table:table-cell>
          <table:table-cell office:value-type="float" office:value="0.712598" calcext:value-type="float">
            <text:p>0.712598</text:p>
          </table:table-cell>
          <table:table-cell table:formula="of:=[.K46]*[.O46]" office:value-type="float" office:value="0.486522897679758" calcext:value-type="float">
            <text:p>0.4865228977</text:p>
          </table:table-cell>
          <table:table-cell office:value-type="float" office:value="0.434266" calcext:value-type="float">
            <text:p>0.434266</text:p>
          </table:table-cell>
          <table:table-cell table:formula="of:=1/[.R46]" office:value-type="float" office:value="2.30273611104715" calcext:value-type="float">
            <text:p>2.302736111</text:p>
          </table:table-cell>
          <table:table-cell table:formula="of:=[.S46]*[.L46]" office:value-type="float" office:value="2.21844215296615" calcext:value-type="float">
            <text:p>2.21844215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office:value-type="float" office:value="0.921219" calcext:value-type="float">
            <text:p>0.921219</text:p>
          </table:table-cell>
          <table:table-cell table:formula="of:=[.K47]*[.L47]" office:value-type="float" office:value="0.667462939616572" calcext:value-type="float">
            <text:p>0.6674629396</text:p>
          </table:table-cell>
          <table:table-cell table:formula="of:=[.K47]+[.L47]" office:value-type="float" office:value="1.64576217552783" calcext:value-type="float">
            <text:p>1.6457621755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757339" calcext:value-type="float">
            <text:p>0.757339</text:p>
          </table:table-cell>
          <table:table-cell table:formula="of:=[.K47]*[.O47]" office:value-type="float" office:value="0.505494935443203" calcext:value-type="float">
            <text:p>0.5054949354</text:p>
          </table:table-cell>
          <table:table-cell office:value-type="float" office:value="0.326511" calcext:value-type="float">
            <text:p>0.326511</text:p>
          </table:table-cell>
          <table:table-cell table:formula="of:=1/[.R47]" office:value-type="float" office:value="3.06268395245489" calcext:value-type="float">
            <text:p>3.0626839525</text:p>
          </table:table-cell>
          <table:table-cell table:formula="of:=[.S47]*[.L47]" office:value-type="float" office:value="2.82140264799655" calcext:value-type="float">
            <text:p>2.82140264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office:value-type="float" office:value="0.911977" calcext:value-type="float">
            <text:p>0.911977</text:p>
          </table:table-cell>
          <table:table-cell table:formula="of:=[.K48]*[.L48]" office:value-type="float" office:value="0.522622922636103" calcext:value-type="float">
            <text:p>0.5226229226</text:p>
          </table:table-cell>
          <table:table-cell table:formula="of:=[.K48]+[.L48]" office:value-type="float" office:value="1.4850429025788" calcext:value-type="float">
            <text:p>1.4850429026</text:p>
          </table:table-cell>
          <table:table-cell office:value-type="float" office:value="0.675214" calcext:value-type="float">
            <text:p>0.675214</text:p>
          </table:table-cell>
          <table:table-cell office:value-type="float" office:value="0.740385" calcext:value-type="float">
            <text:p>0.740385</text:p>
          </table:table-cell>
          <table:table-cell table:formula="of:=[.K48]*[.O48]" office:value-type="float" office:value="0.386942120343839" calcext:value-type="float">
            <text:p>0.3869421203</text:p>
          </table:table-cell>
          <table:table-cell office:value-type="float" office:value="0.468043" calcext:value-type="float">
            <text:p>0.468043</text:p>
          </table:table-cell>
          <table:table-cell table:formula="of:=1/[.R48]" office:value-type="float" office:value="2.1365558292721" calcext:value-type="float">
            <text:p>2.1365558293</text:p>
          </table:table-cell>
          <table:table-cell table:formula="of:=[.S48]*[.L48]" office:value-type="float" office:value="1.94848977551208" calcext:value-type="float">
            <text:p>1.948489775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office:value-type="float" office:value="1.02044" calcext:value-type="float">
            <text:p>1.02044</text:p>
          </table:table-cell>
          <table:table-cell table:formula="of:=[.K49]*[.L49]" office:value-type="float" office:value="0.771039547851843" calcext:value-type="float">
            <text:p>0.7710395479</text:p>
          </table:table-cell>
          <table:table-cell table:formula="of:=[.K49]+[.L49]" office:value-type="float" office:value="1.77603518232512" calcext:value-type="float">
            <text:p>1.7760351823</text:p>
          </table:table-cell>
          <table:table-cell office:value-type="float" office:value="0.741036" calcext:value-type="float">
            <text:p>0.741036</text:p>
          </table:table-cell>
          <table:table-cell office:value-type="float" office:value="0.72619" calcext:value-type="float">
            <text:p>0.72619</text:p>
          </table:table-cell>
          <table:table-cell table:formula="of:=[.K49]*[.O49]" office:value-type="float" office:value="0.559923231529476" calcext:value-type="float">
            <text:p>0.5599232315</text:p>
          </table:table-cell>
          <table:table-cell office:value-type="float" office:value="0.27493" calcext:value-type="float">
            <text:p>0.27493</text:p>
          </table:table-cell>
          <table:table-cell table:formula="of:=1/[.R49]" office:value-type="float" office:value="3.63728949187066" calcext:value-type="float">
            <text:p>3.6372894919</text:p>
          </table:table-cell>
          <table:table-cell table:formula="of:=[.S49]*[.L49]" office:value-type="float" office:value="3.71163568908449" calcext:value-type="float">
            <text:p>3.711635689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42:.B49];[.C42:.C49])" office:value-type="float" office:value="0.494619516505771" calcext:value-type="float">
            <text:p>0.4946195165</text:p>
          </table:table-cell>
          <table:table-cell table:formula="of:=CORREL([.B42:.B49];[.D42:.D49])" office:value-type="float" office:value="0.469716882245321" calcext:value-type="float">
            <text:p>0.4697168822</text:p>
          </table:table-cell>
          <table:table-cell table:formula="of:=CORREL([.B42:.B49];[.E42:.E49])" office:value-type="float" office:value="0.398938205603894" calcext:value-type="float">
            <text:p>0.3989382056</text:p>
          </table:table-cell>
          <table:table-cell table:formula="of:=CORREL([.B42:.B49];[.F42:.F49])" office:value-type="float" office:value="0.350435803390871" calcext:value-type="float">
            <text:p>0.3504358034</text:p>
          </table:table-cell>
          <table:table-cell table:formula="of:=CORREL([.B42:.B49];[.G42:.G49])" office:value-type="float" office:value="0.465600701404621" calcext:value-type="float">
            <text:p>0.4656007014</text:p>
          </table:table-cell>
          <table:table-cell table:formula="of:=CORREL([.B42:.B49];[.H42:.H49])" office:value-type="float" office:value="-0.787378654714651" calcext:value-type="float">
            <text:p>-0.7873786547</text:p>
          </table:table-cell>
          <table:table-cell table:formula="of:=CORREL([.B42:.B49];[.I42:.I49])" office:value-type="float" office:value="0.81631582831431" calcext:value-type="float">
            <text:p>0.8163158283</text:p>
          </table:table-cell>
          <table:table-cell table:formula="of:=CORREL([.B42:.B49];[.J42:.J49])" office:value-type="float" office:value="-0.556114205606492" calcext:value-type="float">
            <text:p>-0.5561142056</text:p>
          </table:table-cell>
          <table:table-cell table:style-name="ce5" table:formula="of:=CORREL([.B42:.B49];[.K42:.K49])" office:value-type="float" office:value="0.584872006117405" calcext:value-type="float">
            <text:p>0.5848720061</text:p>
          </table:table-cell>
          <table:table-cell table:formula="of:=CORREL([.B42:.B49];[.L42:.L49])" office:value-type="float" office:value="0.27947997607431" calcext:value-type="float">
            <text:p>0.2794799761</text:p>
          </table:table-cell>
          <table:table-cell table:style-name="ce5" table:formula="of:=CORREL([.B42:.B49];[.M42:.M49])" office:value-type="float" office:value="0.556529173346031" calcext:value-type="float">
            <text:p>0.5565291733</text:p>
          </table:table-cell>
          <table:table-cell table:formula="of:=CORREL([.B42:.B49];[.N42:.N49])" office:value-type="float" office:value="0.5352643725319" calcext:value-type="float">
            <text:p>0.5352643725</text:p>
          </table:table-cell>
          <table:table-cell table:formula="of:=CORREL([.B42:.B49];[.O42:.O49])" office:value-type="float" office:value="0.550930487131706" calcext:value-type="float">
            <text:p>0.5509304871</text:p>
          </table:table-cell>
          <table:table-cell table:formula="of:=CORREL([.B42:.B49];[.P42:.P49])" office:value-type="float" office:value="0.338329891695528" calcext:value-type="float">
            <text:p>0.3383298917</text:p>
          </table:table-cell>
          <table:table-cell table:style-name="ce1" table:formula="of:=CORREL([.B42:.B49];[.Q42:.Q49])" office:value-type="float" office:value="0.631852882141358" calcext:value-type="float">
            <text:p>0.6318528821</text:p>
          </table:table-cell>
          <table:table-cell table:style-name="ce2" table:formula="of:=CORREL([.B42:.B49];[.R42:.R49])" office:value-type="float" office:value="-0.759732767388033" calcext:value-type="float">
            <text:p>-0.7597327674</text:p>
          </table:table-cell>
          <table:table-cell table:style-name="ce5" table:formula="of:=CORREL([.B42:.B49];[.S42:.S49])" office:value-type="float" office:value="0.795545514571059" calcext:value-type="float">
            <text:p>0.7955455146</text:p>
          </table:table-cell>
          <table:table-cell table:style-name="ce5" table:formula="of:=CORREL([.B42:.B49];[.T42:.T49])" office:value-type="float" office:value="0.749451116718399" calcext:value-type="float">
            <text:p>0.7494511167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office:value-type="float" office:value="0.957744003051334" calcext:value-type="float">
            <text:p>0.9577440031</text:p>
          </table:table-cell>
          <table:table-cell table:formula="of:=[.K53]*[.L53]" office:value-type="float" office:value="0.676353777471918" calcext:value-type="float">
            <text:p>0.6763537775</text:p>
          </table:table-cell>
          <table:table-cell table:formula="of:=[.K53]+[.L53]" office:value-type="float" office:value="1.66393874331291" calcext:value-type="float">
            <text:p>1.6639387433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.603015" calcext:value-type="float">
            <text:p>0.603015</text:p>
          </table:table-cell>
          <table:table-cell table:formula="of:=[.K53]*[.O53]" office:value-type="float" office:value="0.407851473122228" calcext:value-type="float">
            <text:p>0.4078514731</text:p>
          </table:table-cell>
          <table:table-cell office:value-type="float" office:value="0.26755" calcext:value-type="float">
            <text:p>0.26755</text:p>
          </table:table-cell>
          <table:table-cell table:formula="of:=1/[.R53]" office:value-type="float" office:value="3.73761913660998" calcext:value-type="float">
            <text:p>3.7376191366</text:p>
          </table:table-cell>
          <table:table-cell table:formula="of:=[.S53]*[.L53]" office:value-type="float" office:value="3.57968231377811" calcext:value-type="float">
            <text:p>3.57968231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office:value-type="float" office:value="1.02971965888064" calcext:value-type="float">
            <text:p>1.0297196589</text:p>
          </table:table-cell>
          <table:table-cell table:formula="of:=[.K54]*[.L54]" office:value-type="float" office:value="0.502491013151593" calcext:value-type="float">
            <text:p>0.5024910132</text:p>
          </table:table-cell>
          <table:table-cell table:formula="of:=[.K54]+[.L54]" office:value-type="float" office:value="1.51770783004737" calcext:value-type="float">
            <text:p>1.51770783</text:p>
          </table:table-cell>
          <table:table-cell office:value-type="float" office:value="0.606024" calcext:value-type="float">
            <text:p>0.606024</text:p>
          </table:table-cell>
          <table:table-cell office:value-type="float" office:value="0.588533" calcext:value-type="float">
            <text:p>0.588533</text:p>
          </table:table-cell>
          <table:table-cell table:formula="of:=[.K54]*[.O54]" office:value-type="float" office:value="0.295732543443147" calcext:value-type="float">
            <text:p>0.2957325434</text:p>
          </table:table-cell>
          <table:table-cell office:value-type="float" office:value="0.335805" calcext:value-type="float">
            <text:p>0.335805</text:p>
          </table:table-cell>
          <table:table-cell table:formula="of:=1/[.R54]" office:value-type="float" office:value="2.97791873259779" calcext:value-type="float">
            <text:p>2.9779187326</text:p>
          </table:table-cell>
          <table:table-cell table:formula="of:=[.S54]*[.L54]" office:value-type="float" office:value="3.06642146150486" calcext:value-type="float">
            <text:p>3.06642146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office:value-type="float" office:value="1.0371766768961" calcext:value-type="float">
            <text:p>1.0371766769</text:p>
          </table:table-cell>
          <table:table-cell table:formula="of:=[.K55]*[.L55]" office:value-type="float" office:value="0.414242678857292" calcext:value-type="float">
            <text:p>0.4142426789</text:p>
          </table:table-cell>
          <table:table-cell table:formula="of:=[.K55]+[.L55]" office:value-type="float" office:value="1.43657119480695" calcext:value-type="float">
            <text:p>1.4365711948</text:p>
          </table:table-cell>
          <table:table-cell office:value-type="float" office:value="0.615108" calcext:value-type="float">
            <text:p>0.615108</text:p>
          </table:table-cell>
          <table:table-cell office:value-type="float" office:value="0.59306" calcext:value-type="float">
            <text:p>0.59306</text:p>
          </table:table-cell>
          <table:table-cell table:formula="of:=[.K55]*[.O55]" office:value-type="float" office:value="0.245670763123105" calcext:value-type="float">
            <text:p>0.2456707631</text:p>
          </table:table-cell>
          <table:table-cell office:value-type="float" office:value="0.400691" calcext:value-type="float">
            <text:p>0.400691</text:p>
          </table:table-cell>
          <table:table-cell table:formula="of:=1/[.R55]" office:value-type="float" office:value="2.49568869777459" calcext:value-type="float">
            <text:p>2.4956886978</text:p>
          </table:table-cell>
          <table:table-cell table:formula="of:=[.S55]*[.L55]" office:value-type="float" office:value="2.58847011012501" calcext:value-type="float">
            <text:p>2.58847011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office:value-type="float" office:value="0.979565879591318" calcext:value-type="float">
            <text:p>0.9795658796</text:p>
          </table:table-cell>
          <table:table-cell table:formula="of:=[.K56]*[.L56]" office:value-type="float" office:value="0.331172728886434" calcext:value-type="float">
            <text:p>0.3311727289</text:p>
          </table:table-cell>
          <table:table-cell table:formula="of:=[.K56]+[.L56]" office:value-type="float" office:value="1.31764699877506" calcext:value-type="float">
            <text:p>1.3176469988</text:p>
          </table:table-cell>
          <table:table-cell office:value-type="float" office:value="0.608426" calcext:value-type="float">
            <text:p>0.608426</text:p>
          </table:table-cell>
          <table:table-cell office:value-type="float" office:value="0.621118" calcext:value-type="float">
            <text:p>0.621118</text:p>
          </table:table-cell>
          <table:table-cell table:formula="of:=[.K56]*[.O56]" office:value-type="float" office:value="0.205697343020484" calcext:value-type="float">
            <text:p>0.205697343</text:p>
          </table:table-cell>
          <table:table-cell office:value-type="float" office:value="0.421701" calcext:value-type="float">
            <text:p>0.421701</text:p>
          </table:table-cell>
          <table:table-cell table:formula="of:=1/[.R56]" office:value-type="float" office:value="2.37134841985198" calcext:value-type="float">
            <text:p>2.3713484199</text:p>
          </table:table-cell>
          <table:table-cell table:formula="of:=[.S56]*[.L56]" office:value-type="float" office:value="2.32289200070979" calcext:value-type="float">
            <text:p>2.32289200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office:value-type="float" office:value="0.998110770795413" calcext:value-type="float">
            <text:p>0.9981107708</text:p>
          </table:table-cell>
          <table:table-cell table:formula="of:=[.K57]*[.L57]" office:value-type="float" office:value="0.350720080816691" calcext:value-type="float">
            <text:p>0.3507200808</text:p>
          </table:table-cell>
          <table:table-cell table:formula="of:=[.K57]+[.L57]" office:value-type="float" office:value="1.34949469638635" calcext:value-type="float">
            <text:p>1.3494946964</text:p>
          </table:table-cell>
          <table:table-cell office:value-type="float" office:value="0.592771" calcext:value-type="float">
            <text:p>0.592771</text:p>
          </table:table-cell>
          <table:table-cell office:value-type="float" office:value="0.593893" calcext:value-type="float">
            <text:p>0.593893</text:p>
          </table:table-cell>
          <table:table-cell table:formula="of:=[.K57]*[.O57]" office:value-type="float" office:value="0.208290200956467" calcext:value-type="float">
            <text:p>0.208290201</text:p>
          </table:table-cell>
          <table:table-cell office:value-type="float" office:value="0.410934" calcext:value-type="float">
            <text:p>0.410934</text:p>
          </table:table-cell>
          <table:table-cell table:formula="of:=1/[.R57]" office:value-type="float" office:value="2.43348080226995" calcext:value-type="float">
            <text:p>2.4334808023</text:p>
          </table:table-cell>
          <table:table-cell table:formula="of:=[.S57]*[.L57]" office:value-type="float" office:value="2.4288833992695" calcext:value-type="float">
            <text:p>2.42888339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office:value-type="float" office:value="1.03054327325523" calcext:value-type="float">
            <text:p>1.0305432733</text:p>
          </table:table-cell>
          <table:table-cell table:formula="of:=[.K58]*[.L58]" office:value-type="float" office:value="0.478399031290871" calcext:value-type="float">
            <text:p>0.4783990313</text:p>
          </table:table-cell>
          <table:table-cell table:formula="of:=[.K58]+[.L58]" office:value-type="float" office:value="1.49476349933048" calcext:value-type="float">
            <text:p>1.4947634993</text:p>
          </table:table-cell>
          <table:table-cell office:value-type="float" office:value="0.593393" calcext:value-type="float">
            <text:p>0.593393</text:p>
          </table:table-cell>
          <table:table-cell office:value-type="float" office:value="0.575806" calcext:value-type="float">
            <text:p>0.575806</text:p>
          </table:table-cell>
          <table:table-cell table:formula="of:=[.K58]*[.O58]" office:value-type="float" office:value="0.275465032611471" calcext:value-type="float">
            <text:p>0.2754650326</text:p>
          </table:table-cell>
          <table:table-cell office:value-type="float" office:value="0.302948" calcext:value-type="float">
            <text:p>0.302948</text:p>
          </table:table-cell>
          <table:table-cell table:formula="of:=1/[.R58]" office:value-type="float" office:value="3.30089652349578" calcext:value-type="float">
            <text:p>3.3008965235</text:p>
          </table:table-cell>
          <table:table-cell table:formula="of:=[.S58]*[.L58]" office:value-type="float" office:value="3.40171670800015" calcext:value-type="float">
            <text:p>3.4017167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office:value-type="float" office:value="1.02437998945529" calcext:value-type="float">
            <text:p>1.0243799895</text:p>
          </table:table-cell>
          <table:table-cell table:formula="of:=[.K59]*[.L59]" office:value-type="float" office:value="0.542031541230066" calcext:value-type="float">
            <text:p>0.5420315412</text:p>
          </table:table-cell>
          <table:table-cell table:formula="of:=[.K59]+[.L59]" office:value-type="float" office:value="1.55351131455887" calcext:value-type="float">
            <text:p>1.5535113146</text:p>
          </table:table-cell>
          <table:table-cell office:value-type="float" office:value="0.60425" calcext:value-type="float">
            <text:p>0.60425</text:p>
          </table:table-cell>
          <table:table-cell office:value-type="float" office:value="0.589869" calcext:value-type="float">
            <text:p>0.589869</text:p>
          </table:table-cell>
          <table:table-cell table:formula="of:=[.K59]*[.O59]" office:value-type="float" office:value="0.319727603193837" calcext:value-type="float">
            <text:p>0.3197276032</text:p>
          </table:table-cell>
          <table:table-cell office:value-type="float" office:value="0.243542" calcext:value-type="float">
            <text:p>0.243542</text:p>
          </table:table-cell>
          <table:table-cell table:formula="of:=1/[.R59]" office:value-type="float" office:value="4.10606794721239" calcext:value-type="float">
            <text:p>4.1060679472</text:p>
          </table:table-cell>
          <table:table-cell table:formula="of:=[.S59]*[.L59]" office:value-type="float" office:value="4.20617384046813" calcext:value-type="float">
            <text:p>4.20617384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office:value-type="float" office:value="0.964495572019439" calcext:value-type="float">
            <text:p>0.964495572</text:p>
          </table:table-cell>
          <table:table-cell table:formula="of:=[.K60]*[.L60]" office:value-type="float" office:value="0.423734314517937" calcext:value-type="float">
            <text:p>0.4237343145</text:p>
          </table:table-cell>
          <table:table-cell table:formula="of:=[.K60]+[.L60]" office:value-type="float" office:value="1.40382813798522" calcext:value-type="float">
            <text:p>1.403828138</text:p>
          </table:table-cell>
          <table:table-cell office:value-type="float" office:value="0.586476" calcext:value-type="float">
            <text:p>0.586476</text:p>
          </table:table-cell>
          <table:table-cell office:value-type="float" office:value="0.608065" calcext:value-type="float">
            <text:p>0.608065</text:p>
          </table:table-cell>
          <table:table-cell table:formula="of:=[.K60]*[.O60]" office:value-type="float" office:value="0.25765800595735" calcext:value-type="float">
            <text:p>0.257658006</text:p>
          </table:table-cell>
          <table:table-cell office:value-type="float" office:value="0.309537" calcext:value-type="float">
            <text:p>0.309537</text:p>
          </table:table-cell>
          <table:table-cell table:formula="of:=1/[.R60]" office:value-type="float" office:value="3.23063155616291" calcext:value-type="float">
            <text:p>3.2306315562</text:p>
          </table:table-cell>
          <table:table-cell table:formula="of:=[.S60]*[.L60]" office:value-type="float" office:value="3.1159298307454" calcext:value-type="float">
            <text:p>3.11592983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office:value-type="float" office:value="0.950677471318882" calcext:value-type="float">
            <text:p>0.9506774713</text:p>
          </table:table-cell>
          <table:table-cell table:formula="of:=[.K61]*[.L61]" office:value-type="float" office:value="0.399778584328443" calcext:value-type="float">
            <text:p>0.3997785843</text:p>
          </table:table-cell>
          <table:table-cell table:formula="of:=[.K61]+[.L61]" office:value-type="float" office:value="1.37119714953722" calcext:value-type="float">
            <text:p>1.3711971495</text:p>
          </table:table-cell>
          <table:table-cell office:value-type="float" office:value="0.581306" calcext:value-type="float">
            <text:p>0.581306</text:p>
          </table:table-cell>
          <table:table-cell office:value-type="float" office:value="0.611465" calcext:value-type="float">
            <text:p>0.611465</text:p>
          </table:table-cell>
          <table:table-cell table:formula="of:=[.K61]*[.O61]" office:value-type="float" office:value="0.244450612066392" calcext:value-type="float">
            <text:p>0.2444506121</text:p>
          </table:table-cell>
          <table:table-cell office:value-type="float" office:value="0.349272" calcext:value-type="float">
            <text:p>0.349272</text:p>
          </table:table-cell>
          <table:table-cell table:formula="of:=1/[.R61]" office:value-type="float" office:value="2.86309810119334" calcext:value-type="float">
            <text:p>2.8630981012</text:p>
          </table:table-cell>
          <table:table-cell table:formula="of:=[.S61]*[.L61]" office:value-type="float" office:value="2.72188286298038" calcext:value-type="float">
            <text:p>2.7218828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office:value-type="float" office:value="1.02073641197339" calcext:value-type="float">
            <text:p>1.020736412</text:p>
          </table:table-cell>
          <table:table-cell table:formula="of:=[.K62]*[.L62]" office:value-type="float" office:value="0.432928178124648" calcext:value-type="float">
            <text:p>0.4329281781</text:p>
          </table:table-cell>
          <table:table-cell table:formula="of:=[.K62]+[.L62]" office:value-type="float" office:value="1.44486958979122" calcext:value-type="float">
            <text:p>1.4448695898</text:p>
          </table:table-cell>
          <table:table-cell office:value-type="float" office:value="0.598765" calcext:value-type="float">
            <text:p>0.598765</text:p>
          </table:table-cell>
          <table:table-cell office:value-type="float" office:value="0.586601" calcext:value-type="float">
            <text:p>0.586601</text:p>
          </table:table-cell>
          <table:table-cell table:formula="of:=[.K62]*[.O62]" office:value-type="float" office:value="0.253956102216096" calcext:value-type="float">
            <text:p>0.2539561022</text:p>
          </table:table-cell>
          <table:table-cell office:value-type="float" office:value="0.346371" calcext:value-type="float">
            <text:p>0.346371</text:p>
          </table:table-cell>
          <table:table-cell table:formula="of:=1/[.R62]" office:value-type="float" office:value="2.88707772879369" calcext:value-type="float">
            <text:p>2.8870777288</text:p>
          </table:table-cell>
          <table:table-cell table:formula="of:=[.S62]*[.L62]" office:value-type="float" office:value="2.94694536197716" calcext:value-type="float">
            <text:p>2.9469453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office:value-type="float" office:value="1.06468273319715" calcext:value-type="float">
            <text:p>1.0646827332</text:p>
          </table:table-cell>
          <table:table-cell table:formula="of:=[.K63]*[.L63]" office:value-type="float" office:value="0.305400088118304" calcext:value-type="float">
            <text:p>0.3054000881</text:p>
          </table:table-cell>
          <table:table-cell table:formula="of:=[.K63]+[.L63]" office:value-type="float" office:value="1.35152883165994" calcext:value-type="float">
            <text:p>1.3515288317</text:p>
          </table:table-cell>
          <table:table-cell office:value-type="float" office:value="0.624413" calcext:value-type="float">
            <text:p>0.624413</text:p>
          </table:table-cell>
          <table:table-cell office:value-type="float" office:value="0.586478" calcext:value-type="float">
            <text:p>0.586478</text:p>
          </table:table-cell>
          <table:table-cell table:formula="of:=[.K63]*[.O63]" office:value-type="float" office:value="0.179110432879447" calcext:value-type="float">
            <text:p>0.1791104329</text:p>
          </table:table-cell>
          <table:table-cell office:value-type="float" office:value="0.535125" calcext:value-type="float">
            <text:p>0.535125</text:p>
          </table:table-cell>
          <table:table-cell table:formula="of:=1/[.R63]" office:value-type="float" office:value="1.86872226115394" calcext:value-type="float">
            <text:p>1.8687222612</text:p>
          </table:table-cell>
          <table:table-cell table:formula="of:=[.S63]*[.L63]" office:value-type="float" office:value="1.98959632459173" calcext:value-type="float">
            <text:p>1.98959632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office:value-type="float" office:value="1.04930350460157" calcext:value-type="float">
            <text:p>1.0493035046</text:p>
          </table:table-cell>
          <table:table-cell table:formula="of:=[.K64]*[.L64]" office:value-type="float" office:value="0.245311671868755" calcext:value-type="float">
            <text:p>0.2453116719</text:p>
          </table:table-cell>
          <table:table-cell table:formula="of:=[.K64]+[.L64]" office:value-type="float" office:value="1.28308874480422" calcext:value-type="float">
            <text:p>1.2830887448</text:p>
          </table:table-cell>
          <table:table-cell office:value-type="float" office:value="0.611809" calcext:value-type="float">
            <text:p>0.611809</text:p>
          </table:table-cell>
          <table:table-cell office:value-type="float" office:value="0.583062" calcext:value-type="float">
            <text:p>0.583062</text:p>
          </table:table-cell>
          <table:table-cell table:formula="of:=[.K64]*[.O64]" office:value-type="float" office:value="0.14303191402314" calcext:value-type="float">
            <text:p>0.143031914</text:p>
          </table:table-cell>
          <table:table-cell office:value-type="float" office:value="0.638634" calcext:value-type="float">
            <text:p>0.638634</text:p>
          </table:table-cell>
          <table:table-cell table:formula="of:=1/[.R64]" office:value-type="float" office:value="1.56584209421985" calcext:value-type="float">
            <text:p>1.5658420942</text:p>
          </table:table-cell>
          <table:table-cell table:formula="of:=[.S64]*[.L64]" office:value-type="float" office:value="1.64304359711755" calcext:value-type="float">
            <text:p>1.64304359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office:value-type="float" office:value="1.04843635840989" calcext:value-type="float">
            <text:p>1.0484363584</text:p>
          </table:table-cell>
          <table:table-cell table:formula="of:=[.K65]*[.L65]" office:value-type="float" office:value="0.253105494402828" calcext:value-type="float">
            <text:p>0.2531054944</text:p>
          </table:table-cell>
          <table:table-cell table:formula="of:=[.K65]+[.L65]" office:value-type="float" office:value="1.28984871727419" calcext:value-type="float">
            <text:p>1.2898487173</text:p>
          </table:table-cell>
          <table:table-cell office:value-type="float" office:value="0.612745" calcext:value-type="float">
            <text:p>0.612745</text:p>
          </table:table-cell>
          <table:table-cell office:value-type="float" office:value="0.584437" calcext:value-type="float">
            <text:p>0.584437</text:p>
          </table:table-cell>
          <table:table-cell table:formula="of:=[.K65]*[.O65]" office:value-type="float" office:value="0.147924215832305" calcext:value-type="float">
            <text:p>0.1479242158</text:p>
          </table:table-cell>
          <table:table-cell office:value-type="float" office:value="0.650382" calcext:value-type="float">
            <text:p>0.650382</text:p>
          </table:table-cell>
          <table:table-cell table:formula="of:=1/[.R65]" office:value-type="float" office:value="1.53755792749492" calcext:value-type="float">
            <text:p>1.5375579275</text:p>
          </table:table-cell>
          <table:table-cell table:formula="of:=[.S65]*[.L65]" office:value-type="float" office:value="1.61203163434703" calcext:value-type="float">
            <text:p>1.61203163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office:value-type="float" office:value="0.980199764982373" calcext:value-type="float">
            <text:p>0.980199765</text:p>
          </table:table-cell>
          <table:table-cell table:formula="of:=[.K66]*[.L66]" office:value-type="float" office:value="0.269141466791794" calcext:value-type="float">
            <text:p>0.2691414668</text:p>
          </table:table-cell>
          <table:table-cell table:formula="of:=[.K66]+[.L66]" office:value-type="float" office:value="1.25477794425447" calcext:value-type="float">
            <text:p>1.2547779443</text:p>
          </table:table-cell>
          <table:table-cell office:value-type="float" office:value="0.567222" calcext:value-type="float">
            <text:p>0.567222</text:p>
          </table:table-cell>
          <table:table-cell office:value-type="float" office:value="0.57868" calcext:value-type="float">
            <text:p>0.57868</text:p>
          </table:table-cell>
          <table:table-cell table:formula="of:=[.K66]*[.O66]" office:value-type="float" office:value="0.155746784003075" calcext:value-type="float">
            <text:p>0.155746784</text:p>
          </table:table-cell>
          <table:table-cell office:value-type="float" office:value="0.605463" calcext:value-type="float">
            <text:p>0.605463</text:p>
          </table:table-cell>
          <table:table-cell table:formula="of:=1/[.R66]" office:value-type="float" office:value="1.65162858836956" calcext:value-type="float">
            <text:p>1.6516285884</text:p>
          </table:table-cell>
          <table:table-cell table:formula="of:=[.S66]*[.L66]" office:value-type="float" office:value="1.61892595415801" calcext:value-type="float">
            <text:p>1.618925954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office:value-type="float" office:value="0.993359276585024" calcext:value-type="float">
            <text:p>0.9933592766</text:p>
          </table:table-cell>
          <table:table-cell table:formula="of:=[.K67]*[.L67]" office:value-type="float" office:value="0.310442236308612" calcext:value-type="float">
            <text:p>0.3104422363</text:p>
          </table:table-cell>
          <table:table-cell table:formula="of:=[.K67]+[.L67]" office:value-type="float" office:value="1.30587685569885" calcext:value-type="float">
            <text:p>1.3058768557</text:p>
          </table:table-cell>
          <table:table-cell office:value-type="float" office:value="0.583535" calcext:value-type="float">
            <text:p>0.583535</text:p>
          </table:table-cell>
          <table:table-cell office:value-type="float" office:value="0.587436" calcext:value-type="float">
            <text:p>0.587436</text:p>
          </table:table-cell>
          <table:table-cell table:formula="of:=[.K67]*[.O67]" office:value-type="float" office:value="0.182364945528186" calcext:value-type="float">
            <text:p>0.1823649455</text:p>
          </table:table-cell>
          <table:table-cell office:value-type="float" office:value="0.522187" calcext:value-type="float">
            <text:p>0.522187</text:p>
          </table:table-cell>
          <table:table-cell table:formula="of:=1/[.R67]" office:value-type="float" office:value="1.91502277919596" calcext:value-type="float">
            <text:p>1.9150227792</text:p>
          </table:table-cell>
          <table:table-cell table:formula="of:=[.S67]*[.L67]" office:value-type="float" office:value="1.90230564258594" calcext:value-type="float">
            <text:p>1.90230564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office:value-type="float" office:value="1.05313062015235" calcext:value-type="float">
            <text:p>1.0531306202</text:p>
          </table:table-cell>
          <table:table-cell table:formula="of:=[.K68]*[.L68]" office:value-type="float" office:value="0.403711778699983" calcext:value-type="float">
            <text:p>0.4037117787</text:p>
          </table:table-cell>
          <table:table-cell table:formula="of:=[.K68]+[.L68]" office:value-type="float" office:value="1.43647507047474" calcext:value-type="float">
            <text:p>1.4364750705</text:p>
          </table:table-cell>
          <table:table-cell office:value-type="float" office:value="0.606658" calcext:value-type="float">
            <text:p>0.606658</text:p>
          </table:table-cell>
          <table:table-cell office:value-type="float" office:value="0.576052" calcext:value-type="float">
            <text:p>0.576052</text:p>
          </table:table-cell>
          <table:table-cell table:formula="of:=[.K68]*[.O68]" office:value-type="float" office:value="0.232558977543682" calcext:value-type="float">
            <text:p>0.2325589775</text:p>
          </table:table-cell>
          <table:table-cell office:value-type="float" office:value="0.427555" calcext:value-type="float">
            <text:p>0.427555</text:p>
          </table:table-cell>
          <table:table-cell table:formula="of:=1/[.R68]" office:value-type="float" office:value="2.33888037796307" calcext:value-type="float">
            <text:p>2.338880378</text:p>
          </table:table-cell>
          <table:table-cell table:formula="of:=[.S68]*[.L68]" office:value-type="float" office:value="2.46314654290641" calcext:value-type="float">
            <text:p>2.46314654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office:value-type="float" office:value="0.994880471507001" calcext:value-type="float">
            <text:p>0.9948804715</text:p>
          </table:table-cell>
          <table:table-cell table:formula="of:=[.K69]*[.L69]" office:value-type="float" office:value="0.486984674785848" calcext:value-type="float">
            <text:p>0.4869846748</text:p>
          </table:table-cell>
          <table:table-cell table:formula="of:=[.K69]+[.L69]" office:value-type="float" office:value="1.48437110755113" calcext:value-type="float">
            <text:p>1.4843711076</text:p>
          </table:table-cell>
          <table:table-cell office:value-type="float" office:value="0.569194" calcext:value-type="float">
            <text:p>0.569194</text:p>
          </table:table-cell>
          <table:table-cell office:value-type="float" office:value="0.572123" calcext:value-type="float">
            <text:p>0.572123</text:p>
          </table:table-cell>
          <table:table-cell table:formula="of:=[.K69]*[.O69]" office:value-type="float" office:value="0.278615133092504" calcext:value-type="float">
            <text:p>0.2786151331</text:p>
          </table:table-cell>
          <table:table-cell office:value-type="float" office:value="0.339475" calcext:value-type="float">
            <text:p>0.339475</text:p>
          </table:table-cell>
          <table:table-cell table:formula="of:=1/[.R69]" office:value-type="float" office:value="2.9457250165697" calcext:value-type="float">
            <text:p>2.9457250166</text:p>
          </table:table-cell>
          <table:table-cell table:formula="of:=[.S69]*[.L69]" office:value-type="float" office:value="2.93064429341484" calcext:value-type="float">
            <text:p>2.93064429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office:value-type="float" office:value="1.07002053239112" calcext:value-type="float">
            <text:p>1.0700205324</text:p>
          </table:table-cell>
          <table:table-cell table:formula="of:=[.K70]*[.L70]" office:value-type="float" office:value="0.629642365521634" calcext:value-type="float">
            <text:p>0.6296423655</text:p>
          </table:table-cell>
          <table:table-cell table:formula="of:=[.K70]+[.L70]" office:value-type="float" office:value="1.65846004963534" calcext:value-type="float">
            <text:p>1.6584600496</text:p>
          </table:table-cell>
          <table:table-cell office:value-type="float" office:value="0.589928" calcext:value-type="float">
            <text:p>0.589928</text:p>
          </table:table-cell>
          <table:table-cell office:value-type="float" office:value="0.551324" calcext:value-type="float">
            <text:p>0.551324</text:p>
          </table:table-cell>
          <table:table-cell table:formula="of:=[.K70]*[.O70]" office:value-type="float" office:value="0.347136947528848" calcext:value-type="float">
            <text:p>0.3471369475</text:p>
          </table:table-cell>
          <table:table-cell office:value-type="float" office:value="0.285857" calcext:value-type="float">
            <text:p>0.285857</text:p>
          </table:table-cell>
          <table:table-cell table:formula="of:=1/[.R70]" office:value-type="float" office:value="3.4982526228149" calcext:value-type="float">
            <text:p>3.4982526228</text:p>
          </table:table-cell>
          <table:table-cell table:formula="of:=[.S70]*[.L70]" office:value-type="float" office:value="3.74320213390304" calcext:value-type="float">
            <text:p>3.743202133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office:value-type="float" office:value="1.03263843895177" calcext:value-type="float">
            <text:p>1.032638439</text:p>
          </table:table-cell>
          <table:table-cell table:formula="of:=[.K71]*[.L71]" office:value-type="float" office:value="0.67728652033015" calcext:value-type="float">
            <text:p>0.6772865203</text:p>
          </table:table-cell>
          <table:table-cell table:formula="of:=[.K71]+[.L71]" office:value-type="float" office:value="1.68851807192153" calcext:value-type="float">
            <text:p>1.6885180719</text:p>
          </table:table-cell>
          <table:table-cell office:value-type="float" office:value="0.599269" calcext:value-type="float">
            <text:p>0.599269</text:p>
          </table:table-cell>
          <table:table-cell office:value-type="float" office:value="0.580328" calcext:value-type="float">
            <text:p>0.580328</text:p>
          </table:table-cell>
          <table:table-cell table:formula="of:=[.K71]*[.O71]" office:value-type="float" office:value="0.393048331770153" calcext:value-type="float">
            <text:p>0.3930483318</text:p>
          </table:table-cell>
          <table:table-cell office:value-type="float" office:value="0.285115" calcext:value-type="float">
            <text:p>0.285115</text:p>
          </table:table-cell>
          <table:table-cell table:formula="of:=1/[.R71]" office:value-type="float" office:value="3.50735668063764" calcext:value-type="float">
            <text:p>3.5073566806</text:p>
          </table:table-cell>
          <table:table-cell table:formula="of:=[.S71]*[.L71]" office:value-type="float" office:value="3.62183132754071" calcext:value-type="float">
            <text:p>3.62183132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office:value-type="float" office:value="0.987780279293137" calcext:value-type="float">
            <text:p>0.9877802793</text:p>
          </table:table-cell>
          <table:table-cell table:formula="of:=[.K72]*[.L72]" office:value-type="float" office:value="0.595723035300905" calcext:value-type="float">
            <text:p>0.5957230353</text:p>
          </table:table-cell>
          <table:table-cell table:formula="of:=[.K72]+[.L72]" office:value-type="float" office:value="1.59087293844929" calcext:value-type="float">
            <text:p>1.5908729384</text:p>
          </table:table-cell>
          <table:table-cell office:value-type="float" office:value="0.573443" calcext:value-type="float">
            <text:p>0.573443</text:p>
          </table:table-cell>
          <table:table-cell office:value-type="float" office:value="0.580537" calcext:value-type="float">
            <text:p>0.580537</text:p>
          </table:table-cell>
          <table:table-cell table:formula="of:=[.K72]*[.O72]" office:value-type="float" office:value="0.345839263744482" calcext:value-type="float">
            <text:p>0.3458392637</text:p>
          </table:table-cell>
          <table:table-cell office:value-type="float" office:value="0.252496" calcext:value-type="float">
            <text:p>0.252496</text:p>
          </table:table-cell>
          <table:table-cell table:formula="of:=1/[.R72]" office:value-type="float" office:value="3.96045877954502" calcext:value-type="float">
            <text:p>3.9604587795</text:p>
          </table:table-cell>
          <table:table-cell table:formula="of:=[.S72]*[.L72]" office:value-type="float" office:value="3.91206307938794" calcext:value-type="float">
            <text:p>3.91206307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office:value-type="float" office:value="1.02511421279284" calcext:value-type="float">
            <text:p>1.0251142128</text:p>
          </table:table-cell>
          <table:table-cell table:formula="of:=[.K73]*[.L73]" office:value-type="float" office:value="0.696517942880233" calcext:value-type="float">
            <text:p>0.6965179429</text:p>
          </table:table-cell>
          <table:table-cell table:formula="of:=[.K73]+[.L73]" office:value-type="float" office:value="1.70456820356586" calcext:value-type="float">
            <text:p>1.7045682036</text:p>
          </table:table-cell>
          <table:table-cell office:value-type="float" office:value="0.610108" calcext:value-type="float">
            <text:p>0.610108</text:p>
          </table:table-cell>
          <table:table-cell office:value-type="float" office:value="0.595161" calcext:value-type="float">
            <text:p>0.595161</text:p>
          </table:table-cell>
          <table:table-cell table:formula="of:=[.K73]*[.O73]" office:value-type="float" office:value="0.414540315402542" calcext:value-type="float">
            <text:p>0.4145403154</text:p>
          </table:table-cell>
          <table:table-cell office:value-type="float" office:value="0.27565" calcext:value-type="float">
            <text:p>0.27565</text:p>
          </table:table-cell>
          <table:table-cell table:formula="of:=1/[.R73]" office:value-type="float" office:value="3.62778886268819" calcext:value-type="float">
            <text:p>3.6277888627</text:p>
          </table:table-cell>
          <table:table-cell table:formula="of:=[.S73]*[.L73]" office:value-type="float" office:value="3.71889792415324" calcext:value-type="float">
            <text:p>3.71889792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office:value-type="float" office:value="0.998554238565644" calcext:value-type="float">
            <text:p>0.9985542386</text:p>
          </table:table-cell>
          <table:table-cell table:formula="of:=[.K74]*[.L74]" office:value-type="float" office:value="0.619423622153904" calcext:value-type="float">
            <text:p>0.6194236222</text:p>
          </table:table-cell>
          <table:table-cell table:formula="of:=[.K74]+[.L74]" office:value-type="float" office:value="1.61887469611401" calcext:value-type="float">
            <text:p>1.6188746961</text:p>
          </table:table-cell>
          <table:table-cell office:value-type="float" office:value="0.598817" calcext:value-type="float">
            <text:p>0.598817</text:p>
          </table:table-cell>
          <table:table-cell office:value-type="float" office:value="0.599684" calcext:value-type="float">
            <text:p>0.599684</text:p>
          </table:table-cell>
          <table:table-cell table:formula="of:=[.K74]*[.O74]" office:value-type="float" office:value="0.371458435427742" calcext:value-type="float">
            <text:p>0.3714584354</text:p>
          </table:table-cell>
          <table:table-cell office:value-type="float" office:value="0.21159" calcext:value-type="float">
            <text:p>0.21159</text:p>
          </table:table-cell>
          <table:table-cell table:formula="of:=1/[.R74]" office:value-type="float" office:value="4.72612127227185" calcext:value-type="float">
            <text:p>4.7261212723</text:p>
          </table:table-cell>
          <table:table-cell table:formula="of:=[.S74]*[.L74]" office:value-type="float" office:value="4.71928842840231" calcext:value-type="float">
            <text:p>4.719288428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20423962777398" calcext:value-type="float">
            <text:p>-0.2042396278</text:p>
          </table:table-cell>
          <table:table-cell table:formula="of:=CORREL([.B53:.B74];[.D53:.D74])" office:value-type="float" office:value="-0.0695876573600181" calcext:value-type="float">
            <text:p>-0.0695876574</text:p>
          </table:table-cell>
          <table:table-cell table:formula="of:=CORREL([.B53:.B74];[.E53:.E74])" office:value-type="float" office:value="-0.175655905968165" calcext:value-type="float">
            <text:p>-0.175655906</text:p>
          </table:table-cell>
          <table:table-cell table:formula="of:=CORREL([.B53:.B74];[.F53:.F74])" office:value-type="float" office:value="-0.0788762328087983" calcext:value-type="float">
            <text:p>-0.0788762328</text:p>
          </table:table-cell>
          <table:table-cell table:formula="of:=CORREL([.B53:.B74];[.G53:.G74])" office:value-type="float" office:value="-0.175998226168736" calcext:value-type="float">
            <text:p>-0.1759982262</text:p>
          </table:table-cell>
          <table:table-cell table:formula="of:=CORREL([.B53:.B74];[.H53:.H74])" office:value-type="float" office:value="-0.61357777664053" calcext:value-type="float">
            <text:p>-0.6135777766</text:p>
          </table:table-cell>
          <table:table-cell table:formula="of:=CORREL([.B53:.B74];[.I53:.I74])" office:value-type="float" office:value="0.646402315070346" calcext:value-type="float">
            <text:p>0.6464023151</text:p>
          </table:table-cell>
          <table:table-cell table:formula="of:=CORREL([.B53:.B74];[.J53:.J74])" office:value-type="float" office:value="-0.552554632197239" calcext:value-type="float">
            <text:p>-0.5525546322</text:p>
          </table:table-cell>
          <table:table-cell table:style-name="ce6" table:formula="of:=CORREL([.B53:.B74];[.K53:.K74])" office:value-type="float" office:value="0.535829634826214" calcext:value-type="float">
            <text:p>0.5358296348</text:p>
          </table:table-cell>
          <table:table-cell table:formula="of:=CORREL([.B53:.B74];[.L53:.L74])" office:value-type="float" office:value="0.167759367902158" calcext:value-type="float">
            <text:p>0.1677593679</text:p>
          </table:table-cell>
          <table:table-cell table:style-name="ce6" table:formula="of:=CORREL([.B53:.B74];[.M53:.M74])" office:value-type="float" office:value="0.556257523861927" calcext:value-type="float">
            <text:p>0.5562575239</text:p>
          </table:table-cell>
          <table:table-cell table:style-name="ce4" table:formula="of:=CORREL([.B53:.B74];[.N53:.N74])" office:value-type="float" office:value="0.581142079805891" calcext:value-type="float">
            <text:p>0.5811420798</text:p>
          </table:table-cell>
          <table:table-cell table:formula="of:=CORREL([.B53:.B74];[.O53:.O74])" office:value-type="float" office:value="0.0656835826181209" calcext:value-type="float">
            <text:p>0.0656835826</text:p>
          </table:table-cell>
          <table:table-cell table:formula="of:=CORREL([.B53:.B74];[.P53:.P74])" office:value-type="float" office:value="-0.156640575699685" calcext:value-type="float">
            <text:p>-0.1566405757</text:p>
          </table:table-cell>
          <table:table-cell table:style-name="ce1" table:formula="of:=CORREL([.B53:.B74];[.Q53:.Q74])" office:value-type="float" office:value="0.547009660650347" calcext:value-type="float">
            <text:p>0.5470096607</text:p>
          </table:table-cell>
          <table:table-cell table:style-name="ce2" table:formula="of:=CORREL([.B53:.B74];[.R53:.R74])" office:value-type="float" office:value="-0.614915157208182" calcext:value-type="float">
            <text:p>-0.6149151572</text:p>
          </table:table-cell>
          <table:table-cell table:style-name="ce6" table:formula="of:=CORREL([.B53:.B74];[.S53:.S74])" office:value-type="float" office:value="0.607605046204563" calcext:value-type="float">
            <text:p>0.6076050462</text:p>
          </table:table-cell>
          <table:table-cell table:style-name="ce6" table:formula="of:=CORREL([.B53:.B74];[.T53:.T74])" office:value-type="float" office:value="0.632875295665964" calcext:value-type="float">
            <text:p>0.6328752957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office:value-type="float" office:value="1.02181" calcext:value-type="float">
            <text:p>1.02181</text:p>
          </table:table-cell>
          <table:table-cell table:formula="of:=[.K78]*[.L78]" office:value-type="float" office:value="0.647051001152497" calcext:value-type="float">
            <text:p>0.6470510012</text:p>
          </table:table-cell>
          <table:table-cell table:formula="of:=[.K78]+[.L78]" office:value-type="float" office:value="1.65505003596803" calcext:value-type="float">
            <text:p>1.655050036</text:p>
          </table:table-cell>
          <table:table-cell office:value-type="float" office:value="0.953528" calcext:value-type="float">
            <text:p>0.953528</text:p>
          </table:table-cell>
          <table:table-cell office:value-type="float" office:value="0.933174" calcext:value-type="float">
            <text:p>0.933174</text:p>
          </table:table-cell>
          <table:table-cell table:formula="of:=[.K78]*[.O78]" office:value-type="float" office:value="0.603812105016528" calcext:value-type="float">
            <text:p>0.603812105</text:p>
          </table:table-cell>
          <table:table-cell office:value-type="float" office:value="0.360401" calcext:value-type="float">
            <text:p>0.360401</text:p>
          </table:table-cell>
          <table:table-cell table:formula="of:=1/[.R78]" office:value-type="float" office:value="2.77468708466403" calcext:value-type="float">
            <text:p>2.7746870847</text:p>
          </table:table-cell>
          <table:table-cell table:formula="of:=[.S78]*[.L78]" office:value-type="float" office:value="2.83520300998055" calcext:value-type="float">
            <text:p>2.835203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office:value-type="float" office:value="1.01681" calcext:value-type="float">
            <text:p>1.01681</text:p>
          </table:table-cell>
          <table:table-cell table:formula="of:=[.K79]*[.L79]" office:value-type="float" office:value="0.716608406393595" calcext:value-type="float">
            <text:p>0.7166084064</text:p>
          </table:table-cell>
          <table:table-cell table:formula="of:=[.K79]+[.L79]" office:value-type="float" office:value="1.72157136780086" calcext:value-type="float">
            <text:p>1.7215713678</text:p>
          </table:table-cell>
          <table:table-cell office:value-type="float" office:value="0.938996" calcext:value-type="float">
            <text:p>0.938996</text:p>
          </table:table-cell>
          <table:table-cell office:value-type="float" office:value="0.923469" calcext:value-type="float">
            <text:p>0.923469</text:p>
          </table:table-cell>
          <table:table-cell table:formula="of:=[.K79]*[.O79]" office:value-type="float" office:value="0.661768105319539" calcext:value-type="float">
            <text:p>0.6617681053</text:p>
          </table:table-cell>
          <table:table-cell office:value-type="float" office:value="0.322081" calcext:value-type="float">
            <text:p>0.322081</text:p>
          </table:table-cell>
          <table:table-cell table:formula="of:=1/[.R79]" office:value-type="float" office:value="3.10480903872007" calcext:value-type="float">
            <text:p>3.1048090387</text:p>
          </table:table-cell>
          <table:table-cell table:formula="of:=[.S79]*[.L79]" office:value-type="float" office:value="3.15700087866096" calcext:value-type="float">
            <text:p>3.15700087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office:value-type="float" office:value="0.993007" calcext:value-type="float">
            <text:p>0.993007</text:p>
          </table:table-cell>
          <table:table-cell table:formula="of:=[.K80]*[.L80]" office:value-type="float" office:value="0.749320485055199" calcext:value-type="float">
            <text:p>0.7493204851</text:p>
          </table:table-cell>
          <table:table-cell table:formula="of:=[.K80]+[.L80]" office:value-type="float" office:value="1.74760438456547" calcext:value-type="float">
            <text:p>1.7476043846</text:p>
          </table:table-cell>
          <table:table-cell office:value-type="float" office:value="0.905854" calcext:value-type="float">
            <text:p>0.905854</text:p>
          </table:table-cell>
          <table:table-cell office:value-type="float" office:value="0.912234" calcext:value-type="float">
            <text:p>0.912234</text:p>
          </table:table-cell>
          <table:table-cell table:formula="of:=[.K80]*[.O80]" office:value-type="float" office:value="0.683555059198165" calcext:value-type="float">
            <text:p>0.6835550592</text:p>
          </table:table-cell>
          <table:table-cell office:value-type="float" office:value="0.304503" calcext:value-type="float">
            <text:p>0.304503</text:p>
          </table:table-cell>
          <table:table-cell table:formula="of:=1/[.R80]" office:value-type="float" office:value="3.28403989451664" calcext:value-type="float">
            <text:p>3.2840398945</text:p>
          </table:table-cell>
          <table:table-cell table:formula="of:=[.S80]*[.L80]" office:value-type="float" office:value="3.26107460353428" calcext:value-type="float">
            <text:p>3.26107460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office:value-type="float" office:value="0.994399" calcext:value-type="float">
            <text:p>0.994399</text:p>
          </table:table-cell>
          <table:table-cell table:formula="of:=[.K81]*[.L81]" office:value-type="float" office:value="0.728065397090371" calcext:value-type="float">
            <text:p>0.7280653971</text:p>
          </table:table-cell>
          <table:table-cell table:formula="of:=[.K81]+[.L81]" office:value-type="float" office:value="1.72656526031439" calcext:value-type="float">
            <text:p>1.7265652603</text:p>
          </table:table-cell>
          <table:table-cell office:value-type="float" office:value="0.911532" calcext:value-type="float">
            <text:p>0.911532</text:p>
          </table:table-cell>
          <table:table-cell office:value-type="float" office:value="0.916667" calcext:value-type="float">
            <text:p>0.916667</text:p>
          </table:table-cell>
          <table:table-cell table:formula="of:=[.K81]*[.O81]" office:value-type="float" office:value="0.667392975596899" calcext:value-type="float">
            <text:p>0.6673929756</text:p>
          </table:table-cell>
          <table:table-cell office:value-type="float" office:value="0.339869" calcext:value-type="float">
            <text:p>0.339869</text:p>
          </table:table-cell>
          <table:table-cell table:formula="of:=1/[.R81]" office:value-type="float" office:value="2.94231012537183" calcext:value-type="float">
            <text:p>2.9423101254</text:p>
          </table:table-cell>
          <table:table-cell table:formula="of:=[.S81]*[.L81]" office:value-type="float" office:value="2.92583024635963" calcext:value-type="float">
            <text:p>2.92583024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office:value-type="float" office:value="1.01222" calcext:value-type="float">
            <text:p>1.01222</text:p>
          </table:table-cell>
          <table:table-cell table:formula="of:=[.K82]*[.L82]" office:value-type="float" office:value="0.750632188596133" calcext:value-type="float">
            <text:p>0.7506321886</text:p>
          </table:table-cell>
          <table:table-cell table:formula="of:=[.K82]+[.L82]" office:value-type="float" office:value="1.75379020074305" calcext:value-type="float">
            <text:p>1.7537902007</text:p>
          </table:table-cell>
          <table:table-cell office:value-type="float" office:value="0.921491" calcext:value-type="float">
            <text:p>0.921491</text:p>
          </table:table-cell>
          <table:table-cell office:value-type="float" office:value="0.910364" calcext:value-type="float">
            <text:p>0.910364</text:p>
          </table:table-cell>
          <table:table-cell table:formula="of:=[.K82]*[.O82]" office:value-type="float" office:value="0.683350265852917" calcext:value-type="float">
            <text:p>0.6833502659</text:p>
          </table:table-cell>
          <table:table-cell office:value-type="float" office:value="0.370241" calcext:value-type="float">
            <text:p>0.370241</text:p>
          </table:table-cell>
          <table:table-cell table:formula="of:=1/[.R82]" office:value-type="float" office:value="2.70094343954343" calcext:value-type="float">
            <text:p>2.7009434395</text:p>
          </table:table-cell>
          <table:table-cell table:formula="of:=[.S82]*[.L82]" office:value-type="float" office:value="2.73394896837465" calcext:value-type="float">
            <text:p>2.73394896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office:value-type="float" office:value="1.01121" calcext:value-type="float">
            <text:p>1.01121</text:p>
          </table:table-cell>
          <table:table-cell table:formula="of:=[.K83]*[.L83]" office:value-type="float" office:value="0.795651968652629" calcext:value-type="float">
            <text:p>0.7956519687</text:p>
          </table:table-cell>
          <table:table-cell table:formula="of:=[.K83]+[.L83]" office:value-type="float" office:value="1.79804158656721" calcext:value-type="float">
            <text:p>1.7980415866</text:p>
          </table:table-cell>
          <table:table-cell office:value-type="float" office:value="0.917953" calcext:value-type="float">
            <text:p>0.917953</text:p>
          </table:table-cell>
          <table:table-cell office:value-type="float" office:value="0.907781" calcext:value-type="float">
            <text:p>0.907781</text:p>
          </table:table-cell>
          <table:table-cell table:formula="of:=[.K83]*[.O83]" office:value-type="float" office:value="0.722274415384131" calcext:value-type="float">
            <text:p>0.7222744154</text:p>
          </table:table-cell>
          <table:table-cell office:value-type="float" office:value="0.382287" calcext:value-type="float">
            <text:p>0.382287</text:p>
          </table:table-cell>
          <table:table-cell table:formula="of:=1/[.R83]" office:value-type="float" office:value="2.61583574644181" calcext:value-type="float">
            <text:p>2.6158357464</text:p>
          </table:table-cell>
          <table:table-cell table:formula="of:=[.S83]*[.L83]" office:value-type="float" office:value="2.64515926515942" calcext:value-type="float">
            <text:p>2.64515926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office:value-type="float" office:value="1.01535" calcext:value-type="float">
            <text:p>1.01535</text:p>
          </table:table-cell>
          <table:table-cell table:formula="of:=[.K84]*[.L84]" office:value-type="float" office:value="0.879662118258609" calcext:value-type="float">
            <text:p>0.8796621183</text:p>
          </table:table-cell>
          <table:table-cell table:formula="of:=[.K84]+[.L84]" office:value-type="float" office:value="1.88171343946285" calcext:value-type="float">
            <text:p>1.8817134395</text:p>
          </table:table-cell>
          <table:table-cell office:value-type="float" office:value="0.926433" calcext:value-type="float">
            <text:p>0.926433</text:p>
          </table:table-cell>
          <table:table-cell office:value-type="float" office:value="0.912429" calcext:value-type="float">
            <text:p>0.912429</text:p>
          </table:table-cell>
          <table:table-cell table:formula="of:=[.K84]*[.O84]" office:value-type="float" office:value="0.802627680311891" calcext:value-type="float">
            <text:p>0.8026276803</text:p>
          </table:table-cell>
          <table:table-cell office:value-type="float" office:value="0.352036" calcext:value-type="float">
            <text:p>0.352036</text:p>
          </table:table-cell>
          <table:table-cell table:formula="of:=1/[.R84]" office:value-type="float" office:value="2.84061857310048" calcext:value-type="float">
            <text:p>2.8406185731</text:p>
          </table:table-cell>
          <table:table-cell table:formula="of:=[.S84]*[.L84]" office:value-type="float" office:value="2.88422206819757" calcext:value-type="float">
            <text:p>2.88422206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office:value-type="float" office:value="1.01416" calcext:value-type="float">
            <text:p>1.01416</text:p>
          </table:table-cell>
          <table:table-cell table:formula="of:=[.K85]*[.L85]" office:value-type="float" office:value="0.968995136679374" calcext:value-type="float">
            <text:p>0.9689951367</text:p>
          </table:table-cell>
          <table:table-cell table:formula="of:=[.K85]+[.L85]" office:value-type="float" office:value="1.96962574177583" calcext:value-type="float">
            <text:p>1.9696257418</text:p>
          </table:table-cell>
          <table:table-cell office:value-type="float" office:value="0.926923" calcext:value-type="float">
            <text:p>0.926923</text:p>
          </table:table-cell>
          <table:table-cell office:value-type="float" office:value="0.913979" calcext:value-type="float">
            <text:p>0.913979</text:p>
          </table:table-cell>
          <table:table-cell table:formula="of:=[.K85]*[.O85]" office:value-type="float" office:value="0.885643171764076" calcext:value-type="float">
            <text:p>0.8856431718</text:p>
          </table:table-cell>
          <table:table-cell office:value-type="float" office:value="0.344676" calcext:value-type="float">
            <text:p>0.344676</text:p>
          </table:table-cell>
          <table:table-cell table:formula="of:=1/[.R85]" office:value-type="float" office:value="2.90127540066613" calcext:value-type="float">
            <text:p>2.9012754007</text:p>
          </table:table-cell>
          <table:table-cell table:formula="of:=[.S85]*[.L85]" office:value-type="float" office:value="2.94235746033956" calcext:value-type="float">
            <text:p>2.94235746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office:value-type="float" office:value="0.984298" calcext:value-type="float">
            <text:p>0.984298</text:p>
          </table:table-cell>
          <table:table-cell table:formula="of:=[.K86]*[.L86]" office:value-type="float" office:value="0.814357811827779" calcext:value-type="float">
            <text:p>0.8143578118</text:p>
          </table:table-cell>
          <table:table-cell table:formula="of:=[.K86]+[.L86]" office:value-type="float" office:value="1.81164684336632" calcext:value-type="float">
            <text:p>1.8116468434</text:p>
          </table:table-cell>
          <table:table-cell office:value-type="float" office:value="0.904056" calcext:value-type="float">
            <text:p>0.904056</text:p>
          </table:table-cell>
          <table:table-cell office:value-type="float" office:value="0.918478" calcext:value-type="float">
            <text:p>0.918478</text:p>
          </table:table-cell>
          <table:table-cell table:formula="of:=[.K86]*[.O86]" office:value-type="float" office:value="0.747969685938379" calcext:value-type="float">
            <text:p>0.7479696859</text:p>
          </table:table-cell>
          <table:table-cell office:value-type="float" office:value="0.324987" calcext:value-type="float">
            <text:p>0.324987</text:p>
          </table:table-cell>
          <table:table-cell table:formula="of:=1/[.R86]" office:value-type="float" office:value="3.07704615876943" calcext:value-type="float">
            <text:p>3.0770461588</text:p>
          </table:table-cell>
          <table:table-cell table:formula="of:=[.S86]*[.L86]" office:value-type="float" office:value="3.02873037998443" calcext:value-type="float">
            <text:p>3.028730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office:value-type="float" office:value="1.02769" calcext:value-type="float">
            <text:p>1.02769</text:p>
          </table:table-cell>
          <table:table-cell table:formula="of:=[.K87]*[.L87]" office:value-type="float" office:value="0.790427405646954" calcext:value-type="float">
            <text:p>0.7904274056</text:p>
          </table:table-cell>
          <table:table-cell table:formula="of:=[.K87]+[.L87]" office:value-type="float" office:value="1.79682019066737" calcext:value-type="float">
            <text:p>1.7968201907</text:p>
          </table:table-cell>
          <table:table-cell office:value-type="float" office:value="0.924917" calcext:value-type="float">
            <text:p>0.924917</text:p>
          </table:table-cell>
          <table:table-cell office:value-type="float" office:value="0.9" calcext:value-type="float">
            <text:p>0.9</text:p>
          </table:table-cell>
          <table:table-cell table:formula="of:=[.K87]*[.O87]" office:value-type="float" office:value="0.711381588561496" calcext:value-type="float">
            <text:p>0.7113815886</text:p>
          </table:table-cell>
          <table:table-cell office:value-type="float" office:value="0.388113" calcext:value-type="float">
            <text:p>0.388113</text:p>
          </table:table-cell>
          <table:table-cell table:formula="of:=1/[.R87]" office:value-type="float" office:value="2.57656919505402" calcext:value-type="float">
            <text:p>2.5765691951</text:p>
          </table:table-cell>
          <table:table-cell table:formula="of:=[.S87]*[.L87]" office:value-type="float" office:value="2.64791439606506" calcext:value-type="float">
            <text:p>2.64791439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office:value-type="float" office:value="0.992405" calcext:value-type="float">
            <text:p>0.992405</text:p>
          </table:table-cell>
          <table:table-cell table:formula="of:=[.K88]*[.L88]" office:value-type="float" office:value="0.745569353978378" calcext:value-type="float">
            <text:p>0.745569354</text:p>
          </table:table-cell>
          <table:table-cell table:formula="of:=[.K88]+[.L88]" office:value-type="float" office:value="1.74368028980444" calcext:value-type="float">
            <text:p>1.7436802898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20103" calcext:value-type="float">
            <text:p>0.920103</text:p>
          </table:table-cell>
          <table:table-cell table:formula="of:=[.K88]*[.O88]" office:value-type="float" office:value="0.686000736249784" calcext:value-type="float">
            <text:p>0.6860007362</text:p>
          </table:table-cell>
          <table:table-cell office:value-type="float" office:value="0.428674" calcext:value-type="float">
            <text:p>0.428674</text:p>
          </table:table-cell>
          <table:table-cell table:formula="of:=1/[.R88]" office:value-type="float" office:value="2.33277502251128" calcext:value-type="float">
            <text:p>2.3327750225</text:p>
          </table:table-cell>
          <table:table-cell table:formula="of:=[.S88]*[.L88]" office:value-type="float" office:value="2.31505759621531" calcext:value-type="float">
            <text:p>2.31505759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office:value-type="float" office:value="1.01851" calcext:value-type="float">
            <text:p>1.01851</text:p>
          </table:table-cell>
          <table:table-cell table:formula="of:=[.K89]*[.L89]" office:value-type="float" office:value="0.630660251766265" calcext:value-type="float">
            <text:p>0.6306602518</text:p>
          </table:table-cell>
          <table:table-cell table:formula="of:=[.K89]+[.L89]" office:value-type="float" office:value="1.63770888048842" calcext:value-type="float">
            <text:p>1.6377088805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17582" calcext:value-type="float">
            <text:p>0.917582</text:p>
          </table:table-cell>
          <table:table-cell table:formula="of:=[.K89]*[.O89]" office:value-type="float" office:value="0.578680982544783" calcext:value-type="float">
            <text:p>0.5786809825</text:p>
          </table:table-cell>
          <table:table-cell office:value-type="float" office:value="0.495835" calcext:value-type="float">
            <text:p>0.495835</text:p>
          </table:table-cell>
          <table:table-cell table:formula="of:=1/[.R89]" office:value-type="float" office:value="2.0167999435296" calcext:value-type="float">
            <text:p>2.0167999435</text:p>
          </table:table-cell>
          <table:table-cell table:formula="of:=[.S89]*[.L89]" office:value-type="float" office:value="2.05413091048433" calcext:value-type="float">
            <text:p>2.05413091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office:value-type="float" office:value="1.0093" calcext:value-type="float">
            <text:p>1.0093</text:p>
          </table:table-cell>
          <table:table-cell table:formula="of:=[.K101]*[.L101]" office:value-type="float" office:value="0.919610397893452" calcext:value-type="float">
            <text:p>0.9196103979</text:p>
          </table:table-cell>
          <table:table-cell table:formula="of:=[.K101]+[.L101]" office:value-type="float" office:value="1.92043682541707" calcext:value-type="float">
            <text:p>1.9204368254</text:p>
          </table:table-cell>
          <table:table-cell office:value-type="float" office:value="0.937605" calcext:value-type="float">
            <text:p>0.937605</text:p>
          </table:table-cell>
          <table:table-cell office:value-type="float" office:value="0.928962" calcext:value-type="float">
            <text:p>0.928962</text:p>
          </table:table-cell>
          <table:table-cell table:formula="of:=[.K101]*[.O101]" office:value-type="float" office:value="0.854286443195175" calcext:value-type="float">
            <text:p>0.8542864432</text:p>
          </table:table-cell>
          <table:table-cell office:value-type="float" office:value="0.386302" calcext:value-type="float">
            <text:p>0.386302</text:p>
          </table:table-cell>
          <table:table-cell table:formula="of:=1/[.R101]" office:value-type="float" office:value="2.58864825965178" calcext:value-type="float">
            <text:p>2.5886482597</text:p>
          </table:table-cell>
          <table:table-cell table:formula="of:=[.S101]*[.L101]" office:value-type="float" office:value="2.61272268846654" calcext:value-type="float">
            <text:p>2.61272268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office:value-type="float" office:value="1.03128" calcext:value-type="float">
            <text:p>1.03128</text:p>
          </table:table-cell>
          <table:table-cell table:formula="of:=[.K102]*[.L102]" office:value-type="float" office:value="0.857456432087269" calcext:value-type="float">
            <text:p>0.8574564321</text:p>
          </table:table-cell>
          <table:table-cell table:formula="of:=[.K102]+[.L102]" office:value-type="float" office:value="1.86272871624318" calcext:value-type="float">
            <text:p>1.8627287162</text:p>
          </table:table-cell>
          <table:table-cell office:value-type="float" office:value="0.955409" calcext:value-type="float">
            <text:p>0.955409</text:p>
          </table:table-cell>
          <table:table-cell office:value-type="float" office:value="0.926431" calcext:value-type="float">
            <text:p>0.926431</text:p>
          </table:table-cell>
          <table:table-cell table:formula="of:=[.K102]*[.O102]" office:value-type="float" office:value="0.794373586537182" calcext:value-type="float">
            <text:p>0.7943735865</text:p>
          </table:table-cell>
          <table:table-cell office:value-type="float" office:value="0.354259" calcext:value-type="float">
            <text:p>0.354259</text:p>
          </table:table-cell>
          <table:table-cell table:formula="of:=1/[.R102]" office:value-type="float" office:value="2.82279349289644" calcext:value-type="float">
            <text:p>2.8227934929</text:p>
          </table:table-cell>
          <table:table-cell table:formula="of:=[.S102]*[.L102]" office:value-type="float" office:value="2.91109047335424" calcext:value-type="float">
            <text:p>2.91109047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office:value-type="float" office:value="1.02604" calcext:value-type="float">
            <text:p>1.02604</text:p>
          </table:table-cell>
          <table:table-cell table:formula="of:=[.K103]*[.L103]" office:value-type="float" office:value="0.864732752372444" calcext:value-type="float">
            <text:p>0.8647327524</text:p>
          </table:table-cell>
          <table:table-cell table:formula="of:=[.K103]+[.L103]" office:value-type="float" office:value="1.86882658957979" calcext:value-type="float">
            <text:p>1.8688265896</text:p>
          </table:table-cell>
          <table:table-cell office:value-type="float" office:value="0.949628" calcext:value-type="float">
            <text:p>0.949628</text:p>
          </table:table-cell>
          <table:table-cell office:value-type="float" office:value="0.925532" calcext:value-type="float">
            <text:p>0.925532</text:p>
          </table:table-cell>
          <table:table-cell table:formula="of:=[.K103]*[.O103]" office:value-type="float" office:value="0.800333743489474" calcext:value-type="float">
            <text:p>0.8003337435</text:p>
          </table:table-cell>
          <table:table-cell office:value-type="float" office:value="0.300635" calcext:value-type="float">
            <text:p>0.300635</text:p>
          </table:table-cell>
          <table:table-cell table:formula="of:=1/[.R103]" office:value-type="float" office:value="3.32629268049296" calcext:value-type="float">
            <text:p>3.3262926805</text:p>
          </table:table-cell>
          <table:table-cell table:formula="of:=[.S103]*[.L103]" office:value-type="float" office:value="3.41290934189299" calcext:value-type="float">
            <text:p>3.41290934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office:value-type="float" office:value="1.02404" calcext:value-type="float">
            <text:p>1.02404</text:p>
          </table:table-cell>
          <table:table-cell table:formula="of:=[.K104]*[.L104]" office:value-type="float" office:value="0.880326670964969" calcext:value-type="float">
            <text:p>0.880326671</text:p>
          </table:table-cell>
          <table:table-cell table:formula="of:=[.K104]+[.L104]" office:value-type="float" office:value="1.88370043412852" calcext:value-type="float">
            <text:p>1.8837004341</text:p>
          </table:table-cell>
          <table:table-cell office:value-type="float" office:value="0.933014" calcext:value-type="float">
            <text:p>0.933014</text:p>
          </table:table-cell>
          <table:table-cell office:value-type="float" office:value="0.911111" calcext:value-type="float">
            <text:p>0.911111</text:p>
          </table:table-cell>
          <table:table-cell table:formula="of:=[.K104]*[.O104]" office:value-type="float" office:value="0.802075220287986" calcext:value-type="float">
            <text:p>0.8020752203</text:p>
          </table:table-cell>
          <table:table-cell office:value-type="float" office:value="0.341183" calcext:value-type="float">
            <text:p>0.341183</text:p>
          </table:table-cell>
          <table:table-cell table:formula="of:=1/[.R104]" office:value-type="float" office:value="2.93097838989633" calcext:value-type="float">
            <text:p>2.9309783899</text:p>
          </table:table-cell>
          <table:table-cell table:formula="of:=[.S104]*[.L104]" office:value-type="float" office:value="3.00143911038944" calcext:value-type="float">
            <text:p>3.00143911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office:value-type="float" office:value="1.03023" calcext:value-type="float">
            <text:p>1.03023</text:p>
          </table:table-cell>
          <table:table-cell table:formula="of:=[.K105]*[.L105]" office:value-type="float" office:value="0.84242072382946" calcext:value-type="float">
            <text:p>0.8424207238</text:p>
          </table:table-cell>
          <table:table-cell table:formula="of:=[.K105]+[.L105]" office:value-type="float" office:value="1.84793160433055" calcext:value-type="float">
            <text:p>1.8479316043</text:p>
          </table:table-cell>
          <table:table-cell office:value-type="float" office:value="0.94413" calcext:value-type="float">
            <text:p>0.94413</text:p>
          </table:table-cell>
          <table:table-cell office:value-type="float" office:value="0.916427" calcext:value-type="float">
            <text:p>0.916427</text:p>
          </table:table-cell>
          <table:table-cell table:formula="of:=[.K105]*[.O105]" office:value-type="float" office:value="0.7720166156966" calcext:value-type="float">
            <text:p>0.7720166157</text:p>
          </table:table-cell>
          <table:table-cell office:value-type="float" office:value="0.352978" calcext:value-type="float">
            <text:p>0.352978</text:p>
          </table:table-cell>
          <table:table-cell table:formula="of:=1/[.R105]" office:value-type="float" office:value="2.8330377530611" calcext:value-type="float">
            <text:p>2.8330377531</text:p>
          </table:table-cell>
          <table:table-cell table:formula="of:=[.S105]*[.L105]" office:value-type="float" office:value="2.91868048433613" calcext:value-type="float">
            <text:p>2.918680484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office:value-type="float" office:value="1.02911" calcext:value-type="float">
            <text:p>1.02911</text:p>
          </table:table-cell>
          <table:table-cell table:formula="of:=[.K106]*[.L106]" office:value-type="float" office:value="0.880401399594494" calcext:value-type="float">
            <text:p>0.8804013996</text:p>
          </table:table-cell>
          <table:table-cell table:formula="of:=[.K106]+[.L106]" office:value-type="float" office:value="1.88460785697787" calcext:value-type="float">
            <text:p>1.884607857</text:p>
          </table:table-cell>
          <table:table-cell office:value-type="float" office:value="0.934483" calcext:value-type="float">
            <text:p>0.934483</text:p>
          </table:table-cell>
          <table:table-cell office:value-type="float" office:value="0.908046" calcext:value-type="float">
            <text:p>0.908046</text:p>
          </table:table-cell>
          <table:table-cell table:formula="of:=[.K106]*[.O106]" office:value-type="float" office:value="0.799448203882249" calcext:value-type="float">
            <text:p>0.7994482039</text:p>
          </table:table-cell>
          <table:table-cell office:value-type="float" office:value="0.323257" calcext:value-type="float">
            <text:p>0.323257</text:p>
          </table:table-cell>
          <table:table-cell table:formula="of:=1/[.R106]" office:value-type="float" office:value="3.09351382955358" calcext:value-type="float">
            <text:p>3.0935138296</text:p>
          </table:table-cell>
          <table:table-cell table:formula="of:=[.S106]*[.L106]" office:value-type="float" office:value="3.18356601713188" calcext:value-type="float">
            <text:p>3.18356601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office:value-type="float" office:value="1.05443" calcext:value-type="float">
            <text:p>1.05443</text:p>
          </table:table-cell>
          <table:table-cell table:formula="of:=[.K107]*[.L107]" office:value-type="float" office:value="0.845749715257391" calcext:value-type="float">
            <text:p>0.8457497153</text:p>
          </table:table-cell>
          <table:table-cell table:formula="of:=[.K107]+[.L107]" office:value-type="float" office:value="1.8565218555593" calcext:value-type="float">
            <text:p>1.8565218556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04372" calcext:value-type="float">
            <text:p>0.904372</text:p>
          </table:table-cell>
          <table:table-cell table:formula="of:=[.K107]*[.O107]" office:value-type="float" office:value="0.764874793461347" calcext:value-type="float">
            <text:p>0.7648747935</text:p>
          </table:table-cell>
          <table:table-cell office:value-type="float" office:value="0.332299" calcext:value-type="float">
            <text:p>0.332299</text:p>
          </table:table-cell>
          <table:table-cell table:formula="of:=1/[.R107]" office:value-type="float" office:value="3.00933797573872" calcext:value-type="float">
            <text:p>3.0093379757</text:p>
          </table:table-cell>
          <table:table-cell table:formula="of:=[.S107]*[.L107]" office:value-type="float" office:value="3.17313624175818" calcext:value-type="float">
            <text:p>3.17313624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office:value-type="float" office:value="1.02152" calcext:value-type="float">
            <text:p>1.02152</text:p>
          </table:table-cell>
          <table:table-cell table:formula="of:=[.K108]*[.L108]" office:value-type="float" office:value="0.755741003787879" calcext:value-type="float">
            <text:p>0.7557410038</text:p>
          </table:table-cell>
          <table:table-cell table:formula="of:=[.K108]+[.L108]" office:value-type="float" office:value="1.76134007575758" calcext:value-type="float">
            <text:p>1.7613400758</text:p>
          </table:table-cell>
          <table:table-cell office:value-type="float" office:value="0.932931" calcext:value-type="float">
            <text:p>0.932931</text:p>
          </table:table-cell>
          <table:table-cell office:value-type="float" office:value="0.913279" calcext:value-type="float">
            <text:p>0.913279</text:p>
          </table:table-cell>
          <table:table-cell table:formula="of:=[.K108]*[.O108]" office:value-type="float" office:value="0.690201083096591" calcext:value-type="float">
            <text:p>0.6902010831</text:p>
          </table:table-cell>
          <table:table-cell office:value-type="float" office:value="0.355641" calcext:value-type="float">
            <text:p>0.355641</text:p>
          </table:table-cell>
          <table:table-cell table:formula="of:=1/[.R108]" office:value-type="float" office:value="2.81182428347688" calcext:value-type="float">
            <text:p>2.8118242835</text:p>
          </table:table-cell>
          <table:table-cell table:formula="of:=[.S108]*[.L108]" office:value-type="float" office:value="2.8723347420573" calcext:value-type="float">
            <text:p>2.87233474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office:value-type="float" office:value="1.04285" calcext:value-type="float">
            <text:p>1.04285</text:p>
          </table:table-cell>
          <table:table-cell table:formula="of:=[.K109]*[.L109]" office:value-type="float" office:value="0.77331207593341" calcext:value-type="float">
            <text:p>0.7733120759</text:p>
          </table:table-cell>
          <table:table-cell table:formula="of:=[.K109]+[.L109]" office:value-type="float" office:value="1.78438720662934" calcext:value-type="float">
            <text:p>1.7843872066</text:p>
          </table:table-cell>
          <table:table-cell office:value-type="float" office:value="0.944356" calcext:value-type="float">
            <text:p>0.944356</text:p>
          </table:table-cell>
          <table:table-cell office:value-type="float" office:value="0.905556" calcext:value-type="float">
            <text:p>0.905556</text:p>
          </table:table-cell>
          <table:table-cell table:formula="of:=[.K109]*[.O109]" office:value-type="float" office:value="0.70027511030366" calcext:value-type="float">
            <text:p>0.7002751103</text:p>
          </table:table-cell>
          <table:table-cell office:value-type="float" office:value="0.324422" calcext:value-type="float">
            <text:p>0.324422</text:p>
          </table:table-cell>
          <table:table-cell table:formula="of:=1/[.R109]" office:value-type="float" office:value="3.08240501568944" calcext:value-type="float">
            <text:p>3.0824050157</text:p>
          </table:table-cell>
          <table:table-cell table:formula="of:=[.S109]*[.L109]" office:value-type="float" office:value="3.21448607061173" calcext:value-type="float">
            <text:p>3.21448607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office:value-type="float" office:value="1.03899" calcext:value-type="float">
            <text:p>1.03899</text:p>
          </table:table-cell>
          <table:table-cell table:formula="of:=[.K110]*[.L110]" office:value-type="float" office:value="0.744390153034906" calcext:value-type="float">
            <text:p>0.744390153</text:p>
          </table:table-cell>
          <table:table-cell table:formula="of:=[.K110]+[.L110]" office:value-type="float" office:value="1.75544555109761" calcext:value-type="float">
            <text:p>1.7554455511</text:p>
          </table:table-cell>
          <table:table-cell office:value-type="float" office:value="0.940747" calcext:value-type="float">
            <text:p>0.940747</text:p>
          </table:table-cell>
          <table:table-cell office:value-type="float" office:value="0.905444" calcext:value-type="float">
            <text:p>0.905444</text:p>
          </table:table-cell>
          <table:table-cell table:formula="of:=[.K110]*[.O110]" office:value-type="float" office:value="0.674003410328423" calcext:value-type="float">
            <text:p>0.6740034103</text:p>
          </table:table-cell>
          <table:table-cell office:value-type="float" office:value="0.325007" calcext:value-type="float">
            <text:p>0.325007</text:p>
          </table:table-cell>
          <table:table-cell table:formula="of:=1/[.R110]" office:value-type="float" office:value="3.0768568061611" calcext:value-type="float">
            <text:p>3.0768568062</text:p>
          </table:table-cell>
          <table:table-cell table:formula="of:=[.S110]*[.L110]" office:value-type="float" office:value="3.19682345303332" calcext:value-type="float">
            <text:p>3.19682345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office:value-type="float" office:value="1.0486" calcext:value-type="float">
            <text:p>1.0486</text:p>
          </table:table-cell>
          <table:table-cell table:formula="of:=[.K111]*[.L111]" office:value-type="float" office:value="0.737204724409449" calcext:value-type="float">
            <text:p>0.7372047244</text:p>
          </table:table-cell>
          <table:table-cell table:formula="of:=[.K111]+[.L111]" office:value-type="float" office:value="1.75163712035996" calcext:value-type="float">
            <text:p>1.7516371204</text:p>
          </table:table-cell>
          <table:table-cell office:value-type="float" office:value="0.949841" calcext:value-type="float">
            <text:p>0.949841</text:p>
          </table:table-cell>
          <table:table-cell office:value-type="float" office:value="0.905817" calcext:value-type="float">
            <text:p>0.905817</text:p>
          </table:table-cell>
          <table:table-cell table:formula="of:=[.K111]*[.O111]" office:value-type="float" office:value="0.66777348143982" calcext:value-type="float">
            <text:p>0.6677734814</text:p>
          </table:table-cell>
          <table:table-cell office:value-type="float" office:value="0.327678" calcext:value-type="float">
            <text:p>0.327678</text:p>
          </table:table-cell>
          <table:table-cell table:formula="of:=1/[.R111]" office:value-type="float" office:value="3.05177643906518" calcext:value-type="float">
            <text:p>3.0517764391</text:p>
          </table:table-cell>
          <table:table-cell table:formula="of:=[.S111]*[.L111]" office:value-type="float" office:value="3.20009277400375" calcext:value-type="float">
            <text:p>3.20009277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office:value-type="float" office:value="1.02986" calcext:value-type="float">
            <text:p>1.02986</text:p>
          </table:table-cell>
          <table:table-cell table:formula="of:=[.K112]*[.L112]" office:value-type="float" office:value="0.742177253138467" calcext:value-type="float">
            <text:p>0.7421772531</text:p>
          </table:table-cell>
          <table:table-cell table:formula="of:=[.K112]+[.L112]" office:value-type="float" office:value="1.75051839350831" calcext:value-type="float">
            <text:p>1.7505183935</text:p>
          </table:table-cell>
          <table:table-cell office:value-type="float" office:value="0.934666" calcext:value-type="float">
            <text:p>0.934666</text:p>
          </table:table-cell>
          <table:table-cell office:value-type="float" office:value="0.907563" calcext:value-type="float">
            <text:p>0.907563</text:p>
          </table:table-cell>
          <table:table-cell table:formula="of:=[.K112]*[.O112]" office:value-type="float" office:value="0.673574898026837" calcext:value-type="float">
            <text:p>0.673574898</text:p>
          </table:table-cell>
          <table:table-cell office:value-type="float" office:value="0.299947" calcext:value-type="float">
            <text:p>0.299947</text:p>
          </table:table-cell>
          <table:table-cell table:formula="of:=1/[.R112]" office:value-type="float" office:value="3.33392232627764" calcext:value-type="float">
            <text:p>3.3339223263</text:p>
          </table:table-cell>
          <table:table-cell table:formula="of:=[.S112]*[.L112]" office:value-type="float" office:value="3.43347324694029" calcext:value-type="float">
            <text:p>3.433473246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office:value-type="float" office:value="1.02029" calcext:value-type="float">
            <text:p>1.02029</text:p>
          </table:table-cell>
          <table:table-cell table:formula="of:=[.K113]*[.L113]" office:value-type="float" office:value="0.733520255940185" calcext:value-type="float">
            <text:p>0.7335202559</text:p>
          </table:table-cell>
          <table:table-cell table:formula="of:=[.K113]+[.L113]" office:value-type="float" office:value="1.73922310327474" calcext:value-type="float">
            <text:p>1.7392231033</text:p>
          </table:table-cell>
          <table:table-cell office:value-type="float" office:value="0.936944" calcext:value-type="float">
            <text:p>0.936944</text:p>
          </table:table-cell>
          <table:table-cell office:value-type="float" office:value="0.91831" calcext:value-type="float">
            <text:p>0.91831</text:p>
          </table:table-cell>
          <table:table-cell table:formula="of:=[.K113]*[.O113]" office:value-type="float" office:value="0.673600057514648" calcext:value-type="float">
            <text:p>0.6736000575</text:p>
          </table:table-cell>
          <table:table-cell office:value-type="float" office:value="0.3062" calcext:value-type="float">
            <text:p>0.3062</text:p>
          </table:table-cell>
          <table:table-cell table:formula="of:=1/[.R113]" office:value-type="float" office:value="3.26583932070542" calcext:value-type="float">
            <text:p>3.2658393207</text:p>
          </table:table-cell>
          <table:table-cell table:formula="of:=[.S113]*[.L113]" office:value-type="float" office:value="3.33210320052253" calcext:value-type="float">
            <text:p>3.33210320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office:value-type="float" office:value="1.03458" calcext:value-type="float">
            <text:p>1.03458</text:p>
          </table:table-cell>
          <table:table-cell table:formula="of:=[.K114]*[.L114]" office:value-type="float" office:value="0.734646055088868" calcext:value-type="float">
            <text:p>0.7346460551</text:p>
          </table:table-cell>
          <table:table-cell table:formula="of:=[.K114]+[.L114]" office:value-type="float" office:value="1.74467110468873" calcext:value-type="float">
            <text:p>1.7446711047</text:p>
          </table:table-cell>
          <table:table-cell office:value-type="float" office:value="0.948367" calcext:value-type="float">
            <text:p>0.948367</text:p>
          </table:table-cell>
          <table:table-cell office:value-type="float" office:value="0.916667" calcext:value-type="float">
            <text:p>0.916667</text:p>
          </table:table-cell>
          <table:table-cell table:formula="of:=[.K114]*[.O114]" office:value-type="float" office:value="0.673426970680338" calcext:value-type="float">
            <text:p>0.6734269707</text:p>
          </table:table-cell>
          <table:table-cell office:value-type="float" office:value="0.294247" calcext:value-type="float">
            <text:p>0.294247</text:p>
          </table:table-cell>
          <table:table-cell table:formula="of:=1/[.R114]" office:value-type="float" office:value="3.39850533735263" calcext:value-type="float">
            <text:p>3.3985053374</text:p>
          </table:table-cell>
          <table:table-cell table:formula="of:=[.S114]*[.L114]" office:value-type="float" office:value="3.51602565191829" calcext:value-type="float">
            <text:p>3.516025651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office:value-type="float" office:value="1.03254" calcext:value-type="float">
            <text:p>1.03254</text:p>
          </table:table-cell>
          <table:table-cell table:formula="of:=[.K115]*[.L115]" office:value-type="float" office:value="0.735867613101856" calcext:value-type="float">
            <text:p>0.7358676131</text:p>
          </table:table-cell>
          <table:table-cell table:formula="of:=[.K115]+[.L115]" office:value-type="float" office:value="1.74521710025941" calcext:value-type="float">
            <text:p>1.7452171003</text:p>
          </table:table-cell>
          <table:table-cell office:value-type="float" office:value="0.935743" calcext:value-type="float">
            <text:p>0.935743</text:p>
          </table:table-cell>
          <table:table-cell office:value-type="float" office:value="0.90625" calcext:value-type="float">
            <text:p>0.90625</text:p>
          </table:table-cell>
          <table:table-cell table:formula="of:=[.K115]*[.O115]" office:value-type="float" office:value="0.666882607828045" calcext:value-type="float">
            <text:p>0.6668826078</text:p>
          </table:table-cell>
          <table:table-cell office:value-type="float" office:value="0.281461" calcext:value-type="float">
            <text:p>0.281461</text:p>
          </table:table-cell>
          <table:table-cell table:formula="of:=1/[.R115]" office:value-type="float" office:value="3.55289009845059" calcext:value-type="float">
            <text:p>3.5528900985</text:p>
          </table:table-cell>
          <table:table-cell table:formula="of:=[.S115]*[.L115]" office:value-type="float" office:value="3.66850114225417" calcext:value-type="float">
            <text:p>3.668501142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office:value-type="float" office:value="1.04683" calcext:value-type="float">
            <text:p>1.04683</text:p>
          </table:table-cell>
          <table:table-cell table:formula="of:=[.K116]*[.L116]" office:value-type="float" office:value="0.680413644281517" calcext:value-type="float">
            <text:p>0.6804136443</text:p>
          </table:table-cell>
          <table:table-cell table:formula="of:=[.K116]+[.L116]" office:value-type="float" office:value="1.69680530093856" calcext:value-type="float">
            <text:p>1.6968053009</text:p>
          </table:table-cell>
          <table:table-cell office:value-type="float" office:value="0.953846" calcext:value-type="float">
            <text:p>0.953846</text:p>
          </table:table-cell>
          <table:table-cell office:value-type="float" office:value="0.911175" calcext:value-type="float">
            <text:p>0.911175</text:p>
          </table:table-cell>
          <table:table-cell table:formula="of:=[.K116]*[.O116]" office:value-type="float" office:value="0.619976340899046" calcext:value-type="float">
            <text:p>0.6199763409</text:p>
          </table:table-cell>
          <table:table-cell office:value-type="float" office:value="0.342543" calcext:value-type="float">
            <text:p>0.342543</text:p>
          </table:table-cell>
          <table:table-cell table:formula="of:=1/[.R116]" office:value-type="float" office:value="2.91934151332825" calcext:value-type="float">
            <text:p>2.9193415133</text:p>
          </table:table-cell>
          <table:table-cell table:formula="of:=[.S116]*[.L116]" office:value-type="float" office:value="3.05605427639742" calcext:value-type="float">
            <text:p>3.0560542764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office:value-type="float" office:value="1.0379" calcext:value-type="float">
            <text:p>1.0379</text:p>
          </table:table-cell>
          <table:table-cell table:formula="of:=[.K121]*[.L121]" office:value-type="float" office:value="0.737710744036619" calcext:value-type="float">
            <text:p>0.737710744</text:p>
          </table:table-cell>
          <table:table-cell table:formula="of:=[.K121]+[.L121]" office:value-type="float" office:value="1.7486724675177" calcext:value-type="float">
            <text:p>1.7486724675</text:p>
          </table:table-cell>
          <table:table-cell office:value-type="float" office:value="0.946147" calcext:value-type="float">
            <text:p>0.946147</text:p>
          </table:table-cell>
          <table:table-cell office:value-type="float" office:value="0.911602" calcext:value-type="float">
            <text:p>0.911602</text:p>
          </table:table-cell>
          <table:table-cell table:formula="of:=[.K121]*[.O121]" office:value-type="float" office:value="0.672495237824468" calcext:value-type="float">
            <text:p>0.6724952378</text:p>
          </table:table-cell>
          <table:table-cell office:value-type="float" office:value="0.327201" calcext:value-type="float">
            <text:p>0.327201</text:p>
          </table:table-cell>
          <table:table-cell table:formula="of:=1/[.R121]" office:value-type="float" office:value="3.0562253782843" calcext:value-type="float">
            <text:p>3.0562253783</text:p>
          </table:table-cell>
          <table:table-cell table:formula="of:=[.S121]*[.L121]" office:value-type="float" office:value="3.17205632012127" calcext:value-type="float">
            <text:p>3.172056320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office:value-type="float" office:value="1.04153" calcext:value-type="float">
            <text:p>1.04153</text:p>
          </table:table-cell>
          <table:table-cell table:formula="of:=[.K122]*[.L122]" office:value-type="float" office:value="0.829052209282889" calcext:value-type="float">
            <text:p>0.8290522093</text:p>
          </table:table-cell>
          <table:table-cell table:formula="of:=[.K122]+[.L122]" office:value-type="float" office:value="1.83752455539724" calcext:value-type="float">
            <text:p>1.8375245554</text:p>
          </table:table-cell>
          <table:table-cell office:value-type="float" office:value="0.941778" calcext:value-type="float">
            <text:p>0.941778</text:p>
          </table:table-cell>
          <table:table-cell office:value-type="float" office:value="0.904225" calcext:value-type="float">
            <text:p>0.904225</text:p>
          </table:table-cell>
          <table:table-cell table:formula="of:=[.K122]*[.O122]" office:value-type="float" office:value="0.749650160392903" calcext:value-type="float">
            <text:p>0.7496501604</text:p>
          </table:table-cell>
          <table:table-cell office:value-type="float" office:value="0.274474" calcext:value-type="float">
            <text:p>0.274474</text:p>
          </table:table-cell>
          <table:table-cell table:formula="of:=1/[.R122]" office:value-type="float" office:value="3.64333233748916" calcext:value-type="float">
            <text:p>3.6433323375</text:p>
          </table:table-cell>
          <table:table-cell table:formula="of:=[.S122]*[.L122]" office:value-type="float" office:value="3.79463992946509" calcext:value-type="float">
            <text:p>3.794639929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office:value-type="float" office:value="1.05637" calcext:value-type="float">
            <text:p>1.05637</text:p>
          </table:table-cell>
          <table:table-cell table:formula="of:=[.K123]*[.L123]" office:value-type="float" office:value="0.858321010123991" calcext:value-type="float">
            <text:p>0.8583210101</text:p>
          </table:table-cell>
          <table:table-cell table:formula="of:=[.K123]+[.L123]" office:value-type="float" office:value="1.86888929733331" calcext:value-type="float">
            <text:p>1.8688892973</text:p>
          </table:table-cell>
          <table:table-cell office:value-type="float" office:value="0.960866" calcext:value-type="float">
            <text:p>0.960866</text:p>
          </table:table-cell>
          <table:table-cell office:value-type="float" office:value="0.909589" calcext:value-type="float">
            <text:p>0.909589</text:p>
          </table:table-cell>
          <table:table-cell table:formula="of:=[.K123]*[.O123]" office:value-type="float" office:value="0.78072216715147" calcext:value-type="float">
            <text:p>0.7807221672</text:p>
          </table:table-cell>
          <table:table-cell office:value-type="float" office:value="0.312376" calcext:value-type="float">
            <text:p>0.312376</text:p>
          </table:table-cell>
          <table:table-cell table:formula="of:=1/[.R123]" office:value-type="float" office:value="3.20127026404077" calcext:value-type="float">
            <text:p>3.201270264</text:p>
          </table:table-cell>
          <table:table-cell table:formula="of:=[.S123]*[.L123]" office:value-type="float" office:value="3.38172586882475" calcext:value-type="float">
            <text:p>3.381725868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office:value-type="float" office:value="1.04098" calcext:value-type="float">
            <text:p>1.04098</text:p>
          </table:table-cell>
          <table:table-cell table:formula="of:=[.K124]*[.L124]" office:value-type="float" office:value="0.846889796449666" calcext:value-type="float">
            <text:p>0.8468897964</text:p>
          </table:table-cell>
          <table:table-cell table:formula="of:=[.K124]+[.L124]" office:value-type="float" office:value="1.85453049707935" calcext:value-type="float">
            <text:p>1.8545304971</text:p>
          </table:table-cell>
          <table:table-cell office:value-type="float" office:value="0.941277" calcext:value-type="float">
            <text:p>0.941277</text:p>
          </table:table-cell>
          <table:table-cell office:value-type="float" office:value="0.904225" calcext:value-type="float">
            <text:p>0.904225</text:p>
          </table:table-cell>
          <table:table-cell table:formula="of:=[.K124]*[.O124]" office:value-type="float" office:value="0.765776371239363" calcext:value-type="float">
            <text:p>0.7657763712</text:p>
          </table:table-cell>
          <table:table-cell office:value-type="float" office:value="0.283201" calcext:value-type="float">
            <text:p>0.283201</text:p>
          </table:table-cell>
          <table:table-cell table:formula="of:=1/[.R124]" office:value-type="float" office:value="3.53106097789203" calcext:value-type="float">
            <text:p>3.5310609779</text:p>
          </table:table-cell>
          <table:table-cell table:formula="of:=[.S124]*[.L124]" office:value-type="float" office:value="3.67576385676604" calcext:value-type="float">
            <text:p>3.67576385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office:value-type="float" office:value="1.06654" calcext:value-type="float">
            <text:p>1.06654</text:p>
          </table:table-cell>
          <table:table-cell table:formula="of:=[.K125]*[.L125]" office:value-type="float" office:value="0.818645850123963" calcext:value-type="float">
            <text:p>0.8186458501</text:p>
          </table:table-cell>
          <table:table-cell table:formula="of:=[.K125]+[.L125]" office:value-type="float" office:value="1.83411163362271" calcext:value-type="float">
            <text:p>1.8341116336</text:p>
          </table:table-cell>
          <table:table-cell office:value-type="float" office:value="0.960471" calcext:value-type="float">
            <text:p>0.960471</text:p>
          </table:table-cell>
          <table:table-cell office:value-type="float" office:value="0.900553" calcext:value-type="float">
            <text:p>0.900553</text:p>
          </table:table-cell>
          <table:table-cell table:formula="of:=[.K125]*[.O125]" office:value-type="float" office:value="0.737230294517236" calcext:value-type="float">
            <text:p>0.7372302945</text:p>
          </table:table-cell>
          <table:table-cell office:value-type="float" office:value="0.242172" calcext:value-type="float">
            <text:p>0.242172</text:p>
          </table:table-cell>
          <table:table-cell table:formula="of:=1/[.R125]" office:value-type="float" office:value="4.12929653304263" calcext:value-type="float">
            <text:p>4.129296533</text:p>
          </table:table-cell>
          <table:table-cell table:formula="of:=[.S125]*[.L125]" office:value-type="float" office:value="4.40405992435129" calcext:value-type="float">
            <text:p>4.404059924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office:value-type="float" office:value="1.04215" calcext:value-type="float">
            <text:p>1.04215</text:p>
          </table:table-cell>
          <table:table-cell table:formula="of:=[.K126]*[.L126]" office:value-type="float" office:value="0.766517847292198" calcext:value-type="float">
            <text:p>0.7665178473</text:p>
          </table:table-cell>
          <table:table-cell table:formula="of:=[.K126]+[.L126]" office:value-type="float" office:value="1.77766585404423" calcext:value-type="float">
            <text:p>1.777665854</text:p>
          </table:table-cell>
          <table:table-cell office:value-type="float" office:value="0.940199" calcext:value-type="float">
            <text:p>0.940199</text:p>
          </table:table-cell>
          <table:table-cell office:value-type="float" office:value="0.902174" calcext:value-type="float">
            <text:p>0.902174</text:p>
          </table:table-cell>
          <table:table-cell table:formula="of:=[.K126]*[.O126]" office:value-type="float" office:value="0.691531270456535" calcext:value-type="float">
            <text:p>0.6915312705</text:p>
          </table:table-cell>
          <table:table-cell office:value-type="float" office:value="0.28889" calcext:value-type="float">
            <text:p>0.28889</text:p>
          </table:table-cell>
          <table:table-cell table:formula="of:=1/[.R126]" office:value-type="float" office:value="3.4615251479802" calcext:value-type="float">
            <text:p>3.461525148</text:p>
          </table:table-cell>
          <table:table-cell table:formula="of:=[.S126]*[.L126]" office:value-type="float" office:value="3.60742843296756" calcext:value-type="float">
            <text:p>3.60742843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office:value-type="float" office:value="1.03854" calcext:value-type="float">
            <text:p>1.03854</text:p>
          </table:table-cell>
          <table:table-cell table:formula="of:=[.K127]*[.L127]" office:value-type="float" office:value="0.784792908798259" calcext:value-type="float">
            <text:p>0.7847929088</text:p>
          </table:table-cell>
          <table:table-cell table:formula="of:=[.K127]+[.L127]" office:value-type="float" office:value="1.79420940974662" calcext:value-type="float">
            <text:p>1.7942094097</text:p>
          </table:table-cell>
          <table:table-cell office:value-type="float" office:value="0.944125" calcext:value-type="float">
            <text:p>0.944125</text:p>
          </table:table-cell>
          <table:table-cell office:value-type="float" office:value="0.909091" calcext:value-type="float">
            <text:p>0.909091</text:p>
          </table:table-cell>
          <table:table-cell table:formula="of:=[.K127]*[.O127]" office:value-type="float" office:value="0.713446381477031" calcext:value-type="float">
            <text:p>0.7134463815</text:p>
          </table:table-cell>
          <table:table-cell office:value-type="float" office:value="0.254044" calcext:value-type="float">
            <text:p>0.254044</text:p>
          </table:table-cell>
          <table:table-cell table:formula="of:=1/[.R127]" office:value-type="float" office:value="3.93632599077325" calcext:value-type="float">
            <text:p>3.9363259908</text:p>
          </table:table-cell>
          <table:table-cell table:formula="of:=[.S127]*[.L127]" office:value-type="float" office:value="4.08803199445765" calcext:value-type="float">
            <text:p>4.088031994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office:value-type="float" office:value="1.05001" calcext:value-type="float">
            <text:p>1.05001</text:p>
          </table:table-cell>
          <table:table-cell table:formula="of:=[.K128]*[.L128]" office:value-type="float" office:value="0.789303164699692" calcext:value-type="float">
            <text:p>0.7893031647</text:p>
          </table:table-cell>
          <table:table-cell table:formula="of:=[.K128]+[.L128]" office:value-type="float" office:value="1.8017201405698" calcext:value-type="float">
            <text:p>1.8017201406</text:p>
          </table:table-cell>
          <table:table-cell office:value-type="float" office:value="0.949729" calcext:value-type="float">
            <text:p>0.949729</text:p>
          </table:table-cell>
          <table:table-cell office:value-type="float" office:value="0.904494" calcext:value-type="float">
            <text:p>0.904494</text:p>
          </table:table-cell>
          <table:table-cell table:formula="of:=[.K128]*[.O128]" office:value-type="float" office:value="0.713920920093212" calcext:value-type="float">
            <text:p>0.7139209201</text:p>
          </table:table-cell>
          <table:table-cell office:value-type="float" office:value="0.255503" calcext:value-type="float">
            <text:p>0.255503</text:p>
          </table:table-cell>
          <table:table-cell table:formula="of:=1/[.R128]" office:value-type="float" office:value="3.91384836968646" calcext:value-type="float">
            <text:p>3.9138483697</text:p>
          </table:table-cell>
          <table:table-cell table:formula="of:=[.S128]*[.L128]" office:value-type="float" office:value="4.10957992665448" calcext:value-type="float">
            <text:p>4.109579926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office:value-type="float" office:value="1.04576" calcext:value-type="float">
            <text:p>1.04576</text:p>
          </table:table-cell>
          <table:table-cell table:formula="of:=[.K129]*[.L129]" office:value-type="float" office:value="0.7898549082697" calcext:value-type="float">
            <text:p>0.7898549083</text:p>
          </table:table-cell>
          <table:table-cell table:formula="of:=[.K129]+[.L129]" office:value-type="float" office:value="1.80105271369119" calcext:value-type="float">
            <text:p>1.8010527137</text:p>
          </table:table-cell>
          <table:table-cell office:value-type="float" office:value="0.948276" calcext:value-type="float">
            <text:p>0.948276</text:p>
          </table:table-cell>
          <table:table-cell office:value-type="float" office:value="0.90678" calcext:value-type="float">
            <text:p>0.90678</text:p>
          </table:table-cell>
          <table:table-cell table:formula="of:=[.K129]*[.O129]" office:value-type="float" office:value="0.716225953368228" calcext:value-type="float">
            <text:p>0.7162259534</text:p>
          </table:table-cell>
          <table:table-cell office:value-type="float" office:value="0.247917" calcext:value-type="float">
            <text:p>0.247917</text:p>
          </table:table-cell>
          <table:table-cell table:formula="of:=1/[.R129]" office:value-type="float" office:value="4.03360802203963" calcext:value-type="float">
            <text:p>4.033608022</text:p>
          </table:table-cell>
          <table:table-cell table:formula="of:=[.S129]*[.L129]" office:value-type="float" office:value="4.21818592512817" calcext:value-type="float">
            <text:p>4.218185925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office:value-type="float" office:value="1.04055" calcext:value-type="float">
            <text:p>1.04055</text:p>
          </table:table-cell>
          <table:table-cell table:formula="of:=[.K130]*[.L130]" office:value-type="float" office:value="0.813018611410623" calcext:value-type="float">
            <text:p>0.8130186114</text:p>
          </table:table-cell>
          <table:table-cell table:formula="of:=[.K130]+[.L130]" office:value-type="float" office:value="1.82188545856578" calcext:value-type="float">
            <text:p>1.8218854586</text:p>
          </table:table-cell>
          <table:table-cell office:value-type="float" office:value="0.948195" calcext:value-type="float">
            <text:p>0.948195</text:p>
          </table:table-cell>
          <table:table-cell office:value-type="float" office:value="0.911243" calcext:value-type="float">
            <text:p>0.911243</text:p>
          </table:table-cell>
          <table:table-cell table:formula="of:=[.K130]*[.O130]" office:value-type="float" office:value="0.74085837513478" calcext:value-type="float">
            <text:p>0.7408583751</text:p>
          </table:table-cell>
          <table:table-cell office:value-type="float" office:value="0.217424" calcext:value-type="float">
            <text:p>0.217424</text:p>
          </table:table-cell>
          <table:table-cell table:formula="of:=1/[.R130]" office:value-type="float" office:value="4.59930826403709" calcext:value-type="float">
            <text:p>4.599308264</text:p>
          </table:table-cell>
          <table:table-cell table:formula="of:=[.S130]*[.L130]" office:value-type="float" office:value="4.78581021414379" calcext:value-type="float">
            <text:p>4.785810214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78:.B130];[.C78:.C130])" office:value-type="float" office:value="0.455374395355728" calcext:value-type="float">
            <text:p>0.4553743954</text:p>
          </table:table-cell>
          <table:table-cell table:formula="of:=CORREL([.B77:.B130];[.D77:.D130])" office:value-type="float" office:value="0.430805537031979" calcext:value-type="float">
            <text:p>0.430805537</text:p>
          </table:table-cell>
          <table:table-cell table:formula="of:=CORREL([.B77:.B130];[.E77:.E130])" office:value-type="float" office:value="0.4019431625335" calcext:value-type="float">
            <text:p>0.4019431625</text:p>
          </table:table-cell>
          <table:table-cell table:formula="of:=CORREL([.B78:.B130];[.F78:.F130])" office:value-type="float" office:value="0.217589099566234" calcext:value-type="float">
            <text:p>0.2175890996</text:p>
          </table:table-cell>
          <table:table-cell table:formula="of:=CORREL([.B78:.B130];[.G78:.G130])" office:value-type="float" office:value="0.394349329057791" calcext:value-type="float">
            <text:p>0.3943493291</text:p>
          </table:table-cell>
          <table:table-cell table:formula="of:=CORREL([.B78:.B130];[.H78:.H130])" office:value-type="float" office:value="-0.522689650004761" calcext:value-type="float">
            <text:p>-0.52268965</text:p>
          </table:table-cell>
          <table:table-cell table:style-name="ce5" table:formula="of:=CORREL([.B78:.B130];[.I78:.I130])" office:value-type="float" office:value="0.555822615718366" calcext:value-type="float">
            <text:p>0.5558226157</text:p>
          </table:table-cell>
          <table:table-cell table:formula="of:=CORREL([.B78:.B130];[.J78:.J130])" office:value-type="float" office:value="-0.134218264557977" calcext:value-type="float">
            <text:p>-0.1342182646</text:p>
          </table:table-cell>
          <table:table-cell table:style-name="ce6" table:formula="of:=CORREL([.B78:.B130];[.K78:.K130])" office:value-type="float" office:value="0.124170113835255" calcext:value-type="float">
            <text:p>0.1241701138</text:p>
          </table:table-cell>
          <table:table-cell table:style-name="ce4" table:formula="of:=CORREL([.B78:.B130];[.L78:.L130])" office:value-type="float" office:value="0.593027065822104" calcext:value-type="float">
            <text:p>0.5930270658</text:p>
          </table:table-cell>
          <table:table-cell table:style-name="ce6" table:formula="of:=CORREL([.B78:.B130];[.M78:.M130])" office:value-type="float" office:value="0.245289845346995" calcext:value-type="float">
            <text:p>0.2452898453</text:p>
          </table:table-cell>
          <table:table-cell table:style-name="ce4" table:formula="of:=CORREL([.B78:.B130];[.N78:.N130])" office:value-type="float" office:value="0.280857800252818" calcext:value-type="float">
            <text:p>0.2808578003</text:p>
          </table:table-cell>
          <table:table-cell table:formula="of:=CORREL([.B78:.B130];[.O78:.O130])" office:value-type="float" office:value="0.560509873096535" calcext:value-type="float">
            <text:p>0.5605098731</text:p>
          </table:table-cell>
          <table:table-cell table:formula="of:=CORREL([.B78:.B130];[.P78:.P130])" office:value-type="float" office:value="-0.249299781035893" calcext:value-type="float">
            <text:p>-0.249299781</text:p>
          </table:table-cell>
          <table:table-cell table:style-name="ce1" table:formula="of:=CORREL([.B78:.B130];[.Q78:.Q130])" office:value-type="float" office:value="0.224024470932793" calcext:value-type="float">
            <text:p>0.2240244709</text:p>
          </table:table-cell>
          <table:table-cell table:style-name="ce2" table:formula="of:=CORREL([.B78:.B130];[.R78:.R130])" office:value-type="float" office:value="-0.320728093779594" calcext:value-type="float">
            <text:p>-0.3207280938</text:p>
          </table:table-cell>
          <table:table-cell table:style-name="ce6" table:formula="of:=CORREL([.B78:.B130];[.S78:.S130])" office:value-type="float" office:value="0.395406079567042" calcext:value-type="float">
            <text:p>0.3954060796</text:p>
          </table:table-cell>
          <table:table-cell table:style-name="ce6" table:formula="of:=CORREL([.B78:.B130];[.T78:.T130])" office:value-type="float" office:value="0.435708117842404" calcext:value-type="float">
            <text:p>0.4357081178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office:value-type="float" office:value="0.962408" calcext:value-type="float">
            <text:p>0.962408</text:p>
          </table:table-cell>
          <table:table-cell table:formula="of:=[.K134]*[.L134]" office:value-type="float" office:value="0.622853296745968" calcext:value-type="float">
            <text:p>0.6228532967</text:p>
          </table:table-cell>
          <table:table-cell table:formula="of:=[.K134]+[.L134]" office:value-type="float" office:value="1.60959016883688" calcext:value-type="float">
            <text:p>1.6095901688</text:p>
          </table:table-cell>
          <table:table-cell office:value-type="float" office:value="0.809735" calcext:value-type="float">
            <text:p>0.809735</text:p>
          </table:table-cell>
          <table:table-cell office:value-type="float" office:value="0.841363" calcext:value-type="float">
            <text:p>0.841363</text:p>
          </table:table-cell>
          <table:table-cell table:formula="of:=[.K134]*139" office:value-type="float" office:value="89.9583214683269" calcext:value-type="float">
            <text:p>89.9583214683</text:p>
          </table:table-cell>
          <table:table-cell office:value-type="float" office:value="0.422279" calcext:value-type="float">
            <text:p>0.422279</text:p>
          </table:table-cell>
          <table:table-cell table:formula="of:=1/[.R134]" office:value-type="float" office:value="2.36810260514968" calcext:value-type="float">
            <text:p>2.3681026051</text:p>
          </table:table-cell>
          <table:table-cell table:formula="of:=[.S134]*[.L134]" office:value-type="float" office:value="2.27908089201689" calcext:value-type="float">
            <text:p>2.2790808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office:value-type="float" office:value="0.962781" calcext:value-type="float">
            <text:p>0.962781</text:p>
          </table:table-cell>
          <table:table-cell table:formula="of:=[.K135]*[.L135]" office:value-type="float" office:value="0.605279007192074" calcext:value-type="float">
            <text:p>0.6052790072</text:p>
          </table:table-cell>
          <table:table-cell table:formula="of:=[.K135]+[.L135]" office:value-type="float" office:value="1.59145876492481" calcext:value-type="float">
            <text:p>1.5914587649</text:p>
          </table:table-cell>
          <table:table-cell office:value-type="float" office:value="0.779449" calcext:value-type="float">
            <text:p>0.779449</text:p>
          </table:table-cell>
          <table:table-cell office:value-type="float" office:value="0.809581" calcext:value-type="float">
            <text:p>0.809581</text:p>
          </table:table-cell>
          <table:table-cell table:formula="of:=[.K135]*139" office:value-type="float" office:value="87.3862093245486" calcext:value-type="float">
            <text:p>87.3862093245</text:p>
          </table:table-cell>
          <table:table-cell office:value-type="float" office:value="0.615986" calcext:value-type="float">
            <text:p>0.615986</text:p>
          </table:table-cell>
          <table:table-cell table:formula="of:=1/[.R135]" office:value-type="float" office:value="1.62341351913842" calcext:value-type="float">
            <text:p>1.6234135191</text:p>
          </table:table-cell>
          <table:table-cell table:formula="of:=[.S135]*[.L135]" office:value-type="float" office:value="1.56299169136961" calcext:value-type="float">
            <text:p>1.56299169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office:value-type="float" office:value="0.891706" calcext:value-type="float">
            <text:p>0.891706</text:p>
          </table:table-cell>
          <table:table-cell table:formula="of:=[.K136]*[.L136]" office:value-type="float" office:value="0.623012967413783" calcext:value-type="float">
            <text:p>0.6230129674</text:p>
          </table:table-cell>
          <table:table-cell table:formula="of:=[.K136]+[.L136]" office:value-type="float" office:value="1.59038131160919" calcext:value-type="float">
            <text:p>1.5903813116</text:p>
          </table:table-cell>
          <table:table-cell office:value-type="float" office:value="0.745642" calcext:value-type="float">
            <text:p>0.745642</text:p>
          </table:table-cell>
          <table:table-cell office:value-type="float" office:value="0.836197" calcext:value-type="float">
            <text:p>0.836197</text:p>
          </table:table-cell>
          <table:table-cell table:formula="of:=[.K136]*139" office:value-type="float" office:value="97.1158683136773" calcext:value-type="float">
            <text:p>97.1158683137</text:p>
          </table:table-cell>
          <table:table-cell office:value-type="float" office:value="0.362972" calcext:value-type="float">
            <text:p>0.362972</text:p>
          </table:table-cell>
          <table:table-cell table:formula="of:=1/[.R136]" office:value-type="float" office:value="2.75503344610604" calcext:value-type="float">
            <text:p>2.7550334461</text:p>
          </table:table-cell>
          <table:table-cell table:formula="of:=[.S136]*[.L136]" office:value-type="float" office:value="2.45667985409343" calcext:value-type="float">
            <text:p>2.45667985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office:value-type="float" office:value="0.987265" calcext:value-type="float">
            <text:p>0.987265</text:p>
          </table:table-cell>
          <table:table-cell table:formula="of:=[.K137]*[.L137]" office:value-type="float" office:value="0.643446041946374" calcext:value-type="float">
            <text:p>0.6434460419</text:p>
          </table:table-cell>
          <table:table-cell table:formula="of:=[.K137]+[.L137]" office:value-type="float" office:value="1.63901102760796" calcext:value-type="float">
            <text:p>1.6390110276</text:p>
          </table:table-cell>
          <table:table-cell office:value-type="float" office:value="0.82363" calcext:value-type="float">
            <text:p>0.82363</text:p>
          </table:table-cell>
          <table:table-cell office:value-type="float" office:value="0.834254" calcext:value-type="float">
            <text:p>0.834254</text:p>
          </table:table-cell>
          <table:table-cell table:formula="of:=[.K137]*139" office:value-type="float" office:value="90.5926978375067" calcext:value-type="float">
            <text:p>90.5926978375</text:p>
          </table:table-cell>
          <table:table-cell office:value-type="float" office:value="1.05925" calcext:value-type="float">
            <text:p>1.05925</text:p>
          </table:table-cell>
          <table:table-cell table:formula="of:=1/[.R137]" office:value-type="float" office:value="0.944064196365353" calcext:value-type="float">
            <text:p>0.9440641964</text:p>
          </table:table-cell>
          <table:table-cell table:formula="of:=[.S137]*[.L137]" office:value-type="float" office:value="0.93204153882464" calcext:value-type="float">
            <text:p>0.93204153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office:value-type="float" office:value="0.930742" calcext:value-type="float">
            <text:p>0.930742</text:p>
          </table:table-cell>
          <table:table-cell table:formula="of:=[.K138]*[.L138]" office:value-type="float" office:value="0.718547683566096" calcext:value-type="float">
            <text:p>0.7185476836</text:p>
          </table:table-cell>
          <table:table-cell table:formula="of:=[.K138]+[.L138]" office:value-type="float" office:value="1.70275796529016" calcext:value-type="float">
            <text:p>1.7027579653</text:p>
          </table:table-cell>
          <table:table-cell office:value-type="float" office:value="0.796581" calcext:value-type="float">
            <text:p>0.796581</text:p>
          </table:table-cell>
          <table:table-cell office:value-type="float" office:value="0.855856" calcext:value-type="float">
            <text:p>0.855856</text:p>
          </table:table-cell>
          <table:table-cell table:formula="of:=[.K138]*139" office:value-type="float" office:value="107.310219175333" calcext:value-type="float">
            <text:p>107.3102191753</text:p>
          </table:table-cell>
          <table:table-cell office:value-type="float" office:value="0.413084" calcext:value-type="float">
            <text:p>0.413084</text:p>
          </table:table-cell>
          <table:table-cell table:formula="of:=1/[.R138]" office:value-type="float" office:value="2.42081513687289" calcext:value-type="float">
            <text:p>2.4208151369</text:p>
          </table:table-cell>
          <table:table-cell table:formula="of:=[.S138]*[.L138]" office:value-type="float" office:value="2.25315432212335" calcext:value-type="float">
            <text:p>2.25315432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office:value-type="float" office:value="1.04919" calcext:value-type="float">
            <text:p>1.04919</text:p>
          </table:table-cell>
          <table:table-cell table:formula="of:=[.K139]*[.L139]" office:value-type="float" office:value="0.924543099346152" calcext:value-type="float">
            <text:p>0.9245430993</text:p>
          </table:table-cell>
          <table:table-cell table:formula="of:=[.K139]+[.L139]" office:value-type="float" office:value="1.93038701802929" calcext:value-type="float">
            <text:p>1.930387018</text:p>
          </table:table-cell>
          <table:table-cell office:value-type="float" office:value="0.826126" calcext:value-type="float">
            <text:p>0.826126</text:p>
          </table:table-cell>
          <table:table-cell office:value-type="float" office:value="0.787392" calcext:value-type="float">
            <text:p>0.787392</text:p>
          </table:table-cell>
          <table:table-cell table:formula="of:=[.K139]*139" office:value-type="float" office:value="122.486385506071" calcext:value-type="float">
            <text:p>122.4863855061</text:p>
          </table:table-cell>
          <table:table-cell office:value-type="float" office:value="0.677261" calcext:value-type="float">
            <text:p>0.677261</text:p>
          </table:table-cell>
          <table:table-cell table:formula="of:=1/[.R139]" office:value-type="float" office:value="1.47653563397272" calcext:value-type="float">
            <text:p>1.476535634</text:p>
          </table:table-cell>
          <table:table-cell table:formula="of:=[.S139]*[.L139]" office:value-type="float" office:value="1.54916642180784" calcext:value-type="float">
            <text:p>1.54916642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office:value-type="float" office:value="1.00577" calcext:value-type="float">
            <text:p>1.00577</text:p>
          </table:table-cell>
          <table:table-cell table:formula="of:=[.K140]*[.L140]" office:value-type="float" office:value="0.972303319734731" calcext:value-type="float">
            <text:p>0.9723033197</text:p>
          </table:table-cell>
          <table:table-cell table:formula="of:=[.K140]+[.L140]" office:value-type="float" office:value="1.97249531466909" calcext:value-type="float">
            <text:p>1.9724953147</text:p>
          </table:table-cell>
          <table:table-cell office:value-type="float" office:value="0.827957" calcext:value-type="float">
            <text:p>0.827957</text:p>
          </table:table-cell>
          <table:table-cell office:value-type="float" office:value="0.823204" calcext:value-type="float">
            <text:p>0.823204</text:p>
          </table:table-cell>
          <table:table-cell table:formula="of:=[.K140]*139" office:value-type="float" office:value="134.374818739004" calcext:value-type="float">
            <text:p>134.374818739</text:p>
          </table:table-cell>
          <table:table-cell office:value-type="float" office:value="1.00713" calcext:value-type="float">
            <text:p>1.00713</text:p>
          </table:table-cell>
          <table:table-cell table:formula="of:=1/[.R140]" office:value-type="float" office:value="0.992920476998997" calcext:value-type="float">
            <text:p>0.992920477</text:p>
          </table:table-cell>
          <table:table-cell table:formula="of:=[.S140]*[.L140]" office:value-type="float" office:value="0.998649628151281" calcext:value-type="float">
            <text:p>0.998649628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office:value-type="float" office:value="1.01267" calcext:value-type="float">
            <text:p>1.01267</text:p>
          </table:table-cell>
          <table:table-cell table:formula="of:=[.K141]*[.L141]" office:value-type="float" office:value="0.710865109226709" calcext:value-type="float">
            <text:p>0.7108651092</text:p>
          </table:table-cell>
          <table:table-cell table:formula="of:=[.K141]+[.L141]" office:value-type="float" office:value="1.71464113494693" calcext:value-type="float">
            <text:p>1.7146411349</text:p>
          </table:table-cell>
          <table:table-cell office:value-type="float" office:value="0.805195" calcext:value-type="float">
            <text:p>0.805195</text:p>
          </table:table-cell>
          <table:table-cell office:value-type="float" office:value="0.795122" calcext:value-type="float">
            <text:p>0.795122</text:p>
          </table:table-cell>
          <table:table-cell table:formula="of:=[.K141]*139" office:value-type="float" office:value="97.5739877576234" calcext:value-type="float">
            <text:p>97.5739877576</text:p>
          </table:table-cell>
          <table:table-cell office:value-type="float" office:value="0.832375" calcext:value-type="float">
            <text:p>0.832375</text:p>
          </table:table-cell>
          <table:table-cell table:formula="of:=1/[.R141]" office:value-type="float" office:value="1.20138158882715" calcext:value-type="float">
            <text:p>1.2013815888</text:p>
          </table:table-cell>
          <table:table-cell table:formula="of:=[.S141]*[.L141]" office:value-type="float" office:value="1.21660309355759" calcext:value-type="float">
            <text:p>1.216603093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office:value-type="float" office:value="0.97696" calcext:value-type="float">
            <text:p>0.97696</text:p>
          </table:table-cell>
          <table:table-cell table:formula="of:=[.K142]*[.L142]" office:value-type="float" office:value="0.705187708876201" calcext:value-type="float">
            <text:p>0.7051877089</text:p>
          </table:table-cell>
          <table:table-cell table:formula="of:=[.K142]+[.L142]" office:value-type="float" office:value="1.69877840492569" calcext:value-type="float">
            <text:p>1.6987784049</text:p>
          </table:table-cell>
          <table:table-cell office:value-type="float" office:value="0.781804" calcext:value-type="float">
            <text:p>0.781804</text:p>
          </table:table-cell>
          <table:table-cell office:value-type="float" office:value="0.800241" calcext:value-type="float">
            <text:p>0.800241</text:p>
          </table:table-cell>
          <table:table-cell table:formula="of:=[.K142]*139" office:value-type="float" office:value="100.332758284671" calcext:value-type="float">
            <text:p>100.3327582847</text:p>
          </table:table-cell>
          <table:table-cell office:value-type="float" office:value="0.518745" calcext:value-type="float">
            <text:p>0.518745</text:p>
          </table:table-cell>
          <table:table-cell table:formula="of:=1/[.R142]" office:value-type="float" office:value="1.92772942389806" calcext:value-type="float">
            <text:p>1.9277294239</text:p>
          </table:table-cell>
          <table:table-cell table:formula="of:=[.S142]*[.L142]" office:value-type="float" office:value="1.88331453797145" calcext:value-type="float">
            <text:p>1.8833145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office:value-type="float" office:value="1.012" calcext:value-type="float">
            <text:p>1.012</text:p>
          </table:table-cell>
          <table:table-cell table:formula="of:=[.K143]*[.L143]" office:value-type="float" office:value="0.704946467256908" calcext:value-type="float">
            <text:p>0.7049464673</text:p>
          </table:table-cell>
          <table:table-cell table:formula="of:=[.K143]+[.L143]" office:value-type="float" office:value="1.70858741823805" calcext:value-type="float">
            <text:p>1.7085874182</text:p>
          </table:table-cell>
          <table:table-cell office:value-type="float" office:value="0.846084" calcext:value-type="float">
            <text:p>0.846084</text:p>
          </table:table-cell>
          <table:table-cell office:value-type="float" office:value="0.836048" calcext:value-type="float">
            <text:p>0.836048</text:p>
          </table:table-cell>
          <table:table-cell table:formula="of:=[.K143]*139" office:value-type="float" office:value="96.8256511350892" calcext:value-type="float">
            <text:p>96.8256511351</text:p>
          </table:table-cell>
          <table:table-cell office:value-type="float" office:value="0.897989" calcext:value-type="float">
            <text:p>0.897989</text:p>
          </table:table-cell>
          <table:table-cell table:formula="of:=1/[.R143]" office:value-type="float" office:value="1.1135993870749" calcext:value-type="float">
            <text:p>1.1135993871</text:p>
          </table:table-cell>
          <table:table-cell table:formula="of:=[.S143]*[.L143]" office:value-type="float" office:value="1.1269625797198" calcext:value-type="float">
            <text:p>1.12696257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office:value-type="float" office:value="0.992605" calcext:value-type="float">
            <text:p>0.992605</text:p>
          </table:table-cell>
          <table:table-cell table:formula="of:=[.K144]*[.L144]" office:value-type="float" office:value="0.714114591576857" calcext:value-type="float">
            <text:p>0.7141145916</text:p>
          </table:table-cell>
          <table:table-cell table:formula="of:=[.K144]+[.L144]" office:value-type="float" office:value="1.71203981201168" calcext:value-type="float">
            <text:p>1.712039812</text:p>
          </table:table-cell>
          <table:table-cell office:value-type="float" office:value="0.799669" calcext:value-type="float">
            <text:p>0.799669</text:p>
          </table:table-cell>
          <table:table-cell office:value-type="float" office:value="0.805627" calcext:value-type="float">
            <text:p>0.805627</text:p>
          </table:table-cell>
          <table:table-cell table:formula="of:=[.K144]*139" office:value-type="float" office:value="100.001438869624" calcext:value-type="float">
            <text:p>100.0014388696</text:p>
          </table:table-cell>
          <table:table-cell office:value-type="float" office:value="0.493232" calcext:value-type="float">
            <text:p>0.493232</text:p>
          </table:table-cell>
          <table:table-cell table:formula="of:=1/[.R144]" office:value-type="float" office:value="2.02744347487592" calcext:value-type="float">
            <text:p>2.0274434749</text:p>
          </table:table-cell>
          <table:table-cell table:formula="of:=[.S144]*[.L144]" office:value-type="float" office:value="2.01245053037921" calcext:value-type="float">
            <text:p>2.012450530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office:value-type="float" office:value="0.959257" calcext:value-type="float">
            <text:p>0.959257</text:p>
          </table:table-cell>
          <table:table-cell table:formula="of:=[.K145]*[.L145]" office:value-type="float" office:value="0.560153343961133" calcext:value-type="float">
            <text:p>0.560153344</text:p>
          </table:table-cell>
          <table:table-cell table:formula="of:=[.K145]+[.L145]" office:value-type="float" office:value="1.54320201573732" calcext:value-type="float">
            <text:p>1.5432020157</text:p>
          </table:table-cell>
          <table:table-cell office:value-type="float" office:value="0.775906" calcext:value-type="float">
            <text:p>0.775906</text:p>
          </table:table-cell>
          <table:table-cell office:value-type="float" office:value="0.808861" calcext:value-type="float">
            <text:p>0.808861</text:p>
          </table:table-cell>
          <table:table-cell table:formula="of:=[.K145]*139" office:value-type="float" office:value="81.1683571874872" calcext:value-type="float">
            <text:p>81.1683571875</text:p>
          </table:table-cell>
          <table:table-cell office:value-type="float" office:value="0.411079" calcext:value-type="float">
            <text:p>0.411079</text:p>
          </table:table-cell>
          <table:table-cell table:formula="of:=1/[.R145]" office:value-type="float" office:value="2.43262243996896" calcext:value-type="float">
            <text:p>2.43262244</text:p>
          </table:table-cell>
          <table:table-cell table:formula="of:=[.S145]*[.L145]" office:value-type="float" office:value="2.3335101038973" calcext:value-type="float">
            <text:p>2.333510103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office:value-type="float" office:value="1.01277" calcext:value-type="float">
            <text:p>1.01277</text:p>
          </table:table-cell>
          <table:table-cell table:formula="of:=[.K146]*[.L146]" office:value-type="float" office:value="0.617655668719888" calcext:value-type="float">
            <text:p>0.6176556687</text:p>
          </table:table-cell>
          <table:table-cell table:formula="of:=[.K146]+[.L146]" office:value-type="float" office:value="1.62263765871806" calcext:value-type="float">
            <text:p>1.6226376587</text:p>
          </table:table-cell>
          <table:table-cell office:value-type="float" office:value="0.815702" calcext:value-type="float">
            <text:p>0.815702</text:p>
          </table:table-cell>
          <table:table-cell office:value-type="float" office:value="0.805419" calcext:value-type="float">
            <text:p>0.805419</text:p>
          </table:table-cell>
          <table:table-cell table:formula="of:=[.K146]*139" office:value-type="float" office:value="84.7716045618101" calcext:value-type="float">
            <text:p>84.7716045618</text:p>
          </table:table-cell>
          <table:table-cell office:value-type="float" office:value="0.31044" calcext:value-type="float">
            <text:p>0.31044</text:p>
          </table:table-cell>
          <table:table-cell table:formula="of:=1/[.R146]" office:value-type="float" office:value="3.22123437701327" calcext:value-type="float">
            <text:p>3.221234377</text:p>
          </table:table-cell>
          <table:table-cell table:formula="of:=[.S146]*[.L146]" office:value-type="float" office:value="3.26236954000773" calcext:value-type="float">
            <text:p>3.2623695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4" table:formula="of:=CORREL([.B133:.B146];[.C133:.C146])" office:value-type="float" office:value="-0.683465715392398" calcext:value-type="float">
            <text:p>-0.6834657154</text:p>
          </table:table-cell>
          <table:table-cell table:formula="of:=CORREL([.B133:.B146];[.D133:.D146])" office:value-type="float" office:value="-0.64249667361561" calcext:value-type="float">
            <text:p>-0.6424966736</text:p>
          </table:table-cell>
          <table:table-cell table:formula="of:=CORREL([.B133:.B146];[.E133:.E146])" office:value-type="float" office:value="-0.393121322547567" calcext:value-type="float">
            <text:p>-0.3931213225</text:p>
          </table:table-cell>
          <table:table-cell table:formula="of:=CORREL([.B133:.B146];[.F133:.F146])" office:value-type="float" office:value="-0.200758941229314" calcext:value-type="float">
            <text:p>-0.2007589412</text:p>
          </table:table-cell>
          <table:table-cell table:formula="of:=CORREL([.B133:.B146];[.G133:.G146])" office:value-type="float" office:value="-0.524361391665082" calcext:value-type="float">
            <text:p>-0.5243613917</text:p>
          </table:table-cell>
          <table:table-cell table:formula="of:=CORREL([.B133:.B146];[.H133:.H146])" office:value-type="float" office:value="-0.757728069115412" calcext:value-type="float">
            <text:p>-0.7577280691</text:p>
          </table:table-cell>
          <table:table-cell table:style-name="ce4" table:formula="of:=CORREL([.B133:.B146];[.I133:.I146])" office:value-type="float" office:value="0.777300413739251" calcext:value-type="float">
            <text:p>0.7773004137</text:p>
          </table:table-cell>
          <table:table-cell table:formula="of:=CORREL([.B133:.B146];[.J133:.J146])" office:value-type="float" office:value="-0.403541623076653" calcext:value-type="float">
            <text:p>-0.4035416231</text:p>
          </table:table-cell>
          <table:table-cell table:style-name="ce5" table:formula="of:=CORREL([.B133:.B146];[.K133:.K146])" office:value-type="float" office:value="0.412409974967633" calcext:value-type="float">
            <text:p>0.412409975</text:p>
          </table:table-cell>
          <table:table-cell table:formula="of:=CORREL([.B133:.B146];[.L133:.L146])" office:value-type="float" office:value="-0.0927251634466608" calcext:value-type="float">
            <text:p>-0.0927251634</text:p>
          </table:table-cell>
          <table:table-cell table:style-name="ce5" table:formula="of:=CORREL([.B133:.B146];[.M133:.M146])" office:value-type="float" office:value="0.350954254764473" calcext:value-type="float">
            <text:p>0.3509542548</text:p>
          </table:table-cell>
          <table:table-cell table:formula="of:=CORREL([.B133:.B146];[.N133:.N146])" office:value-type="float" office:value="0.319919553621109" calcext:value-type="float">
            <text:p>0.3199195536</text:p>
          </table:table-cell>
          <table:table-cell table:formula="of:=CORREL([.B133:.B146];[.O133:.O146])" office:value-type="float" office:value="-0.402863945584501" calcext:value-type="float">
            <text:p>-0.4028639456</text:p>
          </table:table-cell>
          <table:table-cell table:formula="of:=CORREL([.B133:.B146];[.P133:.P146])" office:value-type="float" office:value="-0.358159634997231" calcext:value-type="float">
            <text:p>-0.358159635</text:p>
          </table:table-cell>
          <table:table-cell table:formula="of:=CORREL([.B133:.B146];[.Q133:.Q146])" office:value-type="float" office:value="0.412409974967633" calcext:value-type="float">
            <text:p>0.412409975</text:p>
          </table:table-cell>
          <table:table-cell table:formula="of:=CORREL([.B133:.B146];[.R133:.R146])" office:value-type="float" office:value="-0.463491604656794" calcext:value-type="float">
            <text:p>-0.4634916047</text:p>
          </table:table-cell>
          <table:table-cell table:style-name="ce5" table:formula="of:=CORREL([.B133:.B146];[.S133:.S146])" office:value-type="float" office:value="0.363688034805998" calcext:value-type="float">
            <text:p>0.3636880348</text:p>
          </table:table-cell>
          <table:table-cell table:style-name="ce5" table:formula="of:=CORREL([.B133:.B146];[.T133:.T146])" office:value-type="float" office:value="0.35618716128024" calcext:value-type="float">
            <text:p>0.3561871613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number-columns-repeated="2" table:style-name="ce1" office:value-type="string" calcext:value-type="string">
            <text:p>1/aA*rSbg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/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vA*r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office:value-type="float" office:value="0.995723" calcext:value-type="float">
            <text:p>0.995723</text:p>
          </table:table-cell>
          <table:table-cell table:formula="of:=[.K150]*[.L150]" office:value-type="float" office:value="0.810440168644495" calcext:value-type="float">
            <text:p>0.8104401686</text:p>
          </table:table-cell>
          <table:table-cell table:formula="of:=[.K150]+[.L150]" office:value-type="float" office:value="1.80964431008774" calcext:value-type="float">
            <text:p>1.8096443101</text:p>
          </table:table-cell>
          <table:table-cell office:value-type="float" office:value="0.851955" calcext:value-type="float">
            <text:p>0.851955</text:p>
          </table:table-cell>
          <table:table-cell office:value-type="float" office:value="0.855615" calcext:value-type="float">
            <text:p>0.855615</text:p>
          </table:table-cell>
          <table:table-cell table:formula="of:=[.K150]*[.O150]" office:value-type="float" office:value="0.693424329735801" calcext:value-type="float">
            <text:p>0.6934243297</text:p>
          </table:table-cell>
          <table:table-cell office:value-type="float" office:value="0.135826" calcext:value-type="float">
            <text:p>0.135826</text:p>
          </table:table-cell>
          <table:table-cell table:formula="of:=1/[.R150]" office:value-type="float" office:value="7.36236066732437" calcext:value-type="float">
            <text:p>7.3623606673</text:p>
          </table:table-cell>
          <table:table-cell table:formula="of:=[.S150]*[.L150]" office:value-type="float" office:value="7.33087185075022" calcext:value-type="float">
            <text:p>7.33087185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office:value-type="float" office:value="1.02091" calcext:value-type="float">
            <text:p>1.02091</text:p>
          </table:table-cell>
          <table:table-cell table:formula="of:=[.K151]*[.L151]" office:value-type="float" office:value="0.801461756462895" calcext:value-type="float">
            <text:p>0.8014617565</text:p>
          </table:table-cell>
          <table:table-cell table:formula="of:=[.K151]+[.L151]" office:value-type="float" office:value="1.80595643549666" calcext:value-type="float">
            <text:p>1.8059564355</text:p>
          </table:table-cell>
          <table:table-cell office:value-type="float" office:value="0.863402" calcext:value-type="float">
            <text:p>0.863402</text:p>
          </table:table-cell>
          <table:table-cell office:value-type="float" office:value="0.845714" calcext:value-type="float">
            <text:p>0.845714</text:p>
          </table:table-cell>
          <table:table-cell table:formula="of:=[.K151]*[.O151]" office:value-type="float" office:value="0.677810662500687" calcext:value-type="float">
            <text:p>0.6778106625</text:p>
          </table:table-cell>
          <table:table-cell office:value-type="float" office:value="0.241655" calcext:value-type="float">
            <text:p>0.241655</text:p>
          </table:table-cell>
          <table:table-cell table:formula="of:=1/[.R151]" office:value-type="float" office:value="4.13813080631479" calcext:value-type="float">
            <text:p>4.1381308063</text:p>
          </table:table-cell>
          <table:table-cell table:formula="of:=[.S151]*[.L151]" office:value-type="float" office:value="4.22465912147483" calcext:value-type="float">
            <text:p>4.22465912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office:value-type="float" office:value="1.05272" calcext:value-type="float">
            <text:p>1.05272</text:p>
          </table:table-cell>
          <table:table-cell table:formula="of:=[.K152]*[.L152]" office:value-type="float" office:value="0.64496207619071" calcext:value-type="float">
            <text:p>0.6449620762</text:p>
          </table:table-cell>
          <table:table-cell table:formula="of:=[.K152]+[.L152]" office:value-type="float" office:value="1.66538250873044" calcext:value-type="float">
            <text:p>1.6653825087</text:p>
          </table:table-cell>
          <table:table-cell office:value-type="float" office:value="0.888587" calcext:value-type="float">
            <text:p>0.888587</text:p>
          </table:table-cell>
          <table:table-cell office:value-type="float" office:value="0.844086" calcext:value-type="float">
            <text:p>0.844086</text:p>
          </table:table-cell>
          <table:table-cell table:formula="of:=[.K152]*[.O152]" office:value-type="float" office:value="0.544403940645256" calcext:value-type="float">
            <text:p>0.5444039406</text:p>
          </table:table-cell>
          <table:table-cell office:value-type="float" office:value="0.224941" calcext:value-type="float">
            <text:p>0.224941</text:p>
          </table:table-cell>
          <table:table-cell table:formula="of:=1/[.R152]" office:value-type="float" office:value="4.44561018222556" calcext:value-type="float">
            <text:p>4.4456101822</text:p>
          </table:table-cell>
          <table:table-cell table:formula="of:=[.S152]*[.L152]" office:value-type="float" office:value="4.67998275103249" calcext:value-type="float">
            <text:p>4.6799827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office:value-type="float" office:value="1.03432" calcext:value-type="float">
            <text:p>1.03432</text:p>
          </table:table-cell>
          <table:table-cell table:formula="of:=[.K153]*[.L153]" office:value-type="float" office:value="0.617629847252577" calcext:value-type="float">
            <text:p>0.6176298473</text:p>
          </table:table-cell>
          <table:table-cell table:formula="of:=[.K153]+[.L153]" office:value-type="float" office:value="1.63145613509608" calcext:value-type="float">
            <text:p>1.6314561351</text:p>
          </table:table-cell>
          <table:table-cell office:value-type="float" office:value="0.845745" calcext:value-type="float">
            <text:p>0.845745</text:p>
          </table:table-cell>
          <table:table-cell office:value-type="float" office:value="0.81768" calcext:value-type="float">
            <text:p>0.81768</text:p>
          </table:table-cell>
          <table:table-cell table:formula="of:=[.K153]*[.O153]" office:value-type="float" office:value="0.505024900576833" calcext:value-type="float">
            <text:p>0.5050249006</text:p>
          </table:table-cell>
          <table:table-cell office:value-type="float" office:value="0.297316" calcext:value-type="float">
            <text:p>0.297316</text:p>
          </table:table-cell>
          <table:table-cell table:formula="of:=1/[.R153]" office:value-type="float" office:value="3.36342477364151" calcext:value-type="float">
            <text:p>3.3634247736</text:p>
          </table:table-cell>
          <table:table-cell table:formula="of:=[.S153]*[.L153]" office:value-type="float" office:value="3.47885751187289" calcext:value-type="float">
            <text:p>3.47885751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office:value-type="float" office:value="0.998234" calcext:value-type="float">
            <text:p>0.998234</text:p>
          </table:table-cell>
          <table:table-cell table:formula="of:=[.K154]*[.L154]" office:value-type="float" office:value="0.829711331465951" calcext:value-type="float">
            <text:p>0.8297113315</text:p>
          </table:table-cell>
          <table:table-cell table:formula="of:=[.K154]+[.L154]" office:value-type="float" office:value="1.82941319392242" calcext:value-type="float">
            <text:p>1.8294131939</text:p>
          </table:table-cell>
          <table:table-cell office:value-type="float" office:value="0.844221" calcext:value-type="float">
            <text:p>0.844221</text:p>
          </table:table-cell>
          <table:table-cell office:value-type="float" office:value="0.845714" calcext:value-type="float">
            <text:p>0.845714</text:p>
          </table:table-cell>
          <table:table-cell table:formula="of:=[.K154]*[.O154]" office:value-type="float" office:value="0.701698930272377" calcext:value-type="float">
            <text:p>0.7016989303</text:p>
          </table:table-cell>
          <table:table-cell office:value-type="float" office:value="0.327527" calcext:value-type="float">
            <text:p>0.327527</text:p>
          </table:table-cell>
          <table:table-cell table:formula="of:=1/[.R154]" office:value-type="float" office:value="3.05318340167375" calcext:value-type="float">
            <text:p>3.0531834017</text:p>
          </table:table-cell>
          <table:table-cell table:formula="of:=[.S154]*[.L154]" office:value-type="float" office:value="3.0477914797864" calcext:value-type="float">
            <text:p>3.04779147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office:value-type="float" office:value="0.999981" calcext:value-type="float">
            <text:p>0.999981</text:p>
          </table:table-cell>
          <table:table-cell table:formula="of:=[.K155]*[.L155]" office:value-type="float" office:value="0.806676992328356" calcext:value-type="float">
            <text:p>0.8066769923</text:p>
          </table:table-cell>
          <table:table-cell table:formula="of:=[.K155]+[.L155]" office:value-type="float" office:value="1.80667331948243" calcext:value-type="float">
            <text:p>1.8066733195</text:p>
          </table:table-cell>
          <table:table-cell office:value-type="float" office:value="0.852055" calcext:value-type="float">
            <text:p>0.852055</text:p>
          </table:table-cell>
          <table:table-cell office:value-type="float" office:value="0.852071" calcext:value-type="float">
            <text:p>0.852071</text:p>
          </table:table-cell>
          <table:table-cell table:formula="of:=[.K155]*[.O155]" office:value-type="float" office:value="0.687346224276599" calcext:value-type="float">
            <text:p>0.6873462243</text:p>
          </table:table-cell>
          <table:table-cell office:value-type="float" office:value="0.228341" calcext:value-type="float">
            <text:p>0.228341</text:p>
          </table:table-cell>
          <table:table-cell table:formula="of:=1/[.R155]" office:value-type="float" office:value="4.3794149977446" calcext:value-type="float">
            <text:p>4.3794149977</text:p>
          </table:table-cell>
          <table:table-cell table:formula="of:=[.S155]*[.L155]" office:value-type="float" office:value="4.37933178885964" calcext:value-type="float">
            <text:p>4.379331788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office:value-type="float" office:value="1.03638" calcext:value-type="float">
            <text:p>1.03638</text:p>
          </table:table-cell>
          <table:table-cell table:formula="of:=[.K156]*[.L156]" office:value-type="float" office:value="0.710043847629488" calcext:value-type="float">
            <text:p>0.7100438476</text:p>
          </table:table-cell>
          <table:table-cell table:formula="of:=[.K156]+[.L156]" office:value-type="float" office:value="1.72149921074267" calcext:value-type="float">
            <text:p>1.7214992107</text:p>
          </table:table-cell>
          <table:table-cell office:value-type="float" office:value="0.854227" calcext:value-type="float">
            <text:p>0.854227</text:p>
          </table:table-cell>
          <table:table-cell office:value-type="float" office:value="0.824242" calcext:value-type="float">
            <text:p>0.824242</text:p>
          </table:table-cell>
          <table:table-cell table:formula="of:=[.K156]*[.O156]" office:value-type="float" office:value="0.585247328035078" calcext:value-type="float">
            <text:p>0.585247328</text:p>
          </table:table-cell>
          <table:table-cell office:value-type="float" office:value="0.256943" calcext:value-type="float">
            <text:p>0.256943</text:p>
          </table:table-cell>
          <table:table-cell table:formula="of:=1/[.R156]" office:value-type="float" office:value="3.8919137707585" calcext:value-type="float">
            <text:p>3.8919137708</text:p>
          </table:table-cell>
          <table:table-cell table:formula="of:=[.S156]*[.L156]" office:value-type="float" office:value="4.03350159373869" calcext:value-type="float">
            <text:p>4.0335015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office:value-type="float" office:value="1.01431" calcext:value-type="float">
            <text:p>1.01431</text:p>
          </table:table-cell>
          <table:table-cell table:formula="of:=[.K157]*[.L157]" office:value-type="float" office:value="0.616489394031484" calcext:value-type="float">
            <text:p>0.616489394</text:p>
          </table:table-cell>
          <table:table-cell table:formula="of:=[.K157]+[.L157]" office:value-type="float" office:value="1.62210189205616" calcext:value-type="float">
            <text:p>1.6221018921</text:p>
          </table:table-cell>
          <table:table-cell office:value-type="float" office:value="0.865546" calcext:value-type="float">
            <text:p>0.865546</text:p>
          </table:table-cell>
          <table:table-cell office:value-type="float" office:value="0.853333" calcext:value-type="float">
            <text:p>0.853333</text:p>
          </table:table-cell>
          <table:table-cell table:formula="of:=[.K157]*[.O157]" office:value-type="float" office:value="0.526071841001641" calcext:value-type="float">
            <text:p>0.526071841</text:p>
          </table:table-cell>
          <table:table-cell office:value-type="float" office:value="0.230704" calcext:value-type="float">
            <text:p>0.230704</text:p>
          </table:table-cell>
          <table:table-cell table:formula="of:=1/[.R157]" office:value-type="float" office:value="4.33455856855538" calcext:value-type="float">
            <text:p>4.3345585686</text:p>
          </table:table-cell>
          <table:table-cell table:formula="of:=[.S157]*[.L157]" office:value-type="float" office:value="4.39658610167141" calcext:value-type="float">
            <text:p>4.39658610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office:value-type="float" office:value="1.06061" calcext:value-type="float">
            <text:p>1.06061</text:p>
          </table:table-cell>
          <table:table-cell table:formula="of:=[.K158]*[.L158]" office:value-type="float" office:value="0.64118514756913" calcext:value-type="float">
            <text:p>0.6411851476</text:p>
          </table:table-cell>
          <table:table-cell table:formula="of:=[.K158]+[.L158]" office:value-type="float" office:value="1.66515375083125" calcext:value-type="float">
            <text:p>1.6651537508</text:p>
          </table:table-cell>
          <table:table-cell office:value-type="float" office:value="0.890909" calcext:value-type="float">
            <text:p>0.890909</text:p>
          </table:table-cell>
          <table:table-cell office:value-type="float" office:value="0.84" calcext:value-type="float">
            <text:p>0.84</text:p>
          </table:table-cell>
          <table:table-cell table:formula="of:=[.K158]*[.O158]" office:value-type="float" office:value="0.538593468509316" calcext:value-type="float">
            <text:p>0.5385934685</text:p>
          </table:table-cell>
          <table:table-cell office:value-type="float" office:value="0.261188" calcext:value-type="float">
            <text:p>0.261188</text:p>
          </table:table-cell>
          <table:table-cell table:formula="of:=1/[.R158]" office:value-type="float" office:value="3.82865981591804" calcext:value-type="float">
            <text:p>3.8286598159</text:p>
          </table:table-cell>
          <table:table-cell table:formula="of:=[.S158]*[.L158]" office:value-type="float" office:value="4.06071488736083" calcext:value-type="float">
            <text:p>4.060714887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office:value-type="float" office:value="1.02394" calcext:value-type="float">
            <text:p>1.02394</text:p>
          </table:table-cell>
          <table:table-cell table:formula="of:=[.K159]*[.L159]" office:value-type="float" office:value="0.461820871557564" calcext:value-type="float">
            <text:p>0.4618208716</text:p>
          </table:table-cell>
          <table:table-cell table:formula="of:=[.K159]+[.L159]" office:value-type="float" office:value="1.47496337203114" calcext:value-type="float">
            <text:p>1.474963372</text:p>
          </table:table-cell>
          <table:table-cell office:value-type="float" office:value="0.807339" calcext:value-type="float">
            <text:p>0.807339</text:p>
          </table:table-cell>
          <table:table-cell office:value-type="float" office:value="0.788462" calcext:value-type="float">
            <text:p>0.788462</text:p>
          </table:table-cell>
          <table:table-cell table:formula="of:=[.K159]*[.O159]" office:value-type="float" office:value="0.364128758152247" calcext:value-type="float">
            <text:p>0.3641287582</text:p>
          </table:table-cell>
          <table:table-cell office:value-type="float" office:value="0.550037" calcext:value-type="float">
            <text:p>0.550037</text:p>
          </table:table-cell>
          <table:table-cell table:formula="of:=1/[.R159]" office:value-type="float" office:value="1.81805951236008" calcext:value-type="float">
            <text:p>1.8180595124</text:p>
          </table:table-cell>
          <table:table-cell table:formula="of:=[.S159]*[.L159]" office:value-type="float" office:value="1.86158385708598" calcext:value-type="float">
            <text:p>1.861583857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office:value-type="float" office:value="1.00441" calcext:value-type="float">
            <text:p>1.00441</text:p>
          </table:table-cell>
          <table:table-cell table:formula="of:=[.K160]*[.L160]" office:value-type="float" office:value="0.667054073080346" calcext:value-type="float">
            <text:p>0.6670540731</text:p>
          </table:table-cell>
          <table:table-cell table:formula="of:=[.K160]+[.L160]" office:value-type="float" office:value="1.66853528059293" calcext:value-type="float">
            <text:p>1.6685352806</text:p>
          </table:table-cell>
          <table:table-cell office:value-type="float" office:value="0.816842" calcext:value-type="float">
            <text:p>0.816842</text:p>
          </table:table-cell>
          <table:table-cell office:value-type="float" office:value="0.813253" calcext:value-type="float">
            <text:p>0.813253</text:p>
          </table:table-cell>
          <table:table-cell table:formula="of:=[.K160]*[.O160]" office:value-type="float" office:value="0.542485422450091" calcext:value-type="float">
            <text:p>0.5424854225</text:p>
          </table:table-cell>
          <table:table-cell office:value-type="float" office:value="0.295866" calcext:value-type="float">
            <text:p>0.295866</text:p>
          </table:table-cell>
          <table:table-cell table:formula="of:=1/[.R160]" office:value-type="float" office:value="3.37990847207858" calcext:value-type="float">
            <text:p>3.3799084721</text:p>
          </table:table-cell>
          <table:table-cell table:formula="of:=[.S160]*[.L160]" office:value-type="float" office:value="3.39481386844044" calcext:value-type="float">
            <text:p>3.394813868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office:value-type="float" office:value="0.926001" calcext:value-type="float">
            <text:p>0.926001</text:p>
          </table:table-cell>
          <table:table-cell table:formula="of:=[.K161]*[.L161]" office:value-type="float" office:value="0.646811349221871" calcext:value-type="float">
            <text:p>0.6468113492</text:p>
          </table:table-cell>
          <table:table-cell table:formula="of:=[.K161]+[.L161]" office:value-type="float" office:value="1.6245006228102" calcext:value-type="float">
            <text:p>1.6245006228</text:p>
          </table:table-cell>
          <table:table-cell office:value-type="float" office:value="0.777096" calcext:value-type="float">
            <text:p>0.777096</text:p>
          </table:table-cell>
          <table:table-cell office:value-type="float" office:value="0.839196" calcext:value-type="float">
            <text:p>0.839196</text:p>
          </table:table-cell>
          <table:table-cell table:formula="of:=[.K161]*[.O161]" office:value-type="float" office:value="0.542801262887318" calcext:value-type="float">
            <text:p>0.5428012629</text:p>
          </table:table-cell>
          <table:table-cell office:value-type="float" office:value="0.257655" calcext:value-type="float">
            <text:p>0.257655</text:p>
          </table:table-cell>
          <table:table-cell table:formula="of:=1/[.R161]" office:value-type="float" office:value="3.88115891405174" calcext:value-type="float">
            <text:p>3.8811589141</text:p>
          </table:table-cell>
          <table:table-cell table:formula="of:=[.S161]*[.L161]" office:value-type="float" office:value="3.59395703557082" calcext:value-type="float">
            <text:p>3.593957035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office:value-type="float" office:value="1.06207" calcext:value-type="float">
            <text:p>1.06207</text:p>
          </table:table-cell>
          <table:table-cell table:formula="of:=[.K162]*[.L162]" office:value-type="float" office:value="0.774295379321406" calcext:value-type="float">
            <text:p>0.7742953793</text:p>
          </table:table-cell>
          <table:table-cell table:formula="of:=[.K162]+[.L162]" office:value-type="float" office:value="1.79111364055232" calcext:value-type="float">
            <text:p>1.7911136406</text:p>
          </table:table-cell>
          <table:table-cell office:value-type="float" office:value="0.842333" calcext:value-type="float">
            <text:p>0.842333</text:p>
          </table:table-cell>
          <table:table-cell office:value-type="float" office:value="0.793103" calcext:value-type="float">
            <text:p>0.793103</text:p>
          </table:table-cell>
          <table:table-cell table:formula="of:=[.K162]*[.O162]" office:value-type="float" office:value="0.61409751687736" calcext:value-type="float">
            <text:p>0.6140975169</text:p>
          </table:table-cell>
          <table:table-cell office:value-type="float" office:value="0.435465" calcext:value-type="float">
            <text:p>0.435465</text:p>
          </table:table-cell>
          <table:table-cell table:formula="of:=1/[.R162]" office:value-type="float" office:value="2.29639580678126" calcext:value-type="float">
            <text:p>2.2963958068</text:p>
          </table:table-cell>
          <table:table-cell table:formula="of:=[.S162]*[.L162]" office:value-type="float" office:value="2.43893309450817" calcext:value-type="float">
            <text:p>2.438933094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office:value-type="float" office:value="1.0472" calcext:value-type="float">
            <text:p>1.0472</text:p>
          </table:table-cell>
          <table:table-cell table:formula="of:=[.K163]*[.L163]" office:value-type="float" office:value="0.404363355536249" calcext:value-type="float">
            <text:p>0.4043633555</text:p>
          </table:table-cell>
          <table:table-cell table:formula="of:=[.K163]+[.L163]" office:value-type="float" office:value="1.4333376580751" calcext:value-type="float">
            <text:p>1.4333376581</text:p>
          </table:table-cell>
          <table:table-cell office:value-type="float" office:value="0.83038" calcext:value-type="float">
            <text:p>0.83038</text:p>
          </table:table-cell>
          <table:table-cell office:value-type="float" office:value="0.792952" calcext:value-type="float">
            <text:p>0.792952</text:p>
          </table:table-cell>
          <table:table-cell table:formula="of:=[.K163]*[.O163]" office:value-type="float" office:value="0.320640988512405" calcext:value-type="float">
            <text:p>0.3206409885</text:p>
          </table:table-cell>
          <table:table-cell office:value-type="float" office:value="0.361387" calcext:value-type="float">
            <text:p>0.361387</text:p>
          </table:table-cell>
          <table:table-cell table:formula="of:=1/[.R163]" office:value-type="float" office:value="2.76711669207802" calcext:value-type="float">
            <text:p>2.7671166921</text:p>
          </table:table-cell>
          <table:table-cell table:formula="of:=[.S163]*[.L163]" office:value-type="float" office:value="2.8977245999441" calcext:value-type="float">
            <text:p>2.897724599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0.366347518211254" calcext:value-type="float">
            <text:p>0.3663475182</text:p>
          </table:table-cell>
          <table:table-cell table:formula="of:=CORREL([.B150:.B163];[.D150:.D163])" office:value-type="float" office:value="0.463276672480384" calcext:value-type="float">
            <text:p>0.4632766725</text:p>
          </table:table-cell>
          <table:table-cell table:formula="of:=CORREL([.B150:.B163];[.E150:.E163])" office:value-type="float" office:value="0.259001259550257" calcext:value-type="float">
            <text:p>0.2590012596</text:p>
          </table:table-cell>
          <table:table-cell table:formula="of:=CORREL([.B150:.B163];[.F150:.F163])" office:value-type="float" office:value="0.0462034640422899" calcext:value-type="float">
            <text:p>0.046203464</text:p>
          </table:table-cell>
          <table:table-cell table:formula="of:=CORREL([.B150:.B163];[.G150:.G163])" office:value-type="float" office:value="0.361458514705945" calcext:value-type="float">
            <text:p>0.3614585147</text:p>
          </table:table-cell>
          <table:table-cell table:formula="of:=CORREL([.B150:.B163];[.H150:.H163])" office:value-type="float" office:value="-0.395221290151578" calcext:value-type="float">
            <text:p>-0.3952212902</text:p>
          </table:table-cell>
          <table:table-cell table:formula="of:=CORREL([.B150:.B163];[.I150:.I163])" office:value-type="float" office:value="0.406594615060076" calcext:value-type="float">
            <text:p>0.4065946151</text:p>
          </table:table-cell>
          <table:table-cell table:formula="of:=CORREL([.B150:.B163];[.J150:.J163])" office:value-type="float" office:value="-0.652311424375908" calcext:value-type="float">
            <text:p>-0.6523114244</text:p>
          </table:table-cell>
          <table:table-cell table:style-name="ce5" table:formula="of:=CORREL([.B150:.B163];[.K150:.K163])" office:value-type="float" office:value="0.768231504547503" calcext:value-type="float">
            <text:p>0.7682315045</text:p>
          </table:table-cell>
          <table:table-cell table:formula="of:=CORREL([.B150:.B163];[.L150:.L163])" office:value-type="float" office:value="-0.481993923959094" calcext:value-type="float">
            <text:p>-0.481993924</text:p>
          </table:table-cell>
          <table:table-cell table:style-name="ce5" table:formula="of:=CORREL([.B150:.B163];[.M150:.M163])" office:value-type="float" office:value="0.715671008188575" calcext:value-type="float">
            <text:p>0.7156710082</text:p>
          </table:table-cell>
          <table:table-cell table:formula="of:=CORREL([.B150:.B163];[.N150:.N163])" office:value-type="float" office:value="0.686692506807671" calcext:value-type="float">
            <text:p>0.6866925068</text:p>
          </table:table-cell>
          <table:table-cell table:formula="of:=CORREL([.B150:.B163];[.O150:.O163])" office:value-type="float" office:value="0.0167307207923553" calcext:value-type="float">
            <text:p>0.0167307208</text:p>
          </table:table-cell>
          <table:table-cell table:formula="of:=CORREL([.B150:.B163];[.P150:.P163])" office:value-type="float" office:value="0.599619889955686" calcext:value-type="float">
            <text:p>0.59961989</text:p>
          </table:table-cell>
          <table:table-cell table:formula="of:=CORREL([.B150:.B163];[.Q150:.Q163])" office:value-type="float" office:value="0.74580785436752" calcext:value-type="float">
            <text:p>0.7458078544</text:p>
          </table:table-cell>
          <table:table-cell table:formula="of:=CORREL([.B150:.B163];[.R150:.R163])" office:value-type="float" office:value="-0.480553608082777" calcext:value-type="float">
            <text:p>-0.4805536081</text:p>
          </table:table-cell>
          <table:table-cell table:style-name="ce5" table:formula="of:=CORREL([.B150:.B163];[.S150:.S163])" office:value-type="float" office:value="0.461552108308859" calcext:value-type="float">
            <text:p>0.4615521083</text:p>
          </table:table-cell>
          <table:table-cell table:style-name="ce5" table:formula="of:=CORREL([.B150:.B163];[.T150:.T163])" office:value-type="float" office:value="0.425657034654868" calcext:value-type="float">
            <text:p>0.425657034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style-name="ce1" office:value-type="string" calcext:value-type="string">
            <text:p>rS/bgrS</text:p>
          </table:table-cell>
          <table:table-cell table:style-name="ce1" office:value-type="string" calcext:value-type="string">
            <text:p>1/aA*rSbgS</text:p>
          </table:table-cell>
          <table:table-cell table:style-name="ce1" office:value-type="string" calcext:value-type="string">
            <text:p>1/aA+r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bgrS</text:p>
          </table:table-cell>
          <table:table-cell table:style-name="ce1" office:value-type="string" calcext:value-type="string">
            <text:p>1/aA*rS</text:p>
          </table:table-cell>
          <table:table-cell table:style-name="ce1" office:value-type="string" calcext:value-type="string">
            <text:p>vecAtten</text:p>
          </table:table-cell>
          <table:table-cell table:style-name="ce1" office:value-type="string" calcext:value-type="string">
            <text:p>1/vA</text:p>
          </table:table-cell>
          <table:table-cell table:style-name="ce1" office:value-type="string" calcext:value-type="string">
            <text:p>1/vA*rSbgrS</text:p>
          </table:table-cell>
          <table:table-cell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0171438010800817" calcext:value-type="float">
            <text:p>0.0171438011</text:p>
          </table:table-cell>
          <table:table-cell office:value-type="float" office:value="0.198769425192944" calcext:value-type="float">
            <text:p>0.1987694252</text:p>
          </table:table-cell>
          <table:table-cell office:value-type="float" office:value="-0.106413413378346" calcext:value-type="float">
            <text:p>-0.1064134134</text:p>
          </table:table-cell>
          <table:table-cell office:value-type="float" office:value="-0.0568107619639756" calcext:value-type="float">
            <text:p>-0.056810762</text:p>
          </table:table-cell>
          <table:table-cell office:value-type="float" office:value="0.00808254521189499" calcext:value-type="float">
            <text:p>0.0080825452</text:p>
          </table:table-cell>
          <table:table-cell office:value-type="float" office:value="-0.17974738301685" calcext:value-type="float">
            <text:p>-0.179747383</text:p>
          </table:table-cell>
          <table:table-cell office:value-type="float" office:value="0.15511725371338" calcext:value-type="float">
            <text:p>0.1551172537</text:p>
          </table:table-cell>
          <table:table-cell office:value-type="float" office:value="-0.16317515442788" calcext:value-type="float">
            <text:p>-0.1631751544</text:p>
          </table:table-cell>
          <table:table-cell office:value-type="float" office:value="0.0848129797757461" calcext:value-type="float">
            <text:p>0.0848129798</text:p>
          </table:table-cell>
          <table:table-cell office:value-type="float" office:value="-0.0496092853625459" calcext:value-type="float">
            <text:p>-0.0496092854</text:p>
          </table:table-cell>
          <table:table-cell office:value-type="float" office:value="0.124488215905151" calcext:value-type="float">
            <text:p>0.1244882159</text:p>
          </table:table-cell>
          <table:table-cell office:value-type="float" office:value="0.111152801652072" calcext:value-type="float">
            <text:p>0.1111528017</text:p>
          </table:table-cell>
          <table:table-cell office:value-type="float" office:value="0.145515022295038" calcext:value-type="float">
            <text:p>0.1455150223</text:p>
          </table:table-cell>
          <table:table-cell office:value-type="float" office:value="0.438681889083214" calcext:value-type="float">
            <text:p>0.4386818891</text:p>
          </table:table-cell>
          <table:table-cell office:value-type="float" office:value="0.0834857416983109" calcext:value-type="float">
            <text:p>0.0834857417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table:style-name="ce8" office:value-type="float" office:value="0.560948444885333" calcext:value-type="float">
            <text:p>0.5609484449</text:p>
          </table:table-cell>
          <table:table-cell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681855255850891" calcext:value-type="float">
            <text:p>-0.6818552559</text:p>
          </table:table-cell>
          <table:table-cell office:value-type="float" office:value="-0.64851958225464" calcext:value-type="float">
            <text:p>-0.6485195823</text:p>
          </table:table-cell>
          <table:table-cell office:value-type="float" office:value="-0.642894573848686" calcext:value-type="float">
            <text:p>-0.6428945738</text:p>
          </table:table-cell>
          <table:table-cell office:value-type="float" office:value="-0.727166824266965" calcext:value-type="float">
            <text:p>-0.7271668243</text:p>
          </table:table-cell>
          <table:table-cell office:value-type="float" office:value="-0.675219808010888" calcext:value-type="float">
            <text:p>-0.675219808</text:p>
          </table:table-cell>
          <table:table-cell office:value-type="float" office:value="-0.592134248539523" calcext:value-type="float">
            <text:p>-0.5921342485</text:p>
          </table:table-cell>
          <table:table-cell office:value-type="float" office:value="0.622795488217096" calcext:value-type="float">
            <text:p>0.622795488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531193849470628" calcext:value-type="float">
            <text:p>-0.5311938495</text:p>
          </table:table-cell>
          <table:table-cell office:value-type="float" office:value="0.757339196458884" calcext:value-type="float">
            <text:p>0.7573391965</text:p>
          </table:table-cell>
          <table:table-cell office:value-type="float" office:value="0.747729799445442" calcext:value-type="float">
            <text:p>0.7477297994</text:p>
          </table:table-cell>
          <table:table-cell office:value-type="float" office:value="-0.504170058583371" calcext:value-type="float">
            <text:p>-0.5041700586</text:p>
          </table:table-cell>
          <table:table-cell office:value-type="float" office:value="-0.0126145782582382" calcext:value-type="float">
            <text:p>-0.0126145783</text:p>
          </table:table-cell>
          <table:table-cell table:style-name="ce4" office:value-type="float" office:value="0.794110633891363" calcext:value-type="float">
            <text:p>0.7941106339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72747980973394" calcext:value-type="float">
            <text:p>0.772747981</text:p>
          </table:table-cell>
          <table:table-cell table:style-name="ce8" office:value-type="float" office:value="0.758277039094424" calcext:value-type="float">
            <text:p>0.7582770391</text:p>
          </table:table-cell>
          <table:table-cell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0.310413702243032" calcext:value-type="float">
            <text:p>0.3104137022</text:p>
          </table:table-cell>
          <table:table-cell office:value-type="float" office:value="0.31095139870816" calcext:value-type="float">
            <text:p>0.3109513987</text:p>
          </table:table-cell>
          <table:table-cell office:value-type="float" office:value="0.155351688371977" calcext:value-type="float">
            <text:p>0.1553516884</text:p>
          </table:table-cell>
          <table:table-cell office:value-type="float" office:value="0.00975389562206513" calcext:value-type="float">
            <text:p>0.0097538956</text:p>
          </table:table-cell>
          <table:table-cell office:value-type="float" office:value="0.242267069086881" calcext:value-type="float">
            <text:p>0.2422670691</text:p>
          </table:table-cell>
          <table:table-cell office:value-type="float" office:value="0.579130352678831" calcext:value-type="float">
            <text:p>0.5791303527</text:p>
          </table:table-cell>
          <table:table-cell office:value-type="float" office:value="-0.559687570132807" calcext:value-type="float">
            <text:p>-0.559687570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0.597463076534838" calcext:value-type="float">
            <text:p>0.5974630765</text:p>
          </table:table-cell>
          <table:table-cell table:style-name="ce4" office:value-type="float" office:value="0.674142818231666" calcext:value-type="float">
            <text:p>0.6741428182</text:p>
          </table:table-cell>
          <table:table-cell office:value-type="float" office:value="0.64954459505506" calcext:value-type="float">
            <text:p>0.6495445951</text:p>
          </table:table-cell>
          <table:table-cell office:value-type="float" office:value="0.5477498042786" calcext:value-type="float">
            <text:p>0.5477498043</text:p>
          </table:table-cell>
          <table:table-cell office:value-type="float" office:value="-0.55163912005523" calcext:value-type="float">
            <text:p>-0.5516391201</text:p>
          </table:table-cell>
          <table:table-cell office:value-type="float" office:value="0.654363702723616" calcext:value-type="float">
            <text:p>0.6543637027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0.198094015997206" calcext:value-type="float">
            <text:p>0.198094016</text:p>
          </table:table-cell>
          <table:table-cell table:style-name="ce9" office:value-type="float" office:value="0.511310284031492" calcext:value-type="float">
            <text:p>0.511310284</text:p>
          </table:table-cell>
          <table:table-cell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0.494619516505771" calcext:value-type="float">
            <text:p>0.4946195165</text:p>
          </table:table-cell>
          <table:table-cell office:value-type="float" office:value="0.469716882245321" calcext:value-type="float">
            <text:p>0.4697168822</text:p>
          </table:table-cell>
          <table:table-cell office:value-type="float" office:value="0.398938205603894" calcext:value-type="float">
            <text:p>0.3989382056</text:p>
          </table:table-cell>
          <table:table-cell office:value-type="float" office:value="0.350435803390871" calcext:value-type="float">
            <text:p>0.3504358034</text:p>
          </table:table-cell>
          <table:table-cell office:value-type="float" office:value="0.465600701404621" calcext:value-type="float">
            <text:p>0.4656007014</text:p>
          </table:table-cell>
          <table:table-cell office:value-type="float" office:value="-0.787378654714651" calcext:value-type="float">
            <text:p>-0.7873786547</text:p>
          </table:table-cell>
          <table:table-cell table:style-name="ce4" office:value-type="float" office:value="0.81631582831431" calcext:value-type="float">
            <text:p>0.816315828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0.27947997607431" calcext:value-type="float">
            <text:p>0.2794799761</text:p>
          </table:table-cell>
          <table:table-cell office:value-type="float" office:value="0.556529173346031" calcext:value-type="float">
            <text:p>0.5565291733</text:p>
          </table:table-cell>
          <table:table-cell office:value-type="float" office:value="0.5352643725319" calcext:value-type="float">
            <text:p>0.5352643725</text:p>
          </table:table-cell>
          <table:table-cell office:value-type="float" office:value="0.550930487131706" calcext:value-type="float">
            <text:p>0.5509304871</text:p>
          </table:table-cell>
          <table:table-cell office:value-type="float" office:value="0.338329891695528" calcext:value-type="float">
            <text:p>0.3383298917</text:p>
          </table:table-cell>
          <table:table-cell office:value-type="float" office:value="0.631852882141358" calcext:value-type="float">
            <text:p>0.6318528821</text:p>
          </table:table-cell>
          <table:table-cell office:value-type="float" office:value="-0.759732767388033" calcext:value-type="float">
            <text:p>-0.7597327674</text:p>
          </table:table-cell>
          <table:table-cell table:style-name="ce4" office:value-type="float" office:value="0.795545514571059" calcext:value-type="float">
            <text:p>0.7955455146</text:p>
          </table:table-cell>
          <table:table-cell table:style-name="ce8" office:value-type="float" office:value="0.749451116718399" calcext:value-type="float">
            <text:p>0.7494511167</text:p>
          </table:table-cell>
          <table:table-cell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20423962777398" calcext:value-type="float">
            <text:p>-0.2042396278</text:p>
          </table:table-cell>
          <table:table-cell office:value-type="float" office:value="-0.0695876573600181" calcext:value-type="float">
            <text:p>-0.0695876574</text:p>
          </table:table-cell>
          <table:table-cell office:value-type="float" office:value="-0.175655905968165" calcext:value-type="float">
            <text:p>-0.175655906</text:p>
          </table:table-cell>
          <table:table-cell office:value-type="float" office:value="-0.0788762328087983" calcext:value-type="float">
            <text:p>-0.0788762328</text:p>
          </table:table-cell>
          <table:table-cell office:value-type="float" office:value="-0.175998226168736" calcext:value-type="float">
            <text:p>-0.1759982262</text:p>
          </table:table-cell>
          <table:table-cell office:value-type="float" office:value="-0.61357777664053" calcext:value-type="float">
            <text:p>-0.6135777766</text:p>
          </table:table-cell>
          <table:table-cell office:value-type="float" office:value="0.646402315070346" calcext:value-type="float">
            <text:p>0.6464023151</text:p>
          </table:table-cell>
          <table:table-cell office:value-type="float" office:value="-0.552554632197239" calcext:value-type="float">
            <text:p>-0.5525546322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0.167759367902158" calcext:value-type="float">
            <text:p>0.1677593679</text:p>
          </table:table-cell>
          <table:table-cell office:value-type="float" office:value="0.556257523861927" calcext:value-type="float">
            <text:p>0.5562575239</text:p>
          </table:table-cell>
          <table:table-cell office:value-type="float" office:value="0.581142079805891" calcext:value-type="float">
            <text:p>0.5811420798</text:p>
          </table:table-cell>
          <table:table-cell office:value-type="float" office:value="0.0656835826181209" calcext:value-type="float">
            <text:p>0.0656835826</text:p>
          </table:table-cell>
          <table:table-cell office:value-type="float" office:value="-0.156640575699685" calcext:value-type="float">
            <text:p>-0.1566405757</text:p>
          </table:table-cell>
          <table:table-cell office:value-type="float" office:value="0.547009660650347" calcext:value-type="float">
            <text:p>0.5470096607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07605046204563" calcext:value-type="float">
            <text:p>0.6076050462</text:p>
          </table:table-cell>
          <table:table-cell table:style-name="ce10" office:value-type="float" office:value="0.632875295665964" calcext:value-type="float">
            <text:p>0.6328752957</text:p>
          </table:table-cell>
          <table:table-cell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0.455374395355728" calcext:value-type="float">
            <text:p>0.4553743954</text:p>
          </table:table-cell>
          <table:table-cell office:value-type="float" office:value="0.430805537031979" calcext:value-type="float">
            <text:p>0.430805537</text:p>
          </table:table-cell>
          <table:table-cell office:value-type="float" office:value="0.4019431625335" calcext:value-type="float">
            <text:p>0.4019431625</text:p>
          </table:table-cell>
          <table:table-cell office:value-type="float" office:value="0.217589099566234" calcext:value-type="float">
            <text:p>0.2175890996</text:p>
          </table:table-cell>
          <table:table-cell office:value-type="float" office:value="0.394349329057791" calcext:value-type="float">
            <text:p>0.3943493291</text:p>
          </table:table-cell>
          <table:table-cell office:value-type="float" office:value="-0.522689650004761" calcext:value-type="float">
            <text:p>-0.52268965</text:p>
          </table:table-cell>
          <table:table-cell office:value-type="float" office:value="0.555822615718366" calcext:value-type="float">
            <text:p>0.5558226157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table:style-name="ce4" office:value-type="float" office:value="0.593027065822104" calcext:value-type="float">
            <text:p>0.5930270658</text:p>
          </table:table-cell>
          <table:table-cell office:value-type="float" office:value="0.245289845346995" calcext:value-type="float">
            <text:p>0.2452898453</text:p>
          </table:table-cell>
          <table:table-cell office:value-type="float" office:value="0.280857800252818" calcext:value-type="float">
            <text:p>0.2808578003</text:p>
          </table:table-cell>
          <table:table-cell office:value-type="float" office:value="0.560509873096535" calcext:value-type="float">
            <text:p>0.5605098731</text:p>
          </table:table-cell>
          <table:table-cell office:value-type="float" office:value="-0.249299781035893" calcext:value-type="float">
            <text:p>-0.249299781</text:p>
          </table:table-cell>
          <table:table-cell office:value-type="float" office:value="0.224024470932793" calcext:value-type="float">
            <text:p>0.2240244709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95406079567042" calcext:value-type="float">
            <text:p>0.3954060796</text:p>
          </table:table-cell>
          <table:table-cell table:style-name="ce9" office:value-type="float" office:value="0.435708117842404" calcext:value-type="float">
            <text:p>0.4357081178</text:p>
          </table:table-cell>
          <table:table-cell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3465715392398" calcext:value-type="float">
            <text:p>-0.6834657154</text:p>
          </table:table-cell>
          <table:table-cell office:value-type="float" office:value="-0.64249667361561" calcext:value-type="float">
            <text:p>-0.6424966736</text:p>
          </table:table-cell>
          <table:table-cell office:value-type="float" office:value="-0.393121322547567" calcext:value-type="float">
            <text:p>-0.3931213225</text:p>
          </table:table-cell>
          <table:table-cell office:value-type="float" office:value="-0.200758941229314" calcext:value-type="float">
            <text:p>-0.2007589412</text:p>
          </table:table-cell>
          <table:table-cell office:value-type="float" office:value="-0.524361391665082" calcext:value-type="float">
            <text:p>-0.5243613917</text:p>
          </table:table-cell>
          <table:table-cell office:value-type="float" office:value="-0.757728069115412" calcext:value-type="float">
            <text:p>-0.7577280691</text:p>
          </table:table-cell>
          <table:table-cell table:style-name="ce4" office:value-type="float" office:value="0.777300413739251" calcext:value-type="float">
            <text:p>0.7773004137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0927251634466608" calcext:value-type="float">
            <text:p>-0.0927251634</text:p>
          </table:table-cell>
          <table:table-cell office:value-type="float" office:value="0.350954254764473" calcext:value-type="float">
            <text:p>0.3509542548</text:p>
          </table:table-cell>
          <table:table-cell office:value-type="float" office:value="0.319919553621109" calcext:value-type="float">
            <text:p>0.3199195536</text:p>
          </table:table-cell>
          <table:table-cell office:value-type="float" office:value="-0.402863945584501" calcext:value-type="float">
            <text:p>-0.4028639456</text:p>
          </table:table-cell>
          <table:table-cell office:value-type="float" office:value="-0.358159634997231" calcext:value-type="float">
            <text:p>-0.358159635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63491604656794" calcext:value-type="float">
            <text:p>-0.4634916047</text:p>
          </table:table-cell>
          <table:table-cell office:value-type="float" office:value="0.363688034805998" calcext:value-type="float">
            <text:p>0.3636880348</text:p>
          </table:table-cell>
          <table:table-cell table:style-name="ce8" office:value-type="float" office:value="0.35618716128024" calcext:value-type="float">
            <text:p>0.3561871613</text:p>
          </table:table-cell>
          <table:table-cell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0.366347518211254" calcext:value-type="float">
            <text:p>0.3663475182</text:p>
          </table:table-cell>
          <table:table-cell office:value-type="float" office:value="0.463276672480384" calcext:value-type="float">
            <text:p>0.4632766725</text:p>
          </table:table-cell>
          <table:table-cell office:value-type="float" office:value="0.259001259550257" calcext:value-type="float">
            <text:p>0.2590012596</text:p>
          </table:table-cell>
          <table:table-cell office:value-type="float" office:value="0.0462034640422899" calcext:value-type="float">
            <text:p>0.046203464</text:p>
          </table:table-cell>
          <table:table-cell office:value-type="float" office:value="0.361458514705945" calcext:value-type="float">
            <text:p>0.3614585147</text:p>
          </table:table-cell>
          <table:table-cell office:value-type="float" office:value="-0.395221290151578" calcext:value-type="float">
            <text:p>-0.3952212902</text:p>
          </table:table-cell>
          <table:table-cell office:value-type="float" office:value="0.406594615060076" calcext:value-type="float">
            <text:p>0.4065946151</text:p>
          </table:table-cell>
          <table:table-cell office:value-type="float" office:value="-0.652311424375908" calcext:value-type="float">
            <text:p>-0.6523114244</text:p>
          </table:table-cell>
          <table:table-cell table:style-name="ce4" office:value-type="float" office:value="0.768231504547503" calcext:value-type="float">
            <text:p>0.7682315045</text:p>
          </table:table-cell>
          <table:table-cell office:value-type="float" office:value="-0.481993923959094" calcext:value-type="float">
            <text:p>-0.481993924</text:p>
          </table:table-cell>
          <table:table-cell office:value-type="float" office:value="0.715671008188575" calcext:value-type="float">
            <text:p>0.7156710082</text:p>
          </table:table-cell>
          <table:table-cell office:value-type="float" office:value="0.686692506807671" calcext:value-type="float">
            <text:p>0.6866925068</text:p>
          </table:table-cell>
          <table:table-cell office:value-type="float" office:value="0.0167307207923553" calcext:value-type="float">
            <text:p>0.0167307208</text:p>
          </table:table-cell>
          <table:table-cell office:value-type="float" office:value="0.599619889955686" calcext:value-type="float">
            <text:p>0.59961989</text:p>
          </table:table-cell>
          <table:table-cell office:value-type="float" office:value="0.74580785436752" calcext:value-type="float">
            <text:p>0.7458078544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61552108308859" calcext:value-type="float">
            <text:p>0.4615521083</text:p>
          </table:table-cell>
          <table:table-cell table:style-name="ce8" office:value-type="float" office:value="0.425657034654868" calcext:value-type="float">
            <text:p>0.4256570347</text:p>
          </table:table-cell>
          <table:table-cell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0.00929229179732467" calcext:value-type="float">
            <text:p>0.0092922918</text:p>
          </table:table-cell>
          <table:table-cell table:formula="of:=AVERAGE([.C167:.C174])" office:value-type="float" office:value="0.0641145003035648" calcext:value-type="float">
            <text:p>0.0641145003</text:p>
          </table:table-cell>
          <table:table-cell table:formula="of:=AVERAGE([.D167:.D174])" office:value-type="float" office:value="-0.0128563624603919" calcext:value-type="float">
            <text:p>-0.0128563625</text:p>
          </table:table-cell>
          <table:table-cell table:formula="of:=AVERAGE([.E167:.E174])" office:value-type="float" office:value="-0.0549538122059491" calcext:value-type="float">
            <text:p>-0.0549538122</text:p>
          </table:table-cell>
          <table:table-cell table:formula="of:=AVERAGE([.F167:.F174])" office:value-type="float" office:value="0.0120223417028033" calcext:value-type="float">
            <text:p>0.0120223417</text:p>
          </table:table-cell>
          <table:table-cell table:formula="of:=AVERAGE([.G167:.G174])" office:value-type="float" office:value="-0.408668339938059" calcext:value-type="float">
            <text:p>-0.4086683399</text:p>
          </table:table-cell>
          <table:table-cell table:formula="of:=AVERAGE([.H167:.H174])" office:value-type="float" office:value="0.427582619962502" calcext:value-type="float">
            <text:p>0.42758262</text:p>
          </table:table-cell>
          <table:table-cell table:formula="of:=AVERAGE([.I167:.I174])" office:value-type="float" office:value="-0.474080957582195" calcext:value-type="float">
            <text:p>-0.4740809576</text:p>
          </table:table-cell>
          <table:table-cell table:formula="of:=AVERAGE([.J167:.J174])" office:value-type="float" office:value="0.485694949988103" calcext:value-type="float">
            <text:p>0.48569495</text:p>
          </table:table-cell>
          <table:table-cell table:formula="of:=AVERAGE([.K167:.K174])" office:value-type="float" office:value="0.0602759080118101" calcext:value-type="float">
            <text:p>0.060275908</text:p>
          </table:table-cell>
          <table:table-cell table:formula="of:=AVERAGE([.L167:.L174])" office:value-type="float" office:value="0.497584004512963" calcext:value-type="float">
            <text:p>0.4975840045</text:p>
          </table:table-cell>
          <table:table-cell table:formula="of:=AVERAGE([.M167:.M174])" office:value-type="float" office:value="0.489037938646495" calcext:value-type="float">
            <text:p>0.4890379386</text:p>
          </table:table-cell>
          <table:table-cell table:formula="of:=AVERAGE([.N167:.N174])" office:value-type="float" office:value="0.12251068575556" calcext:value-type="float">
            <text:p>0.1225106858</text:p>
          </table:table-cell>
          <table:table-cell table:formula="of:=AVERAGE([.O167:.O174])" office:value-type="float" office:value="0.00603474758601892" calcext:value-type="float">
            <text:p>0.0060347476</text:p>
          </table:table-cell>
          <table:table-cell table:formula="of:=AVERAGE([.P167:.P174])" office:value-type="float" office:value="0.511633115171618" calcext:value-type="float">
            <text:p>0.5116331152</text:p>
          </table:table-cell>
          <table:table-cell table:formula="of:=AVERAGE([.Q167:.Q174])" office:value-type="float" office:value="-0.51362981682179" calcext:value-type="float">
            <text:p>-0.5136298168</text:p>
          </table:table-cell>
          <table:table-cell table:formula="of:=AVERAGE([.R167:.R174])" office:value-type="float" office:value="0.525572957500381" calcext:value-type="float">
            <text:p>0.5255729575</text:p>
          </table:table-cell>
          <table:table-cell table:formula="of:=AVERAGE([.S167:.S174])" office:value-type="float" office:value="0.553801811771641" calcext:value-type="float">
            <text:p>0.5538018118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cv::norm</text:p>
          </table:table-cell>
          <table:table-cell table:style-name="ce7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0:39:33.555757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3-01T11:25:59.591992909</dc:date>
    <meta:editing-duration>PT7H57M15S</meta:editing-duration>
    <meta:editing-cycles>62</meta:editing-cycles>
    <meta:generator>LibreOffice/4.2.8.2$Linux_X86_64 LibreOffice_project/420m0$Build-2</meta:generator>
    <meta:document-statistic meta:table-count="3" meta:cell-count="6724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58:aArS.B79 aArS.M58:aArS.M79" svg:x="0.32cm" svg:y="0.18cm" svg:width="15.36cm" svg:height="8.64cm">
          <chartooo:coordinate-region svg:x="1.047cm" svg:y="0.379cm" svg:width="13.90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ArS.B58:aArS.B79" chart:class="chart:line">
            <chart:data-point chart:repeated="22"/>
          </chart:series>
          <chart:series chart:attached-axis="secondary-y" chart:style-name="ch7" chart:values-cell-range-address="aArS.M58:aArS.M79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8:aArS.B79</svg:desc>
                </draw:g>
              </table:table-cell>
              <table:table-cell office:value-type="float" office:value="0.676353777471918">
                <text:p>0.676353777471918</text:p>
                <draw:g>
                  <svg:desc>aArS.M58:aArS.M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502491013151593">
                <text:p>0.50249101315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78399031290871">
                <text:p>0.47839903129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42031541230066">
                <text:p>0.54203154123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32928178124648">
                <text:p>0.43292817812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305400088118304">
                <text:p>0.305400088118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403711778699983">
                <text:p>0.403711778699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629642365521634">
                <text:p>0.62964236552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7728652033015">
                <text:p>0.6772865203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21cm" svg:height="5.806cm" xlink:href=".." xlink:type="simple" chart:class="chart:line" chart:style-name="ch1">
        <chart:plot-area chart:style-name="ch2" table:cell-range-address="aArS.B3:aArS.B14 aArS.M3:aArS.M14" svg:x="0.206cm" svg:y="0.116cm" svg:width="9.909cm" svg:height="5.574cm">
          <chartooo:coordinate-region svg:x="0.933cm" svg:y="0.315cm" svg:width="8.995cm" svg:height="4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:aArS.B14" chart:class="chart:line">
            <chart:data-point chart:repeated="12"/>
          </chart:series>
          <chart:series chart:style-name="ch6" chart:values-cell-range-address="aArS.M3:aArS.M14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ArS.B3:aArS.B14</svg:desc>
                </draw:g>
              </table:table-cell>
              <table:table-cell office:value-type="float" office:value="0.502788350422342">
                <text:p>0.502788350422342</text:p>
                <draw:g>
                  <svg:desc>aArS.M3:aArS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1168814669397">
                <text:p>0.501168814669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5869275778015">
                <text:p>0.635869275778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97042704234052">
                <text:p>0.597042704234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484508617804763">
                <text:p>0.484508617804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34199090966642">
                <text:p>0.534199090966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00986251216497">
                <text:p>0.50098625121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88090795971665">
                <text:p>0.488090795971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14692342335679">
                <text:p>0.414692342335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47385630841748">
                <text:p>0.4738563084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67810410814337">
                <text:p>0.567810410814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06034914959709">
                <text:p>0.5060349149597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83cm" svg:height="5.334cm" xlink:href=".." xlink:type="simple" chart:class="chart:line" chart:style-name="ch1">
        <chart:plot-area chart:style-name="ch2" table:cell-range-address="aArS.B20:aArS.B30 aArS.M20:aArS.M30" svg:x="0.189cm" svg:y="0.106cm" svg:width="9.105cm" svg:height="5.122cm">
          <chartooo:coordinate-region svg:x="0.916cm" svg:y="0.305cm" svg:width="8.191cm" svg:height="4.27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20:aArS.B30" chart:class="chart:line">
            <chart:data-point chart:repeated="11"/>
          </chart:series>
          <chart:series chart:style-name="ch6" chart:values-cell-range-address="aArS.M20:aArS.M30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ArS.B20:aArS.B30</svg:desc>
                </draw:g>
              </table:table-cell>
              <table:table-cell office:value-type="float" office:value="0.688704225555131">
                <text:p>0.688704225555131</text:p>
                <draw:g>
                  <svg:desc>aArS.M20:aArS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638767948743671">
                <text:p>0.638767948743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73406329772147">
                <text:p>0.573406329772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7210752153695">
                <text:p>0.297210752153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9521988811746">
                <text:p>0.29952198881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0783550459905">
                <text:p>0.330783550459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3318211487074">
                <text:p>0.353318211487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6428597232759">
                <text:p>0.356428597232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568572179278">
                <text:p>0.32056857217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85359130389556">
                <text:p>0.585359130389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29513728950801">
                <text:p>0.4295137289508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allAtten.B53:allAtten.B74 allAtten.I53:allAtten.I74 allAtten.K53:allAtten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llAtten.B53:allAtten.B74" chart:class="chart:line">
            <chart:data-point chart:repeated="22"/>
          </chart:series>
          <chart:series chart:attached-axis="primary-y" chart:style-name="ch7" chart:values-cell-range-address="allAtten.I53:allAtten.I74" chart:class="chart:line">
            <chart:data-point chart:repeated="22"/>
          </chart:series>
          <chart:series chart:attached-axis="primary-y" chart:style-name="ch8" chart:values-cell-range-address="allAtten.K53:allAtten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llAtten.B53:allAtten.B74</svg:desc>
                </draw:g>
              </table:table-cell>
              <table:table-cell office:value-type="float" office:value="0.803587213320262">
                <text:p>0.803587213320262</text:p>
                <draw:g>
                  <svg:desc>allAtten.I53:allAtten.I74</svg:desc>
                </draw:g>
              </table:table-cell>
              <table:table-cell office:value-type="float" office:value="0.706194740261575">
                <text:p>0.706194740261575</text:p>
                <draw:g>
                  <svg:desc>allAtten.K53:allAtten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364cm" svg:height="3.58cm" xlink:href=".." xlink:type="simple" chart:class="chart:line" chart:style-name="ch1">
        <chart:plot-area chart:style-name="ch2" table:cell-range-address="aArS.B48:aArS.B54 aArS.M48:aArS.M54" svg:x="0.127cm" svg:y="0.071cm" svg:width="6.11cm" svg:height="3.438cm">
          <chartooo:coordinate-region svg:x="0.854cm" svg:y="0.27cm" svg:width="5.289cm" svg:height="2.59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48:aArS.B54" chart:class="chart:line">
            <chart:data-point chart:repeated="7"/>
          </chart:series>
          <chart:series chart:style-name="ch6" chart:values-cell-range-address="aArS.M48:aArS.M54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ArS.B48:aArS.B54</svg:desc>
                </draw:g>
              </table:table-cell>
              <table:table-cell office:value-type="float" office:value="0.629537574886329">
                <text:p>0.629537574886329</text:p>
                <draw:g>
                  <svg:desc>aArS.M48:aArS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53336322199806">
                <text:p>0.65333632219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703716203658963">
                <text:p>0.703716203658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82744886822672">
                <text:p>0.682744886822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462939616572">
                <text:p>0.667462939616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22622922636103">
                <text:p>0.522622922636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71039547851843">
                <text:p>0.7710395478518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57cm" svg:height="11.612cm" xlink:href=".." xlink:type="simple" chart:class="chart:line" chart:style-name="ch1">
        <chart:plot-area chart:style-name="ch2" table:cell-range-address="aArS.B83:aArS.B135 aArS.M83:aArS.M135" svg:x="0.425cm" svg:y="0.232cm" svg:width="20.407cm" svg:height="11.148cm">
          <chartooo:coordinate-region svg:x="1.152cm" svg:y="0.432cm" svg:width="19.493cm" svg:height="10.3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83:aArS.B135" chart:class="chart:line">
            <chart:data-point chart:repeated="53"/>
          </chart:series>
          <chart:series chart:style-name="ch6" chart:values-cell-range-address="aArS.M83:aArS.M135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ArS.B83:aArS.B135</svg:desc>
                </draw:g>
              </table:table-cell>
              <table:table-cell office:value-type="float" office:value="0.647051001152497">
                <text:p>0.647051001152497</text:p>
                <draw:g>
                  <svg:desc>aArS.M83:aArS.M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716608406393595">
                <text:p>0.716608406393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749320485055199">
                <text:p>0.749320485055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728065397090371">
                <text:p>0.728065397090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750632188596133">
                <text:p>0.750632188596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795651968652629">
                <text:p>0.795651968652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879662118258609">
                <text:p>0.879662118258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968995136679374">
                <text:p>0.96899513667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814357811827779">
                <text:p>0.814357811827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790427405646954">
                <text:p>0.790427405646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745569353978378">
                <text:p>0.745569353978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630660251766265">
                <text:p>0.630660251766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919610397893452">
                <text:p>0.919610397893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57456432087269">
                <text:p>0.85745643208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64732752372444">
                <text:p>0.864732752372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80326670964969">
                <text:p>0.8803266709649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84242072382946">
                <text:p>0.84242072382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80401399594494">
                <text:p>0.880401399594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845749715257391">
                <text:p>0.845749715257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55741003787879">
                <text:p>0.755741003787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77331207593341">
                <text:p>0.77331207593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44390153034906">
                <text:p>0.744390153034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37204724409449">
                <text:p>0.737204724409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42177253138467">
                <text:p>0.742177253138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33520255940185">
                <text:p>0.733520255940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34646055088868">
                <text:p>0.734646055088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5867613101856">
                <text:p>0.735867613101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680413644281517">
                <text:p>0.680413644281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37710744036619">
                <text:p>0.737710744036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829052209282889">
                <text:p>0.829052209282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858321010123991">
                <text:p>0.858321010123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846889796449666">
                <text:p>0.846889796449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18645850123963">
                <text:p>0.8186458501239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66517847292198">
                <text:p>0.766517847292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784792908798259">
                <text:p>0.784792908798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89303164699692">
                <text:p>0.789303164699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7898549082697">
                <text:p>0.78985490826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13018611410623">
                <text:p>0.8130186114106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allAtten.B43:allAtten.B49 allAtten.I43:allAtten.I49 allAtten.K43:allAtten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43:allAtten.B49" chart:class="chart:line">
            <chart:data-point chart:repeated="7"/>
          </chart:series>
          <chart:series chart:style-name="ch6" chart:values-cell-range-address="allAtten.I43:allAtten.I49" chart:class="chart:line">
            <chart:data-point chart:repeated="7"/>
          </chart:series>
          <chart:series chart:style-name="ch7" chart:values-cell-range-address="allAtten.K43:allAtten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allAtten.B43:allAtten.B49</svg:desc>
                </draw:g>
              </table:table-cell>
              <table:table-cell office:value-type="float" office:value="0.627541543250163">
                <text:p>0.627541543250163</text:p>
                <draw:g>
                  <svg:desc>allAtten.I43:allAtten.I49</svg:desc>
                </draw:g>
              </table:table-cell>
              <table:table-cell office:value-type="float" office:value="0.650478426882972">
                <text:p>0.650478426882972</text:p>
                <draw:g>
                  <svg:desc>allAtten.K43:allAtten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53cm" svg:height="11.257cm" xlink:href=".." xlink:type="simple" chart:class="chart:line" chart:style-name="ch1">
        <chart:plot-area chart:style-name="ch2" table:cell-range-address="allAtten.B78:allAtten.B130 allAtten.I78:allAtten.I130 allAtten.K78:allAtten.K130" svg:x="0.427cm" svg:y="0.225cm" svg:width="20.499cm" svg:height="10.807cm">
          <chartooo:coordinate-region svg:x="1.154cm" svg:y="0.424cm" svg:width="19.585cm" svg:height="9.96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aArS.B139:aArS.B151 aArS.M139:aArS.M151" svg:x="0.32cm" svg:y="0.18cm" svg:width="15.36cm" svg:height="8.64cm">
          <chartooo:coordinate-region svg:x="1.047cm" svg:y="0.38cm" svg:width="14.446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39:aArS.B151" chart:class="chart:line">
            <chart:data-point chart:repeated="13"/>
          </chart:series>
          <chart:series chart:style-name="ch6" chart:values-cell-range-address="aArS.M139:aArS.M15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ArS.B139:aArS.B151</svg:desc>
                </draw:g>
              </table:table-cell>
              <table:table-cell office:value-type="float" office:value="0.622853296745968">
                <text:p>0.622853296745968</text:p>
                <draw:g>
                  <svg:desc>aArS.M139:aArS.M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605279007192074">
                <text:p>0.605279007192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623012967413783">
                <text:p>0.62301296741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43446041946374">
                <text:p>0.643446041946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718547683566096">
                <text:p>0.71854768356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924543099346152">
                <text:p>0.924543099346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972303319734731">
                <text:p>0.972303319734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10865109226709">
                <text:p>0.710865109226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705187708876201">
                <text:p>0.705187708876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704946467256908">
                <text:p>0.704946467256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14114591576857">
                <text:p>0.714114591576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560153343961133">
                <text:p>0.560153343961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617655668719888">
                <text:p>0.61765566871988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34cm" svg:height="6.713cm" xlink:href=".." xlink:type="simple" chart:class="chart:line" chart:style-name="ch1">
        <chart:plot-area chart:style-name="ch2" table:cell-range-address="aArS.B155:aArS.B168 aArS.M155:aArS.M168" svg:x="0.238cm" svg:y="0.134cm" svg:width="11.458cm" svg:height="6.445cm">
          <chartooo:coordinate-region svg:x="0.965cm" svg:y="0.333cm" svg:width="10.544cm" svg:height="5.5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155:aArS.B168" chart:class="chart:line">
            <chart:data-point chart:repeated="14"/>
          </chart:series>
          <chart:series chart:style-name="ch6" chart:values-cell-range-address="aArS.M155:aArS.M168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ArS.B155:aArS.B168</svg:desc>
                </draw:g>
              </table:table-cell>
              <table:table-cell office:value-type="float" office:value="0.810440168644495">
                <text:p>0.810440168644495</text:p>
                <draw:g>
                  <svg:desc>aArS.M155:aArS.M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01461756462895">
                <text:p>0.801461756462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64496207619071">
                <text:p>0.64496207619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617629847252577">
                <text:p>0.617629847252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829711331465951">
                <text:p>0.829711331465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06676992328356">
                <text:p>0.806676992328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10043847629488">
                <text:p>0.710043847629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616489394031484">
                <text:p>0.616489394031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64118514756913">
                <text:p>0.64118514756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61820871557564">
                <text:p>0.461820871557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67054073080346">
                <text:p>0.667054073080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46811349221871">
                <text:p>0.646811349221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74295379321406">
                <text:p>0.77429537932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404363355536249">
                <text:p>0.40436335553624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703cm" style:legend-expansion="high" chart:style-name="ch2"/>
        <chart:plot-area chart:style-name="ch3" table:cell-range-address="aArS.B58:aArS.B79 aArS.L58:aArS.M79" svg:x="0.32cm" svg:y="0.18cm" svg:width="12.455cm" svg:height="8.64cm">
          <chartooo:coordinate-region svg:x="1.047cm" svg:y="0.38cm" svg:width="11.54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ArS.B58:aArS.B79" chart:class="chart:line">
            <chart:data-point chart:repeated="22"/>
          </chart:series>
          <chart:series chart:style-name="ch7" chart:values-cell-range-address="aArS.L58:aArS.L79" chart:class="chart:line">
            <chart:data-point chart:repeated="22"/>
          </chart:series>
          <chart:series chart:style-name="ch8" chart:values-cell-range-address="aArS.M58:aArS.M79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aArS.B58:aArS.B79</svg:desc>
                </draw:g>
              </table:table-cell>
              <table:table-cell office:value-type="float" office:value="0.957744003051334">
                <text:p>0.957744003051334</text:p>
                <draw:g>
                  <svg:desc>aArS.L58:aArS.L79</svg:desc>
                </draw:g>
              </table:table-cell>
              <table:table-cell office:value-type="float" office:value="0.676353777471918">
                <text:p>0.676353777471918</text:p>
                <draw:g>
                  <svg:desc>aArS.M58:aArS.M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1.02971965888064">
                <text:p>1.02971965888064</text:p>
              </table:table-cell>
              <table:table-cell office:value-type="float" office:value="0.502491013151593">
                <text:p>0.50249101315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1.0371766768961">
                <text:p>1.0371766768961</text:p>
              </table:table-cell>
              <table:table-cell office:value-type="float" office:value="0.414242678857292">
                <text:p>0.41424267885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979565879591318">
                <text:p>0.979565879591318</text:p>
              </table:table-cell>
              <table:table-cell office:value-type="float" office:value="0.331172728886434">
                <text:p>0.33117272888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998110770795413">
                <text:p>0.998110770795413</text:p>
              </table:table-cell>
              <table:table-cell office:value-type="float" office:value="0.350720080816691">
                <text:p>0.35072008081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1.03054327325523">
                <text:p>1.03054327325523</text:p>
              </table:table-cell>
              <table:table-cell office:value-type="float" office:value="0.478399031290871">
                <text:p>0.47839903129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1.02437998945529">
                <text:p>1.02437998945529</text:p>
              </table:table-cell>
              <table:table-cell office:value-type="float" office:value="0.542031541230066">
                <text:p>0.54203154123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964495572019439">
                <text:p>0.964495572019439</text:p>
              </table:table-cell>
              <table:table-cell office:value-type="float" office:value="0.423734314517937">
                <text:p>0.423734314517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950677471318882">
                <text:p>0.950677471318882</text:p>
              </table:table-cell>
              <table:table-cell office:value-type="float" office:value="0.399778584328443">
                <text:p>0.399778584328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1.02073641197339">
                <text:p>1.02073641197339</text:p>
              </table:table-cell>
              <table:table-cell office:value-type="float" office:value="0.432928178124648">
                <text:p>0.43292817812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1.06468273319715">
                <text:p>1.06468273319715</text:p>
              </table:table-cell>
              <table:table-cell office:value-type="float" office:value="0.305400088118304">
                <text:p>0.305400088118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1.04930350460157">
                <text:p>1.04930350460157</text:p>
              </table:table-cell>
              <table:table-cell office:value-type="float" office:value="0.245311671868755">
                <text:p>0.245311671868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1.04843635840989">
                <text:p>1.04843635840989</text:p>
              </table:table-cell>
              <table:table-cell office:value-type="float" office:value="0.253105494402828">
                <text:p>0.253105494402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980199764982373">
                <text:p>0.980199764982373</text:p>
              </table:table-cell>
              <table:table-cell office:value-type="float" office:value="0.269141466791794">
                <text:p>0.269141466791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993359276585024">
                <text:p>0.993359276585024</text:p>
              </table:table-cell>
              <table:table-cell office:value-type="float" office:value="0.310442236308612">
                <text:p>0.31044223630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1.05313062015235">
                <text:p>1.05313062015235</text:p>
              </table:table-cell>
              <table:table-cell office:value-type="float" office:value="0.403711778699983">
                <text:p>0.403711778699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994880471507001">
                <text:p>0.994880471507001</text:p>
              </table:table-cell>
              <table:table-cell office:value-type="float" office:value="0.486984674785848">
                <text:p>0.48698467478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1.07002053239112">
                <text:p>1.07002053239112</text:p>
              </table:table-cell>
              <table:table-cell office:value-type="float" office:value="0.629642365521634">
                <text:p>0.62964236552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1.03263843895177">
                <text:p>1.03263843895177</text:p>
              </table:table-cell>
              <table:table-cell office:value-type="float" office:value="0.67728652033015">
                <text:p>0.67728652033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987780279293137">
                <text:p>0.987780279293137</text:p>
              </table:table-cell>
              <table:table-cell office:value-type="float" office:value="0.595723035300905">
                <text:p>0.59572303530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1.02511421279284">
                <text:p>1.02511421279284</text:p>
              </table:table-cell>
              <table:table-cell office:value-type="float" office:value="0.696517942880233">
                <text:p>0.696517942880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998554238565644">
                <text:p>0.998554238565644</text:p>
              </table:table-cell>
              <table:table-cell office:value-type="float" office:value="0.619423622153904">
                <text:p>0.61942362215390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allAtten.B32:allAtten.B39 allAtten.I32:allAtten.I39 allAtten.K32:allAtten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2:allAtten.B39" chart:class="chart:line">
            <chart:data-point chart:repeated="8"/>
          </chart:series>
          <chart:series chart:style-name="ch6" chart:values-cell-range-address="allAtten.I32:allAtten.I39" chart:class="chart:line">
            <chart:data-point chart:repeated="8"/>
          </chart:series>
          <chart:series chart:style-name="ch7" chart:values-cell-range-address="allAtten.K32:allAtten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llAtten.B32:allAtten.B39</svg:desc>
                </draw:g>
              </table:table-cell>
              <table:table-cell office:value-type="float" office:value="0.531468234143645">
                <text:p>0.531468234143645</text:p>
                <draw:g>
                  <svg:desc>allAtten.I32:allAtten.I39</svg:desc>
                </draw:g>
              </table:table-cell>
              <table:table-cell office:value-type="float" office:value="0.359403246848932">
                <text:p>0.359403246848932</text:p>
                <draw:g>
                  <svg:desc>allAtten.K32:allAtten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allAtten.B18:allAtten.B28 allAtten.I18:allAtten.I28 allAtten.K18:allAtten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8:allAtten.B28" chart:class="chart:line">
            <chart:data-point chart:repeated="11"/>
          </chart:series>
          <chart:series chart:style-name="ch6" chart:values-cell-range-address="allAtten.I18:allAtten.I28" chart:class="chart:line">
            <chart:data-point chart:repeated="11"/>
          </chart:series>
          <chart:series chart:style-name="ch7" chart:values-cell-range-address="allAtten.K18:allAtten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allAtten.B18:allAtten.B28</svg:desc>
                </draw:g>
              </table:table-cell>
              <table:table-cell office:value-type="float" office:value="0.725884308558902">
                <text:p>0.725884308558902</text:p>
                <draw:g>
                  <svg:desc>allAtten.I18:allAtten.I28</svg:desc>
                </draw:g>
              </table:table-cell>
              <table:table-cell office:value-type="float" office:value="0.720715526374585">
                <text:p>0.720715526374585</text:p>
                <draw:g>
                  <svg:desc>allAtten.K18:allAtten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allAtten.B3:allAtten.B14 allAtten.I3:allAtten.I14 allAtten.K3:allAtten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3:allAtten.B14" chart:class="chart:line">
            <chart:data-point chart:repeated="12"/>
          </chart:series>
          <chart:series chart:style-name="ch6" chart:values-cell-range-address="allAtten.I3:allAtten.I14" chart:class="chart:line">
            <chart:data-point chart:repeated="12"/>
          </chart:series>
          <chart:series chart:style-name="ch7" chart:values-cell-range-address="allAtten.K3:allAtten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allAtten.B3:allAtten.B14</svg:desc>
                </draw:g>
              </table:table-cell>
              <table:table-cell office:value-type="float" office:value="0.50478536526269">
                <text:p>0.50478536526269</text:p>
                <draw:g>
                  <svg:desc>allAtten.I3:allAtten.I14</svg:desc>
                </draw:g>
              </table:table-cell>
              <table:table-cell office:value-type="float" office:value="0.455863313943947">
                <text:p>0.455863313943947</text:p>
                <draw:g>
                  <svg:desc>allAtten.K3:allAtten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59cm" svg:height="10.615cm" xlink:href=".." xlink:type="simple" chart:class="chart:line" chart:style-name="ch1">
        <chart:plot-area chart:style-name="ch2" table:cell-range-address="allAtten.B78:allAtten.B130 allAtten.I78:allAtten.I130 allAtten.K78:allAtten.K130" svg:x="0.383cm" svg:y="0.212cm" svg:width="18.393cm" svg:height="10.191cm">
          <chartooo:coordinate-region svg:x="1.11cm" svg:y="0.411cm" svg:width="17.479cm" svg:height="8.9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78:allAtten.B130" chart:class="chart:line">
            <chart:data-point chart:repeated="53"/>
          </chart:series>
          <chart:series chart:style-name="ch6" chart:values-cell-range-address="allAtten.I78:allAtten.I130" chart:class="chart:line">
            <chart:data-point chart:repeated="53"/>
          </chart:series>
          <chart:series chart:style-name="ch7" chart:values-cell-range-address="allAtten.K78:allAtten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allAtten.B78:allAtten.B130</svg:desc>
                </draw:g>
              </table:table-cell>
              <table:table-cell office:value-type="float" office:value="0.744895602881256">
                <text:p>0.744895602881256</text:p>
                <draw:g>
                  <svg:desc>allAtten.I78:allAtten.I130</svg:desc>
                </draw:g>
              </table:table-cell>
              <table:table-cell office:value-type="float" office:value="0.633240035968034">
                <text:p>0.633240035968034</text:p>
                <draw:g>
                  <svg:desc>allAtten.K78:allAtten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allAtten.B134:allAtten.B146 allAtten.I134:allAtten.I146 allAtten.K134:allAtten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34:allAtten.B146" chart:class="chart:line">
            <chart:data-point chart:repeated="13"/>
          </chart:series>
          <chart:series chart:style-name="ch6" chart:values-cell-range-address="allAtten.I134:allAtten.I146" chart:class="chart:line">
            <chart:data-point chart:repeated="13"/>
          </chart:series>
          <chart:series chart:style-name="ch7" chart:values-cell-range-address="allAtten.K134:allAtten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allAtten.B134:allAtten.B146</svg:desc>
                </draw:g>
              </table:table-cell>
              <table:table-cell office:value-type="float" office:value="0.674572658221017">
                <text:p>0.674572658221017</text:p>
                <draw:g>
                  <svg:desc>allAtten.I134:allAtten.I146</svg:desc>
                </draw:g>
              </table:table-cell>
              <table:table-cell office:value-type="float" office:value="0.647182168836884">
                <text:p>0.647182168836884</text:p>
                <draw:g>
                  <svg:desc>allAtten.K134:allAtten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allAtten.B150:allAtten.B163 allAtten.I150:allAtten.I163 allAtten.K150:allAtten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llAtten.B150:allAtten.B163" chart:class="chart:line">
            <chart:data-point chart:repeated="14"/>
          </chart:series>
          <chart:series chart:style-name="ch6" chart:values-cell-range-address="allAtten.I150:allAtten.I163" chart:class="chart:line">
            <chart:data-point chart:repeated="14"/>
          </chart:series>
          <chart:series chart:style-name="ch7" chart:values-cell-range-address="allAtten.K150:allAtten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allAtten.B150:allAtten.B163</svg:desc>
                </draw:g>
              </table:table-cell>
              <table:table-cell office:value-type="float" office:value="0.863222409253744">
                <text:p>0.863222409253744</text:p>
                <draw:g>
                  <svg:desc>allAtten.I150:allAtten.I163</svg:desc>
                </draw:g>
              </table:table-cell>
              <table:table-cell office:value-type="float" office:value="0.813921310087741">
                <text:p>0.813921310087741</text:p>
                <draw:g>
                  <svg:desc>allAtten.K150:allAtten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064cm" svg:height="3.974cm" xlink:href=".." xlink:type="simple" chart:class="chart:line" chart:style-name="ch1">
        <chart:plot-area chart:style-name="ch2" table:cell-range-address="aArS.B36:aArS.B43 aArS.M36:aArS.M43" svg:x="0.141cm" svg:y="0.079cm" svg:width="6.782cm" svg:height="3.816cm">
          <chartooo:coordinate-region svg:x="0.868cm" svg:y="0.278cm" svg:width="5.961cm" svg:height="2.9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ArS.B36:aArS.B43" chart:class="chart:line">
            <chart:data-point chart:repeated="8"/>
          </chart:series>
          <chart:series chart:style-name="ch6" chart:values-cell-range-address="aArS.M36:aArS.M43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aArS.B36:aArS.B43</svg:desc>
                </draw:g>
              </table:table-cell>
              <table:table-cell office:value-type="float" office:value="0.320301354351153">
                <text:p>0.320301354351153</text:p>
                <draw:g>
                  <svg:desc>aArS.M36:aArS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70229583017117">
                <text:p>0.370229583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97861496671082">
                <text:p>0.297861496671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3075489848371">
                <text:p>0.38307548984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5885106197005">
                <text:p>0.35885106197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14378053821278">
                <text:p>0.314378053821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5626653968439">
                <text:p>0.335626653968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18334509865547">
                <text:p>0.3183345098655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